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17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30.67mm"/>
    </style:style>
    <style:style style:name="co4" style:family="table-column">
      <style:table-column-properties fo:break-before="auto" style:column-width="29.0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2.65mm"/>
    </style:style>
    <style:style style:name="co7" style:family="table-column">
      <style:table-column-properties fo:break-before="auto" style:column-width="31.5mm"/>
    </style:style>
    <style:style style:name="co8" style:family="table-column">
      <style:table-column-properties fo:break-before="auto" style:column-width="3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ce1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2.262394099" calcext:value-type="float">
            <text:p>2,262394099</text:p>
          </table:table-cell>
          <table:table-cell office:value-type="float" office:value="1.384092281" calcext:value-type="float">
            <text:p>1,384092281</text:p>
          </table:table-cell>
          <table:table-cell office:value-type="float" office:value="1.303441642" calcext:value-type="float">
            <text:p>1,303441642</text:p>
          </table:table-cell>
          <table:table-cell office:value-type="float" office:value="1.308500869" calcext:value-type="float">
            <text:p>1,308500869</text:p>
          </table:table-cell>
          <table:table-cell office:value-type="float" office:value="1.320197348" calcext:value-type="float">
            <text:p>1,320197348</text:p>
          </table:table-cell>
          <table:table-cell office:value-type="float" office:value="1.328390222" calcext:value-type="float">
            <text:p>1,328390222</text:p>
          </table:table-cell>
          <table:table-cell office:value-type="float" office:value="1.315343436" calcext:value-type="float">
            <text:p>1,315343436</text:p>
          </table:table-cell>
          <table:table-cell office:value-type="float" office:value="1.319072538" calcext:value-type="float">
            <text:p>1,319072538</text:p>
          </table:table-cell>
          <table:table-cell office:value-type="float" office:value="1.305717634" calcext:value-type="float">
            <text:p>1,305717634</text:p>
          </table:table-cell>
          <table:table-cell office:value-type="float" office:value="1.304440534" calcext:value-type="float">
            <text:p>1,304440534</text:p>
          </table:table-cell>
          <table:table-cell/>
          <table:table-cell table:formula="of:=TRIMMEAN([.B2:.K2];0.2)" office:value-type="float" office:value="1.32321935775" calcext:value-type="float">
            <text:p>1,3232193578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.681941094" calcext:value-type="float">
            <text:p>1,681941094</text:p>
          </table:table-cell>
          <table:table-cell office:value-type="float" office:value="1.446856316" calcext:value-type="float">
            <text:p>1,446856316</text:p>
          </table:table-cell>
          <table:table-cell office:value-type="float" office:value="1.439155859" calcext:value-type="float">
            <text:p>1,439155859</text:p>
          </table:table-cell>
          <table:table-cell office:value-type="float" office:value="1.443673182" calcext:value-type="float">
            <text:p>1,443673182</text:p>
          </table:table-cell>
          <table:table-cell office:value-type="float" office:value="1.436412553" calcext:value-type="float">
            <text:p>1,436412553</text:p>
          </table:table-cell>
          <table:table-cell office:value-type="float" office:value="1.451729811" calcext:value-type="float">
            <text:p>1,451729811</text:p>
          </table:table-cell>
          <table:table-cell office:value-type="float" office:value="1.44030253" calcext:value-type="float">
            <text:p>1,44030253</text:p>
          </table:table-cell>
          <table:table-cell office:value-type="float" office:value="1.438542631" calcext:value-type="float">
            <text:p>1,438542631</text:p>
          </table:table-cell>
          <table:table-cell office:value-type="float" office:value="1.447471199" calcext:value-type="float">
            <text:p>1,447471199</text:p>
          </table:table-cell>
          <table:table-cell office:value-type="float" office:value="1.446453451" calcext:value-type="float">
            <text:p>1,446453451</text:p>
          </table:table-cell>
          <table:table-cell/>
          <table:table-cell table:formula="of:=TRIMMEAN([.B3:.K3];0.2)" office:value-type="float" office:value="1.444273122375" calcext:value-type="float">
            <text:p>1,4442731224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1.803222084" calcext:value-type="float">
            <text:p>21,803222084</text:p>
          </table:table-cell>
          <table:table-cell office:value-type="float" office:value="19.5708395" calcext:value-type="float">
            <text:p>19,5708395</text:p>
          </table:table-cell>
          <table:table-cell office:value-type="float" office:value="19.547672528" calcext:value-type="float">
            <text:p>19,547672528</text:p>
          </table:table-cell>
          <table:table-cell office:value-type="float" office:value="19.610712084" calcext:value-type="float">
            <text:p>19,610712084</text:p>
          </table:table-cell>
          <table:table-cell office:value-type="float" office:value="19.572138416" calcext:value-type="float">
            <text:p>19,572138416</text:p>
          </table:table-cell>
          <table:table-cell office:value-type="float" office:value="19.557085004" calcext:value-type="float">
            <text:p>19,557085004</text:p>
          </table:table-cell>
          <table:table-cell office:value-type="float" office:value="19.572519048" calcext:value-type="float">
            <text:p>19,572519048</text:p>
          </table:table-cell>
          <table:table-cell office:value-type="float" office:value="19.629547623" calcext:value-type="float">
            <text:p>19,629547623</text:p>
          </table:table-cell>
          <table:table-cell office:value-type="float" office:value="19.554921042" calcext:value-type="float">
            <text:p>19,554921042</text:p>
          </table:table-cell>
          <table:table-cell office:value-type="float" office:value="19.547795498" calcext:value-type="float">
            <text:p>19,547795498</text:p>
          </table:table-cell>
          <table:table-cell/>
          <table:table-cell table:formula="of:=TRIMMEAN([.B4:.K4];0.2)" office:value-type="float" office:value="19.576944776875" calcext:value-type="float">
            <text:p>19,5769447769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0.368674535" calcext:value-type="float">
            <text:p>10,368674535</text:p>
          </table:table-cell>
          <table:table-cell office:value-type="float" office:value="8.880703934" calcext:value-type="float">
            <text:p>8,880703934</text:p>
          </table:table-cell>
          <table:table-cell office:value-type="float" office:value="8.849884724" calcext:value-type="float">
            <text:p>8,849884724</text:p>
          </table:table-cell>
          <table:table-cell office:value-type="float" office:value="8.846191019" calcext:value-type="float">
            <text:p>8,846191019</text:p>
          </table:table-cell>
          <table:table-cell office:value-type="float" office:value="8.892350529" calcext:value-type="float">
            <text:p>8,892350529</text:p>
          </table:table-cell>
          <table:table-cell office:value-type="float" office:value="8.857264617" calcext:value-type="float">
            <text:p>8,857264617</text:p>
          </table:table-cell>
          <table:table-cell office:value-type="float" office:value="8.863445956" calcext:value-type="float">
            <text:p>8,863445956</text:p>
          </table:table-cell>
          <table:table-cell office:value-type="float" office:value="8.853617533" calcext:value-type="float">
            <text:p>8,853617533</text:p>
          </table:table-cell>
          <table:table-cell office:value-type="float" office:value="8.842129924" calcext:value-type="float">
            <text:p>8,842129924</text:p>
          </table:table-cell>
          <table:table-cell office:value-type="float" office:value="8.842247209" calcext:value-type="float">
            <text:p>8,842247209</text:p>
          </table:table-cell>
          <table:table-cell/>
          <table:table-cell table:formula="of:=TRIMMEAN([.B5:.K5];0.2)" office:value-type="float" office:value="8.860713190125" calcext:value-type="float">
            <text:p>8,8607131901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.461675901" calcext:value-type="float">
            <text:p>2,461675901</text:p>
          </table:table-cell>
          <table:table-cell office:value-type="float" office:value="2.311803632" calcext:value-type="float">
            <text:p>2,311803632</text:p>
          </table:table-cell>
          <table:table-cell office:value-type="float" office:value="2.330249235" calcext:value-type="float">
            <text:p>2,330249235</text:p>
          </table:table-cell>
          <table:table-cell office:value-type="float" office:value="2.320047428" calcext:value-type="float">
            <text:p>2,320047428</text:p>
          </table:table-cell>
          <table:table-cell office:value-type="float" office:value="2.315679202" calcext:value-type="float">
            <text:p>2,315679202</text:p>
          </table:table-cell>
          <table:table-cell office:value-type="float" office:value="2.322922368" calcext:value-type="float">
            <text:p>2,322922368</text:p>
          </table:table-cell>
          <table:table-cell office:value-type="float" office:value="2.32134698" calcext:value-type="float">
            <text:p>2,32134698</text:p>
          </table:table-cell>
          <table:table-cell office:value-type="float" office:value="2.333176919" calcext:value-type="float">
            <text:p>2,333176919</text:p>
          </table:table-cell>
          <table:table-cell office:value-type="float" office:value="2.30699789" calcext:value-type="float">
            <text:p>2,30699789</text:p>
          </table:table-cell>
          <table:table-cell office:value-type="float" office:value="2.317133433" calcext:value-type="float">
            <text:p>2,317133433</text:p>
          </table:table-cell>
          <table:table-cell/>
          <table:table-cell table:formula="of:=TRIMMEAN([.B6:.K6];0.2)" office:value-type="float" office:value="2.321544899625" calcext:value-type="float">
            <text:p>2,3215448996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33.084153508" calcext:value-type="float">
            <text:p>33,084153508</text:p>
          </table:table-cell>
          <table:table-cell office:value-type="float" office:value="30.828242309" calcext:value-type="float">
            <text:p>30,828242309</text:p>
          </table:table-cell>
          <table:table-cell office:value-type="float" office:value="30.781633616" calcext:value-type="float">
            <text:p>30,781633616</text:p>
          </table:table-cell>
          <table:table-cell office:value-type="float" office:value="30.759682376" calcext:value-type="float">
            <text:p>30,759682376</text:p>
          </table:table-cell>
          <table:table-cell office:value-type="float" office:value="30.805694362" calcext:value-type="float">
            <text:p>30,805694362</text:p>
          </table:table-cell>
          <table:table-cell office:value-type="float" office:value="30.749287877" calcext:value-type="float">
            <text:p>30,749287877</text:p>
          </table:table-cell>
          <table:table-cell office:value-type="float" office:value="31.061357582" calcext:value-type="float">
            <text:p>31,061357582</text:p>
          </table:table-cell>
          <table:table-cell office:value-type="float" office:value="30.758489526" calcext:value-type="float">
            <text:p>30,758489526</text:p>
          </table:table-cell>
          <table:table-cell office:value-type="float" office:value="30.778235371" calcext:value-type="float">
            <text:p>30,778235371</text:p>
          </table:table-cell>
          <table:table-cell office:value-type="float" office:value="30.783187689" calcext:value-type="float">
            <text:p>30,783187689</text:p>
          </table:table-cell>
          <table:table-cell/>
          <table:table-cell table:formula="of:=TRIMMEAN([.B7:.K7];0.2)" office:value-type="float" office:value="30.819565353875" calcext:value-type="float">
            <text:p>30,819565353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1243117" calcext:value-type="float">
            <text:p>0,001243117</text:p>
          </table:table-cell>
          <table:table-cell table:style-name="ce2" office:value-type="float" office:value="0.000687414" calcext:value-type="float">
            <text:p>6,87E-004</text:p>
          </table:table-cell>
          <table:table-cell table:style-name="ce2" office:value-type="float" office:value="0.000619942" calcext:value-type="float">
            <text:p>6,20E-004</text:p>
          </table:table-cell>
          <table:table-cell table:style-name="ce2" office:value-type="float" office:value="0.000624947" calcext:value-type="float">
            <text:p>6,25E-004</text:p>
          </table:table-cell>
          <table:table-cell table:style-name="ce2" office:value-type="float" office:value="0.000676023" calcext:value-type="float">
            <text:p>6,76E-004</text:p>
          </table:table-cell>
          <table:table-cell table:style-name="ce2" office:value-type="float" office:value="0.000541618" calcext:value-type="float">
            <text:p>5,42E-004</text:p>
          </table:table-cell>
          <table:table-cell table:style-name="ce2" office:value-type="float" office:value="0.000703153" calcext:value-type="float">
            <text:p>7,03E-004</text:p>
          </table:table-cell>
          <table:table-cell table:style-name="ce2" office:value-type="float" office:value="0.000525102" calcext:value-type="float">
            <text:p>5,25E-004</text:p>
          </table:table-cell>
          <table:table-cell table:style-name="ce2" office:value-type="float" office:value="0.000619307" calcext:value-type="float">
            <text:p>6,19E-004</text:p>
          </table:table-cell>
          <table:table-cell table:style-name="ce2" office:value-type="float" office:value="0.000620516" calcext:value-type="float">
            <text:p>6,21E-004</text:p>
          </table:table-cell>
          <table:table-cell/>
          <table:table-cell table:formula="of:=TRIMMEAN([.B10:.K10];0.2)" office:value-type="float" office:value="0.000364426" calcext:value-type="float">
            <text:p>0,000364426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table:style-name="ce2" office:value-type="float" office:value="0.000587197" calcext:value-type="float">
            <text:p>5,87E-004</text:p>
          </table:table-cell>
          <table:table-cell table:style-name="ce2" office:value-type="float" office:value="0.000320587" calcext:value-type="float">
            <text:p>3,21E-004</text:p>
          </table:table-cell>
          <table:table-cell table:style-name="ce2" office:value-type="float" office:value="0.000321376" calcext:value-type="float">
            <text:p>3,21E-004</text:p>
          </table:table-cell>
          <table:table-cell table:style-name="ce2" office:value-type="float" office:value="0.000410099" calcext:value-type="float">
            <text:p>4,10E-004</text:p>
          </table:table-cell>
          <table:table-cell table:style-name="ce2" office:value-type="float" office:value="0.000332989" calcext:value-type="float">
            <text:p>3,33E-004</text:p>
          </table:table-cell>
          <table:table-cell table:style-name="ce2" office:value-type="float" office:value="0.000302215" calcext:value-type="float">
            <text:p>3,02E-004</text:p>
          </table:table-cell>
          <table:table-cell table:style-name="ce2" office:value-type="float" office:value="0.000368042" calcext:value-type="float">
            <text:p>3,68E-004</text:p>
          </table:table-cell>
          <table:table-cell table:style-name="ce2" office:value-type="float" office:value="0.000356336" calcext:value-type="float">
            <text:p>3,56E-004</text:p>
          </table:table-cell>
          <table:table-cell table:style-name="ce2" office:value-type="float" office:value="0.000396843" calcext:value-type="float">
            <text:p>3,97E-004</text:p>
          </table:table-cell>
          <table:table-cell table:style-name="ce2" office:value-type="float" office:value="0.000409136" calcext:value-type="float">
            <text:p>4,09E-004</text:p>
          </table:table-cell>
          <table:table-cell/>
          <table:table-cell table:formula="of:=TRIMMEAN([.B11:.K11];0.2)" office:value-type="float" office:value="0.00033974775" calcext:value-type="float">
            <text:p>0,0003397478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style-name="ce2" office:value-type="float" office:value="0.000395075" calcext:value-type="float">
            <text:p>3,95E-004</text:p>
          </table:table-cell>
          <table:table-cell table:style-name="ce2" office:value-type="float" office:value="0.000322832" calcext:value-type="float">
            <text:p>3,23E-004</text:p>
          </table:table-cell>
          <table:table-cell table:style-name="ce2" office:value-type="float" office:value="0.000365493" calcext:value-type="float">
            <text:p>3,65E-004</text:p>
          </table:table-cell>
          <table:table-cell table:style-name="ce2" office:value-type="float" office:value="0.000387823" calcext:value-type="float">
            <text:p>3,88E-004</text:p>
          </table:table-cell>
          <table:table-cell table:style-name="ce2" office:value-type="float" office:value="0.000358832" calcext:value-type="float">
            <text:p>3,59E-004</text:p>
          </table:table-cell>
          <table:table-cell table:style-name="ce2" office:value-type="float" office:value="0.000283114" calcext:value-type="float">
            <text:p>2,83E-004</text:p>
          </table:table-cell>
          <table:table-cell table:style-name="ce2" office:value-type="float" office:value="0.00035691" calcext:value-type="float">
            <text:p>3,57E-004</text:p>
          </table:table-cell>
          <table:table-cell table:style-name="ce2" office:value-type="float" office:value="0.000331032" calcext:value-type="float">
            <text:p>3,31E-004</text:p>
          </table:table-cell>
          <table:table-cell table:style-name="ce2" office:value-type="float" office:value="0.000311946" calcext:value-type="float">
            <text:p>3,12E-004</text:p>
          </table:table-cell>
          <table:table-cell table:style-name="ce2" office:value-type="float" office:value="0.000273065" calcext:value-type="float">
            <text:p>2,73E-004</text:p>
          </table:table-cell>
          <table:table-cell/>
          <table:table-cell table:formula="of:=TRIMMEAN([.B12:.K12];0.2)" office:value-type="float" office:value="0.000305847" calcext:value-type="float">
            <text:p>0,000305847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style-name="ce2" office:value-type="float" office:value="0.000370801" calcext:value-type="float">
            <text:p>3,71E-004</text:p>
          </table:table-cell>
          <table:table-cell table:style-name="ce2" office:value-type="float" office:value="0.000303106" calcext:value-type="float">
            <text:p>3,03E-004</text:p>
          </table:table-cell>
          <table:table-cell table:style-name="ce2" office:value-type="float" office:value="0.003140177" calcext:value-type="float">
            <text:p>3,14E-003</text:p>
          </table:table-cell>
          <table:table-cell table:style-name="ce2" office:value-type="float" office:value="0.000338845" calcext:value-type="float">
            <text:p>3,39E-004</text:p>
          </table:table-cell>
          <table:table-cell table:style-name="ce2" office:value-type="float" office:value="0.000294219" calcext:value-type="float">
            <text:p>2,94E-004</text:p>
          </table:table-cell>
          <table:table-cell table:style-name="ce2" office:value-type="float" office:value="0.000282999" calcext:value-type="float">
            <text:p>2,83E-004</text:p>
          </table:table-cell>
          <table:table-cell table:style-name="ce2" office:value-type="float" office:value="0.000294671" calcext:value-type="float">
            <text:p>2,95E-004</text:p>
          </table:table-cell>
          <table:table-cell table:style-name="ce2" office:value-type="float" office:value="0.000279565" calcext:value-type="float">
            <text:p>2,80E-004</text:p>
          </table:table-cell>
          <table:table-cell table:style-name="ce2" office:value-type="float" office:value="0.00028257" calcext:value-type="float">
            <text:p>2,83E-004</text:p>
          </table:table-cell>
          <table:table-cell table:style-name="ce2" office:value-type="float" office:value="0.000276907" calcext:value-type="float">
            <text:p>2,77E-004</text:p>
          </table:table-cell>
          <table:table-cell/>
          <table:table-cell table:formula="of:=TRIMMEAN([.B13:.K13];0.2)" office:value-type="float" office:value="0.0003182305" calcext:value-type="float">
            <text:p>0,0003182305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table:style-name="ce2" office:value-type="float" office:value="0.000357492" calcext:value-type="float">
            <text:p>3,57E-004</text:p>
          </table:table-cell>
          <table:table-cell table:style-name="ce2" office:value-type="float" office:value="0.000297252" calcext:value-type="float">
            <text:p>2,97E-004</text:p>
          </table:table-cell>
          <table:table-cell table:style-name="ce2" office:value-type="float" office:value="0.000525453" calcext:value-type="float">
            <text:p>5,25E-004</text:p>
          </table:table-cell>
          <table:table-cell table:style-name="ce2" office:value-type="float" office:value="0.000298938" calcext:value-type="float">
            <text:p>2,99E-004</text:p>
          </table:table-cell>
          <table:table-cell table:style-name="ce2" office:value-type="float" office:value="0.000327212" calcext:value-type="float">
            <text:p>3,27E-004</text:p>
          </table:table-cell>
          <table:table-cell table:style-name="ce2" office:value-type="float" office:value="0.000362065" calcext:value-type="float">
            <text:p>3,62E-004</text:p>
          </table:table-cell>
          <table:table-cell table:style-name="ce2" office:value-type="float" office:value="0.000298058" calcext:value-type="float">
            <text:p>2,98E-004</text:p>
          </table:table-cell>
          <table:table-cell table:style-name="ce2" office:value-type="float" office:value="0.000319388" calcext:value-type="float">
            <text:p>3,19E-004</text:p>
          </table:table-cell>
          <table:table-cell table:style-name="ce2" office:value-type="float" office:value="0.000285433" calcext:value-type="float">
            <text:p>2,85E-004</text:p>
          </table:table-cell>
          <table:table-cell table:style-name="ce2" office:value-type="float" office:value="0.000285439" calcext:value-type="float">
            <text:p>2,85E-004</text:p>
          </table:table-cell>
          <table:table-cell/>
          <table:table-cell table:formula="of:=TRIMMEAN([.B14:.K14];0.2)" office:value-type="float" office:value="0.0003216905" calcext:value-type="float">
            <text:p>0,0003216905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2" office:value-type="float" office:value="0.000342149" calcext:value-type="float">
            <text:p>3,42E-004</text:p>
          </table:table-cell>
          <table:table-cell table:style-name="ce2" office:value-type="float" office:value="0.00038224" calcext:value-type="float">
            <text:p>3,82E-004</text:p>
          </table:table-cell>
          <table:table-cell table:style-name="ce2" office:value-type="float" office:value="0.000389856" calcext:value-type="float">
            <text:p>3,90E-004</text:p>
          </table:table-cell>
          <table:table-cell table:style-name="ce2" office:value-type="float" office:value="0.000287071" calcext:value-type="float">
            <text:p>2,87E-004</text:p>
          </table:table-cell>
          <table:table-cell table:style-name="ce2" office:value-type="float" office:value="0.000346535" calcext:value-type="float">
            <text:p>3,47E-004</text:p>
          </table:table-cell>
          <table:table-cell table:style-name="ce2" office:value-type="float" office:value="0.000259803" calcext:value-type="float">
            <text:p>2,60E-004</text:p>
          </table:table-cell>
          <table:table-cell table:style-name="ce2" office:value-type="float" office:value="0.000321265" calcext:value-type="float">
            <text:p>3,21E-004</text:p>
          </table:table-cell>
          <table:table-cell table:style-name="ce2" office:value-type="float" office:value="0.000342211" calcext:value-type="float">
            <text:p>3,42E-004</text:p>
          </table:table-cell>
          <table:table-cell table:style-name="ce2" office:value-type="float" office:value="0.000268189" calcext:value-type="float">
            <text:p>2,68E-004</text:p>
          </table:table-cell>
          <table:table-cell table:style-name="ce2" office:value-type="float" office:value="0.000283864" calcext:value-type="float">
            <text:p>2,84E-004</text:p>
          </table:table-cell>
          <table:table-cell/>
          <table:table-cell table:formula="of:=TRIMMEAN([.B15:.K15];0.2)" office:value-type="float" office:value="0.0003182165" calcext:value-type="float">
            <text:p>0,0003182165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style-name="ce2" office:value-type="float" office:value="0.00034864" calcext:value-type="float">
            <text:p>3,49E-004</text:p>
          </table:table-cell>
          <table:table-cell table:style-name="ce2" office:value-type="float" office:value="0.000391793" calcext:value-type="float">
            <text:p>3,92E-004</text:p>
          </table:table-cell>
          <table:table-cell table:style-name="ce2" office:value-type="float" office:value="0.000326923" calcext:value-type="float">
            <text:p>3,27E-004</text:p>
          </table:table-cell>
          <table:table-cell table:style-name="ce2" office:value-type="float" office:value="0.000308578" calcext:value-type="float">
            <text:p>3,09E-004</text:p>
          </table:table-cell>
          <table:table-cell table:style-name="ce2" office:value-type="float" office:value="0.000343593" calcext:value-type="float">
            <text:p>3,44E-004</text:p>
          </table:table-cell>
          <table:table-cell table:style-name="ce2" office:value-type="float" office:value="0.000295956" calcext:value-type="float">
            <text:p>2,96E-004</text:p>
          </table:table-cell>
          <table:table-cell table:style-name="ce2" office:value-type="float" office:value="0.000356038" calcext:value-type="float">
            <text:p>3,56E-004</text:p>
          </table:table-cell>
          <table:table-cell table:style-name="ce2" office:value-type="float" office:value="0.000218198" calcext:value-type="float">
            <text:p>2,18E-004</text:p>
          </table:table-cell>
          <table:table-cell table:style-name="ce2" office:value-type="float" office:value="0.000273977" calcext:value-type="float">
            <text:p>2,74E-004</text:p>
          </table:table-cell>
          <table:table-cell table:style-name="ce2" office:value-type="float" office:value="0.000292027" calcext:value-type="float">
            <text:p>2,92E-004</text:p>
          </table:table-cell>
          <table:table-cell/>
          <table:table-cell table:formula="of:=TRIMMEAN([.B16:.K16];0.2)" office:value-type="float" office:value="0.000303948375" calcext:value-type="float">
            <text:p>0,0003039484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2" office:value-type="float" office:value="0.000298453" calcext:value-type="float">
            <text:p>2,98E-004</text:p>
          </table:table-cell>
          <table:table-cell table:style-name="ce2" office:value-type="float" office:value="0.000346462" calcext:value-type="float">
            <text:p>3,46E-004</text:p>
          </table:table-cell>
          <table:table-cell table:style-name="ce2" office:value-type="float" office:value="0.000351552" calcext:value-type="float">
            <text:p>3,52E-004</text:p>
          </table:table-cell>
          <table:table-cell table:style-name="ce2" office:value-type="float" office:value="0.000285293" calcext:value-type="float">
            <text:p>2,85E-004</text:p>
          </table:table-cell>
          <table:table-cell table:style-name="ce2" office:value-type="float" office:value="0.000281504" calcext:value-type="float">
            <text:p>2,82E-004</text:p>
          </table:table-cell>
          <table:table-cell table:style-name="ce2" office:value-type="float" office:value="0.000303604" calcext:value-type="float">
            <text:p>3,04E-004</text:p>
          </table:table-cell>
          <table:table-cell table:style-name="ce2" office:value-type="float" office:value="0.000339441" calcext:value-type="float">
            <text:p>3,39E-004</text:p>
          </table:table-cell>
          <table:table-cell table:style-name="ce2" office:value-type="float" office:value="0.000279749" calcext:value-type="float">
            <text:p>2,80E-004</text:p>
          </table:table-cell>
          <table:table-cell table:style-name="ce2" office:value-type="float" office:value="0.000220988" calcext:value-type="float">
            <text:p>2,21E-004</text:p>
          </table:table-cell>
          <table:table-cell table:style-name="ce2" office:value-type="float" office:value="0.000297081" calcext:value-type="float">
            <text:p>2,97E-004</text:p>
          </table:table-cell>
          <table:table-cell/>
          <table:table-cell table:formula="of:=TRIMMEAN([.B17:.K17];0.2)" office:value-type="float" office:value="0.00033893325" calcext:value-type="float">
            <text:p>0,0003389333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table:style-name="ce2" office:value-type="float" office:value="0.000366896" calcext:value-type="float">
            <text:p>3,67E-004</text:p>
          </table:table-cell>
          <table:table-cell table:style-name="ce2" office:value-type="float" office:value="0.000458282" calcext:value-type="float">
            <text:p>4,58E-004</text:p>
          </table:table-cell>
          <table:table-cell table:style-name="ce2" office:value-type="float" office:value="0.00029153" calcext:value-type="float">
            <text:p>2,92E-004</text:p>
          </table:table-cell>
          <table:table-cell table:style-name="ce2" office:value-type="float" office:value="0.000345076" calcext:value-type="float">
            <text:p>3,45E-004</text:p>
          </table:table-cell>
          <table:table-cell table:style-name="ce2" office:value-type="float" office:value="0.000397346" calcext:value-type="float">
            <text:p>3,97E-004</text:p>
          </table:table-cell>
          <table:table-cell table:style-name="ce2" office:value-type="float" office:value="0.000420019" calcext:value-type="float">
            <text:p>4,20E-004</text:p>
          </table:table-cell>
          <table:table-cell table:style-name="ce2" office:value-type="float" office:value="0.000307057" calcext:value-type="float">
            <text:p>3,07E-004</text:p>
          </table:table-cell>
          <table:table-cell table:style-name="ce2" office:value-type="float" office:value="0.000239412" calcext:value-type="float">
            <text:p>2,39E-004</text:p>
          </table:table-cell>
          <table:table-cell table:style-name="ce2" office:value-type="float" office:value="0.000314416" calcext:value-type="float">
            <text:p>3,14E-004</text:p>
          </table:table-cell>
          <table:table-cell table:style-name="ce2" office:value-type="float" office:value="0.000269126" calcext:value-type="float">
            <text:p>2,69E-004</text:p>
          </table:table-cell>
          <table:table-cell/>
          <table:table-cell table:formula="of:=TRIMMEAN([.B18:.K18];0.2)" office:value-type="float" office:value="0.00031062675" calcext:value-type="float">
            <text:p>0,0003106268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2" office:value-type="float" office:value="0.000341236" calcext:value-type="float">
            <text:p>3,41E-004</text:p>
          </table:table-cell>
          <table:table-cell table:style-name="ce2" office:value-type="float" office:value="0.000349635" calcext:value-type="float">
            <text:p>3,50E-004</text:p>
          </table:table-cell>
          <table:table-cell table:style-name="ce2" office:value-type="float" office:value="0.000311975" calcext:value-type="float">
            <text:p>3,12E-004</text:p>
          </table:table-cell>
          <table:table-cell table:style-name="ce2" office:value-type="float" office:value="0.000271202" calcext:value-type="float">
            <text:p>2,71E-004</text:p>
          </table:table-cell>
          <table:table-cell table:style-name="ce2" office:value-type="float" office:value="0.2733" calcext:value-type="float">
            <text:p>2,73E-001</text:p>
          </table:table-cell>
          <table:table-cell table:style-name="ce2" office:value-type="float" office:value="0.000289328" calcext:value-type="float">
            <text:p>2,89E-004</text:p>
          </table:table-cell>
          <table:table-cell table:style-name="ce2" office:value-type="float" office:value="0.000293185" calcext:value-type="float">
            <text:p>2,93E-004</text:p>
          </table:table-cell>
          <table:table-cell table:style-name="ce2" office:value-type="float" office:value="0.000352862" calcext:value-type="float">
            <text:p>3,53E-004</text:p>
          </table:table-cell>
          <table:table-cell table:style-name="ce2" office:value-type="float" office:value="0.000259219" calcext:value-type="float">
            <text:p>2,59E-004</text:p>
          </table:table-cell>
          <table:table-cell table:style-name="ce2" office:value-type="float" office:value="0.000275591" calcext:value-type="float">
            <text:p>2,76E-004</text:p>
          </table:table-cell>
          <table:table-cell/>
          <table:table-cell table:formula="of:=TRIMMEAN([.B19:.K19];0.2)" office:value-type="float" office:value="0.000327528" calcext:value-type="float">
            <text:p>0,000327528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style-name="ce2" office:value-type="float" office:value="0.000301204" calcext:value-type="float">
            <text:p>3,01E-004</text:p>
          </table:table-cell>
          <table:table-cell table:style-name="ce2" office:value-type="float" office:value="0.000487255" calcext:value-type="float">
            <text:p>4,87E-004</text:p>
          </table:table-cell>
          <table:table-cell table:style-name="ce2" office:value-type="float" office:value="0.000293857" calcext:value-type="float">
            <text:p>2,94E-004</text:p>
          </table:table-cell>
          <table:table-cell table:style-name="ce2" office:value-type="float" office:value="0.000357483" calcext:value-type="float">
            <text:p>3,57E-004</text:p>
          </table:table-cell>
          <table:table-cell table:style-name="ce2" office:value-type="float" office:value="0.000432996" calcext:value-type="float">
            <text:p>4,33E-004</text:p>
          </table:table-cell>
          <table:table-cell table:style-name="ce2" office:value-type="float" office:value="0.000398329" calcext:value-type="float">
            <text:p>3,98E-004</text:p>
          </table:table-cell>
          <table:table-cell table:style-name="ce2" office:value-type="float" office:value="0.000305733" calcext:value-type="float">
            <text:p>3,06E-004</text:p>
          </table:table-cell>
          <table:table-cell table:style-name="ce2" office:value-type="float" office:value="0.000280638" calcext:value-type="float">
            <text:p>2,81E-004</text:p>
          </table:table-cell>
          <table:table-cell table:style-name="ce2" office:value-type="float" office:value="0.000247685" calcext:value-type="float">
            <text:p>2,48E-004</text:p>
          </table:table-cell>
          <table:table-cell table:style-name="ce2" office:value-type="float" office:value="0.000249984" calcext:value-type="float">
            <text:p>2,50E-004</text:p>
          </table:table-cell>
          <table:table-cell/>
          <table:table-cell table:formula="of:=TRIMMEAN([.B20:.K20];0.2)" office:value-type="float" office:value="0.000304004875" calcext:value-type="float">
            <text:p>0,0003040049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style-name="ce2" office:value-type="float" office:value="0.000307282" calcext:value-type="float">
            <text:p>3,07E-004</text:p>
          </table:table-cell>
          <table:table-cell table:style-name="ce2" office:value-type="float" office:value="0.000242629" calcext:value-type="float">
            <text:p>2,43E-004</text:p>
          </table:table-cell>
          <table:table-cell table:style-name="ce2" office:value-type="float" office:value="0.000247473" calcext:value-type="float">
            <text:p>2,47E-004</text:p>
          </table:table-cell>
          <table:table-cell table:style-name="ce2" office:value-type="float" office:value="0.000289595" calcext:value-type="float">
            <text:p>2,90E-004</text:p>
          </table:table-cell>
          <table:table-cell table:style-name="ce2" office:value-type="float" office:value="0.000332874" calcext:value-type="float">
            <text:p>3,33E-004</text:p>
          </table:table-cell>
          <table:table-cell table:style-name="ce2" office:value-type="float" office:value="0.000316664" calcext:value-type="float">
            <text:p>3,17E-004</text:p>
          </table:table-cell>
          <table:table-cell table:style-name="ce2" office:value-type="float" office:value="0.000333482" calcext:value-type="float">
            <text:p>3,33E-004</text:p>
          </table:table-cell>
          <table:table-cell table:style-name="ce2" office:value-type="float" office:value="0.000332243" calcext:value-type="float">
            <text:p>3,32E-004</text:p>
          </table:table-cell>
          <table:table-cell table:style-name="ce2" office:value-type="float" office:value="0.000272426" calcext:value-type="float">
            <text:p>2,72E-004</text:p>
          </table:table-cell>
          <table:table-cell table:style-name="ce2" office:value-type="float" office:value="0.000344096" calcext:value-type="float">
            <text:p>3,44E-004</text:p>
          </table:table-cell>
          <table:table-cell/>
          <table:table-cell table:formula="of:=TRIMMEAN([.B21:.K21];0.2)" office:value-type="float" office:value="0.000313264375" calcext:value-type="float">
            <text:p>0,000313264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2" office:value-type="float" office:value="0.000399013" calcext:value-type="float">
            <text:p>3,99E-004</text:p>
          </table:table-cell>
          <table:table-cell table:style-name="ce2" office:value-type="float" office:value="0.000310732" calcext:value-type="float">
            <text:p>3,11E-004</text:p>
          </table:table-cell>
          <table:table-cell table:style-name="ce2" office:value-type="float" office:value="0.000289952" calcext:value-type="float">
            <text:p>2,90E-004</text:p>
          </table:table-cell>
          <table:table-cell table:style-name="ce2" office:value-type="float" office:value="0.00036453" calcext:value-type="float">
            <text:p>3,65E-004</text:p>
          </table:table-cell>
          <table:table-cell table:style-name="ce2" office:value-type="float" office:value="0.000286233" calcext:value-type="float">
            <text:p>2,86E-004</text:p>
          </table:table-cell>
          <table:table-cell table:style-name="ce2" office:value-type="float" office:value="0.000314782" calcext:value-type="float">
            <text:p>3,15E-004</text:p>
          </table:table-cell>
          <table:table-cell table:style-name="ce2" office:value-type="float" office:value="0.000274747" calcext:value-type="float">
            <text:p>2,75E-004</text:p>
          </table:table-cell>
          <table:table-cell table:style-name="ce2" office:value-type="float" office:value="0.000329597" calcext:value-type="float">
            <text:p>3,30E-004</text:p>
          </table:table-cell>
          <table:table-cell table:style-name="ce2" office:value-type="float" office:value="0.000269443" calcext:value-type="float">
            <text:p>2,69E-004</text:p>
          </table:table-cell>
          <table:table-cell table:style-name="ce2" office:value-type="float" office:value="0.000335542" calcext:value-type="float">
            <text:p>3,36E-004</text:p>
          </table:table-cell>
          <table:table-cell/>
          <table:table-cell table:formula="of:=TRIMMEAN([.B22:.K22];0.2)" office:value-type="float" office:value="0.000302988625" calcext:value-type="float">
            <text:p>0,0003029886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style-name="ce2" office:value-type="float" office:value="0.000317475" calcext:value-type="float">
            <text:p>3,17E-004</text:p>
          </table:table-cell>
          <table:table-cell table:style-name="ce2" office:value-type="float" office:value="0.000372888" calcext:value-type="float">
            <text:p>3,73E-004</text:p>
          </table:table-cell>
          <table:table-cell table:style-name="ce2" office:value-type="float" office:value="0.000288242" calcext:value-type="float">
            <text:p>2,88E-004</text:p>
          </table:table-cell>
          <table:table-cell table:style-name="ce2" office:value-type="float" office:value="0.000368817" calcext:value-type="float">
            <text:p>3,69E-004</text:p>
          </table:table-cell>
          <table:table-cell table:style-name="ce2" office:value-type="float" office:value="0.00036098" calcext:value-type="float">
            <text:p>3,61E-004</text:p>
          </table:table-cell>
          <table:table-cell table:style-name="ce2" office:value-type="float" office:value="0.000305123" calcext:value-type="float">
            <text:p>3,05E-004</text:p>
          </table:table-cell>
          <table:table-cell table:style-name="ce2" office:value-type="float" office:value="0.000218396" calcext:value-type="float">
            <text:p>2,18E-004</text:p>
          </table:table-cell>
          <table:table-cell table:style-name="ce2" office:value-type="float" office:value="0.000280865" calcext:value-type="float">
            <text:p>2,81E-004</text:p>
          </table:table-cell>
          <table:table-cell table:style-name="ce2" office:value-type="float" office:value="0.000216524" calcext:value-type="float">
            <text:p>2,17E-004</text:p>
          </table:table-cell>
          <table:table-cell table:style-name="ce2" office:value-type="float" office:value="0.000284011" calcext:value-type="float">
            <text:p>2,84E-004</text:p>
          </table:table-cell>
          <table:table-cell/>
          <table:table-cell table:formula="of:=TRIMMEAN([.B23:.K23];0.2)" office:value-type="float" office:value="0.000281674" calcext:value-type="float">
            <text:p>0,000281674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style-name="ce2" office:value-type="float" office:value="0.00038913" calcext:value-type="float">
            <text:p>3,89E-004</text:p>
          </table:table-cell>
          <table:table-cell table:style-name="ce2" office:value-type="float" office:value="0.000289795" calcext:value-type="float">
            <text:p>2,90E-004</text:p>
          </table:table-cell>
          <table:table-cell table:style-name="ce2" office:value-type="float" office:value="0.000273099" calcext:value-type="float">
            <text:p>2,73E-004</text:p>
          </table:table-cell>
          <table:table-cell table:style-name="ce2" office:value-type="float" office:value="0.000317397" calcext:value-type="float">
            <text:p>3,17E-004</text:p>
          </table:table-cell>
          <table:table-cell table:style-name="ce2" office:value-type="float" office:value="0.000267944" calcext:value-type="float">
            <text:p>2,68E-004</text:p>
          </table:table-cell>
          <table:table-cell table:style-name="ce2" office:value-type="float" office:value="0.000271799" calcext:value-type="float">
            <text:p>2,72E-004</text:p>
          </table:table-cell>
          <table:table-cell table:style-name="ce2" office:value-type="float" office:value="0.000303391" calcext:value-type="float">
            <text:p>3,03E-004</text:p>
          </table:table-cell>
          <table:table-cell table:style-name="ce2" office:value-type="float" office:value="0.000220509" calcext:value-type="float">
            <text:p>2,21E-004</text:p>
          </table:table-cell>
          <table:table-cell table:style-name="ce2" office:value-type="float" office:value="0.000228023" calcext:value-type="float">
            <text:p>2,28E-004</text:p>
          </table:table-cell>
          <table:table-cell table:style-name="ce2" office:value-type="float" office:value="0.000301944" calcext:value-type="float">
            <text:p>3,02E-004</text:p>
          </table:table-cell>
          <table:table-cell/>
          <table:table-cell table:formula="of:=TRIMMEAN([.B24:.K24];0.2)" office:value-type="float" office:value="0.000295698125" calcext:value-type="float">
            <text:p>0,0002956981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table:style-name="ce2" office:value-type="float" office:value="0.000346196" calcext:value-type="float">
            <text:p>3,46E-004</text:p>
          </table:table-cell>
          <table:table-cell table:style-name="ce2" office:value-type="float" office:value="0.000344783" calcext:value-type="float">
            <text:p>3,45E-004</text:p>
          </table:table-cell>
          <table:table-cell table:style-name="ce2" office:value-type="float" office:value="0.000307298" calcext:value-type="float">
            <text:p>3,07E-004</text:p>
          </table:table-cell>
          <table:table-cell table:style-name="ce2" office:value-type="float" office:value="0.000257461" calcext:value-type="float">
            <text:p>2,57E-004</text:p>
          </table:table-cell>
          <table:table-cell table:style-name="ce2" office:value-type="float" office:value="0.000299271" calcext:value-type="float">
            <text:p>2,99E-004</text:p>
          </table:table-cell>
          <table:table-cell table:style-name="ce2" office:value-type="float" office:value="0.000228466" calcext:value-type="float">
            <text:p>2,28E-004</text:p>
          </table:table-cell>
          <table:table-cell table:style-name="ce2" office:value-type="float" office:value="0.000292863" calcext:value-type="float">
            <text:p>2,93E-004</text:p>
          </table:table-cell>
          <table:table-cell table:style-name="ce2" office:value-type="float" office:value="0.000297542" calcext:value-type="float">
            <text:p>2,98E-004</text:p>
          </table:table-cell>
          <table:table-cell table:style-name="ce2" office:value-type="float" office:value="0.000276745" calcext:value-type="float">
            <text:p>2,77E-004</text:p>
          </table:table-cell>
          <table:table-cell table:style-name="ce2" office:value-type="float" office:value="0.000289622" calcext:value-type="float">
            <text:p>2,90E-004</text:p>
          </table:table-cell>
          <table:table-cell/>
          <table:table-cell table:formula="of:=TRIMMEAN([.B25:.K25];0.2)" office:value-type="float" office:value="0.000799138" calcext:value-type="float">
            <text:p>0,000799138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table:style-name="ce2" office:value-type="float" office:value="0.000998184" calcext:value-type="float">
            <text:p>9,98E-004</text:p>
          </table:table-cell>
          <table:table-cell table:style-name="ce2" office:value-type="float" office:value="0.000815529" calcext:value-type="float">
            <text:p>8,16E-004</text:p>
          </table:table-cell>
          <table:table-cell table:style-name="ce2" office:value-type="float" office:value="0.000879885" calcext:value-type="float">
            <text:p>8,80E-004</text:p>
          </table:table-cell>
          <table:table-cell table:style-name="ce2" office:value-type="float" office:value="0.000831772" calcext:value-type="float">
            <text:p>8,32E-004</text:p>
          </table:table-cell>
          <table:table-cell table:style-name="ce2" office:value-type="float" office:value="0.000788451" calcext:value-type="float">
            <text:p>7,88E-004</text:p>
          </table:table-cell>
          <table:table-cell table:style-name="ce2" office:value-type="float" office:value="0.000767128" calcext:value-type="float">
            <text:p>7,67E-004</text:p>
          </table:table-cell>
          <table:table-cell table:style-name="ce2" office:value-type="float" office:value="0.000744117" calcext:value-type="float">
            <text:p>7,44E-004</text:p>
          </table:table-cell>
          <table:table-cell table:style-name="ce2" office:value-type="float" office:value="0.000740514" calcext:value-type="float">
            <text:p>7,41E-004</text:p>
          </table:table-cell>
          <table:table-cell table:style-name="ce2" office:value-type="float" office:value="0.000741041" calcext:value-type="float">
            <text:p>7,41E-004</text:p>
          </table:table-cell>
          <table:table-cell table:style-name="ce2" office:value-type="float" office:value="0.000825181" calcext:value-type="float">
            <text:p>8,25E-004</text:p>
          </table:table-cell>
          <table:table-cell/>
          <table:table-cell table:formula="of:=TRIMMEAN([.B26:.K26];0.2)" office:value-type="float" office:value="0.000818496125" calcext:value-type="float">
            <text:p>0,0008184961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1174222" calcext:value-type="float">
            <text:p>0,001174222</text:p>
          </table:table-cell>
          <table:table-cell table:style-name="ce2" office:value-type="float" office:value="0.000813048" calcext:value-type="float">
            <text:p>8,13E-004</text:p>
          </table:table-cell>
          <table:table-cell table:style-name="ce2" office:value-type="float" office:value="0.00088127" calcext:value-type="float">
            <text:p>8,81E-004</text:p>
          </table:table-cell>
          <table:table-cell table:style-name="ce2" office:value-type="float" office:value="0.000777161" calcext:value-type="float">
            <text:p>7,77E-004</text:p>
          </table:table-cell>
          <table:table-cell table:style-name="ce2" office:value-type="float" office:value="0.000721715" calcext:value-type="float">
            <text:p>7,22E-004</text:p>
          </table:table-cell>
          <table:table-cell table:style-name="ce2" office:value-type="float" office:value="0.000764865" calcext:value-type="float">
            <text:p>7,65E-004</text:p>
          </table:table-cell>
          <table:table-cell table:style-name="ce2" office:value-type="float" office:value="0.000851431" calcext:value-type="float">
            <text:p>8,51E-004</text:p>
          </table:table-cell>
          <table:table-cell table:style-name="ce2" office:value-type="float" office:value="0.000935954" calcext:value-type="float">
            <text:p>9,36E-004</text:p>
          </table:table-cell>
          <table:table-cell table:style-name="ce2" office:value-type="float" office:value="0.000773764" calcext:value-type="float">
            <text:p>7,74E-004</text:p>
          </table:table-cell>
          <table:table-cell table:style-name="ce2" office:value-type="float" office:value="0.000750476" calcext:value-type="float">
            <text:p>7,50E-004</text:p>
          </table:table-cell>
          <table:table-cell/>
          <table:table-cell table:formula="of:=TRIMMEAN([.B27:.K27];0.2)" office:value-type="float" office:value="0.00099237425" calcext:value-type="float">
            <text:p>0,0009923743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14824552" calcext:value-type="float">
            <text:p>0,014824552</text:p>
          </table:table-cell>
          <table:table-cell table:style-name="ce2" office:value-type="float" office:value="0.000956908" calcext:value-type="float">
            <text:p>9,57E-004</text:p>
          </table:table-cell>
          <table:table-cell office:value-type="float" office:value="0.001408375" calcext:value-type="float">
            <text:p>0,001408375</text:p>
          </table:table-cell>
          <table:table-cell table:style-name="ce2" office:value-type="float" office:value="0.000938501" calcext:value-type="float">
            <text:p>9,39E-004</text:p>
          </table:table-cell>
          <table:table-cell table:style-name="ce2" office:value-type="float" office:value="0.000802764" calcext:value-type="float">
            <text:p>8,03E-004</text:p>
          </table:table-cell>
          <table:table-cell table:style-name="ce2" office:value-type="float" office:value="0.00084429" calcext:value-type="float">
            <text:p>8,44E-004</text:p>
          </table:table-cell>
          <table:table-cell table:style-name="ce2" office:value-type="float" office:value="0.000918768" calcext:value-type="float">
            <text:p>9,19E-004</text:p>
          </table:table-cell>
          <table:table-cell office:value-type="float" office:value="0.001159466" calcext:value-type="float">
            <text:p>0,001159466</text:p>
          </table:table-cell>
          <table:table-cell table:style-name="ce2" office:value-type="float" office:value="0.000892238" calcext:value-type="float">
            <text:p>8,92E-004</text:p>
          </table:table-cell>
          <table:table-cell table:style-name="ce2" office:value-type="float" office:value="0.000820448" calcext:value-type="float">
            <text:p>8,20E-004</text:p>
          </table:table-cell>
          <table:table-cell/>
          <table:table-cell table:formula="of:=TRIMMEAN([.B28:.K28];0.2)" office:value-type="float" office:value="0.001352580875" calcext:value-type="float">
            <text:p>0,0013525809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43509774" calcext:value-type="float">
            <text:p>0,043509774</text:p>
          </table:table-cell>
          <table:table-cell office:value-type="float" office:value="0.001102376" calcext:value-type="float">
            <text:p>0,001102376</text:p>
          </table:table-cell>
          <table:table-cell table:style-name="ce2" office:value-type="float" office:value="0.000955582" calcext:value-type="float">
            <text:p>9,56E-004</text:p>
          </table:table-cell>
          <table:table-cell office:value-type="float" office:value="0.002748343" calcext:value-type="float">
            <text:p>0,002748343</text:p>
          </table:table-cell>
          <table:table-cell office:value-type="float" office:value="0.001023421" calcext:value-type="float">
            <text:p>0,001023421</text:p>
          </table:table-cell>
          <table:table-cell table:style-name="ce2" office:value-type="float" office:value="0.000978924" calcext:value-type="float">
            <text:p>9,79E-004</text:p>
          </table:table-cell>
          <table:table-cell office:value-type="float" office:value="0.001005441" calcext:value-type="float">
            <text:p>0,001005441</text:p>
          </table:table-cell>
          <table:table-cell office:value-type="float" office:value="0.001953152" calcext:value-type="float">
            <text:p>0,001953152</text:p>
          </table:table-cell>
          <table:table-cell office:value-type="float" office:value="0.001053408" calcext:value-type="float">
            <text:p>0,001053408</text:p>
          </table:table-cell>
          <table:table-cell table:style-name="ce2" office:value-type="float" office:value="0.000930099" calcext:value-type="float">
            <text:p>9,30E-004</text:p>
          </table:table-cell>
          <table:table-cell/>
          <table:table-cell table:formula="of:=TRIMMEAN([.B29:.K29];0.2)" office:value-type="float" office:value="0.00094703925" calcext:value-type="float">
            <text:p>0,0009470393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39389668" calcext:value-type="float">
            <text:p>0,039389668</text:p>
          </table:table-cell>
          <table:table-cell table:style-name="ce2" office:value-type="float" office:value="0.000939284" calcext:value-type="float">
            <text:p>9,39E-004</text:p>
          </table:table-cell>
          <table:table-cell table:style-name="ce2" office:value-type="float" office:value="0.00096668" calcext:value-type="float">
            <text:p>9,67E-004</text:p>
          </table:table-cell>
          <table:table-cell table:style-name="ce2" office:value-type="float" office:value="0.000961646" calcext:value-type="float">
            <text:p>9,62E-004</text:p>
          </table:table-cell>
          <table:table-cell table:style-name="ce2" office:value-type="float" office:value="0.000981219" calcext:value-type="float">
            <text:p>9,81E-004</text:p>
          </table:table-cell>
          <table:table-cell table:style-name="ce2" office:value-type="float" office:value="0.000881352" calcext:value-type="float">
            <text:p>8,81E-004</text:p>
          </table:table-cell>
          <table:table-cell table:style-name="ce2" office:value-type="float" office:value="0.00093105" calcext:value-type="float">
            <text:p>9,31E-004</text:p>
          </table:table-cell>
          <table:table-cell table:style-name="ce2" office:value-type="float" office:value="0.000948405" calcext:value-type="float">
            <text:p>9,48E-004</text:p>
          </table:table-cell>
          <table:table-cell table:style-name="ce2" office:value-type="float" office:value="0.000966678" calcext:value-type="float">
            <text:p>9,67E-004</text:p>
          </table:table-cell>
          <table:table-cell table:style-name="ce2" office:value-type="float" office:value="0.000851867" calcext:value-type="float">
            <text:p>8,52E-004</text:p>
          </table:table-cell>
          <table:table-cell/>
          <table:table-cell table:formula="of:=TRIMMEAN([.B29:.K29];0.2)" office:value-type="float" office:value="0.00094703925" calcext:value-type="float">
            <text:p>0,0009470393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41860679" calcext:value-type="float">
            <text:p>0,041860679</text:p>
          </table:table-cell>
          <table:table-cell table:style-name="ce2" office:value-type="float" office:value="0.000919749" calcext:value-type="float">
            <text:p>9,20E-004</text:p>
          </table:table-cell>
          <table:table-cell office:value-type="float" office:value="0.00105377" calcext:value-type="float">
            <text:p>0,00105377</text:p>
          </table:table-cell>
          <table:table-cell table:style-name="ce2" office:value-type="float" office:value="0.000893644" calcext:value-type="float">
            <text:p>8,94E-004</text:p>
          </table:table-cell>
          <table:table-cell table:style-name="ce2" office:value-type="float" office:value="0.000961944" calcext:value-type="float">
            <text:p>9,62E-004</text:p>
          </table:table-cell>
          <table:table-cell table:style-name="ce2" office:value-type="float" office:value="0.000852984" calcext:value-type="float">
            <text:p>8,53E-004</text:p>
          </table:table-cell>
          <table:table-cell table:style-name="ce2" office:value-type="float" office:value="0.000886525" calcext:value-type="float">
            <text:p>8,87E-004</text:p>
          </table:table-cell>
          <table:table-cell table:style-name="ce2" office:value-type="float" office:value="0.000907715" calcext:value-type="float">
            <text:p>9,08E-004</text:p>
          </table:table-cell>
          <table:table-cell table:style-name="ce2" office:value-type="float" office:value="0.000967799" calcext:value-type="float">
            <text:p>9,68E-004</text:p>
          </table:table-cell>
          <table:table-cell table:style-name="ce2" office:value-type="float" office:value="0.000913932" calcext:value-type="float">
            <text:p>9,14E-004</text:p>
          </table:table-cell>
          <table:table-cell/>
          <table:table-cell table:formula="of:=TRIMMEAN([.B30:.K30];0.2)" office:value-type="float" office:value="0.00093813475" calcext:value-type="float">
            <text:p>0,000938134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64.346260700625" calcext:value-type="float">
            <text:p>64,346260700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11541627125" calcext:value-type="float">
            <text:p>0,0115416271</text:p>
          </table:table-cell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2CM" table:style-name="ta1">
        <table:table-column table:style-name="co6" table:default-cell-style-name="Default"/>
        <table:table-column table:style-name="co2" table:number-columns-repeated="9" table:default-cell-style-name="Default"/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10"/>
          <table:table-cell table:style-name="Default"/>
          <table:table-cell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.444459335" calcext:value-type="float">
            <text:p>1,444459335</text:p>
          </table:table-cell>
          <table:table-cell office:value-type="float" office:value="1.346522812" calcext:value-type="float">
            <text:p>1,346522812</text:p>
          </table:table-cell>
          <table:table-cell office:value-type="float" office:value="1.334020578" calcext:value-type="float">
            <text:p>1,334020578</text:p>
          </table:table-cell>
          <table:table-cell office:value-type="float" office:value="1.335672817" calcext:value-type="float">
            <text:p>1,335672817</text:p>
          </table:table-cell>
          <table:table-cell office:value-type="float" office:value="1.328744037" calcext:value-type="float">
            <text:p>1,328744037</text:p>
          </table:table-cell>
          <table:table-cell office:value-type="float" office:value="1.330063694" calcext:value-type="float">
            <text:p>1,330063694</text:p>
          </table:table-cell>
          <table:table-cell office:value-type="float" office:value="1.329673707" calcext:value-type="float">
            <text:p>1,329673707</text:p>
          </table:table-cell>
          <table:table-cell office:value-type="float" office:value="1.340239144" calcext:value-type="float">
            <text:p>1,340239144</text:p>
          </table:table-cell>
          <table:table-cell office:value-type="float" office:value="1.332407604" calcext:value-type="float">
            <text:p>1,332407604</text:p>
          </table:table-cell>
          <table:table-cell table:style-name="Default" office:value-type="float" office:value="1.336919013" calcext:value-type="float">
            <text:p>1,336919013</text:p>
          </table:table-cell>
          <table:table-cell/>
          <table:table-cell table:formula="of:=TRIMMEAN([.B2:.K2];0.2)" office:value-type="float" office:value="1.335689921125" calcext:value-type="float">
            <text:p>1,3356899211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03967992" calcext:value-type="float">
            <text:p>3,03967992</text:p>
          </table:table-cell>
          <table:table-cell office:value-type="float" office:value="3.074984403" calcext:value-type="float">
            <text:p>3,074984403</text:p>
          </table:table-cell>
          <table:table-cell office:value-type="float" office:value="4.429942769" calcext:value-type="float">
            <text:p>4,429942769</text:p>
          </table:table-cell>
          <table:table-cell office:value-type="float" office:value="3.018219172" calcext:value-type="float">
            <text:p>3,018219172</text:p>
          </table:table-cell>
          <table:table-cell office:value-type="float" office:value="3.045970666" calcext:value-type="float">
            <text:p>3,045970666</text:p>
          </table:table-cell>
          <table:table-cell office:value-type="float" office:value="3.293818852" calcext:value-type="float">
            <text:p>3,293818852</text:p>
          </table:table-cell>
          <table:table-cell office:value-type="float" office:value="3.505507763" calcext:value-type="float">
            <text:p>3,505507763</text:p>
          </table:table-cell>
          <table:table-cell office:value-type="float" office:value="3.735320071" calcext:value-type="float">
            <text:p>3,735320071</text:p>
          </table:table-cell>
          <table:table-cell office:value-type="float" office:value="3.113286914" calcext:value-type="float">
            <text:p>3,113286914</text:p>
          </table:table-cell>
          <table:table-cell table:style-name="Default" office:value-type="float" office:value="3.007445895" calcext:value-type="float">
            <text:p>3,007445895</text:p>
          </table:table-cell>
          <table:table-cell/>
          <table:table-cell table:formula="of:=TRIMMEAN([.B3:.K3];0.2)" office:value-type="float" office:value="3.228348470125" calcext:value-type="float">
            <text:p>3,2283484701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51.714072574" calcext:value-type="float">
            <text:p>51,714072574</text:p>
          </table:table-cell>
          <table:table-cell office:value-type="float" office:value="54.303018207" calcext:value-type="float">
            <text:p>54,303018207</text:p>
          </table:table-cell>
          <table:table-cell office:value-type="float" office:value="55.534639891" calcext:value-type="float">
            <text:p>55,534639891</text:p>
          </table:table-cell>
          <table:table-cell office:value-type="float" office:value="56.21380016" calcext:value-type="float">
            <text:p>56,21380016</text:p>
          </table:table-cell>
          <table:table-cell office:value-type="float" office:value="56.302677248" calcext:value-type="float">
            <text:p>56,302677248</text:p>
          </table:table-cell>
          <table:table-cell office:value-type="float" office:value="56.062283662" calcext:value-type="float">
            <text:p>56,062283662</text:p>
          </table:table-cell>
          <table:table-cell office:value-type="float" office:value="56.010548074" calcext:value-type="float">
            <text:p>56,010548074</text:p>
          </table:table-cell>
          <table:table-cell office:value-type="float" office:value="55.359383691" calcext:value-type="float">
            <text:p>55,359383691</text:p>
          </table:table-cell>
          <table:table-cell office:value-type="float" office:value="57.313015171" calcext:value-type="float">
            <text:p>57,313015171</text:p>
          </table:table-cell>
          <table:table-cell table:style-name="Default" office:value-type="float" office:value="57.438700355" calcext:value-type="float">
            <text:p>57,438700355</text:p>
          </table:table-cell>
          <table:table-cell/>
          <table:table-cell table:formula="of:=TRIMMEAN([.B4:.K4];0.2)" office:value-type="float" office:value="55.887420763" calcext:value-type="float">
            <text:p>55,887420763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.091098281" calcext:value-type="float">
            <text:p>9,091098281</text:p>
          </table:table-cell>
          <table:table-cell office:value-type="float" office:value="9.01297155" calcext:value-type="float">
            <text:p>9,01297155</text:p>
          </table:table-cell>
          <table:table-cell office:value-type="float" office:value="9.046976371" calcext:value-type="float">
            <text:p>9,046976371</text:p>
          </table:table-cell>
          <table:table-cell office:value-type="float" office:value="9.008665459" calcext:value-type="float">
            <text:p>9,008665459</text:p>
          </table:table-cell>
          <table:table-cell office:value-type="float" office:value="9.022062154" calcext:value-type="float">
            <text:p>9,022062154</text:p>
          </table:table-cell>
          <table:table-cell office:value-type="float" office:value="9.03259743" calcext:value-type="float">
            <text:p>9,03259743</text:p>
          </table:table-cell>
          <table:table-cell office:value-type="float" office:value="9.026211607" calcext:value-type="float">
            <text:p>9,026211607</text:p>
          </table:table-cell>
          <table:table-cell office:value-type="float" office:value="9.00288032" calcext:value-type="float">
            <text:p>9,00288032</text:p>
          </table:table-cell>
          <table:table-cell office:value-type="float" office:value="9.016712502" calcext:value-type="float">
            <text:p>9,016712502</text:p>
          </table:table-cell>
          <table:table-cell table:style-name="Default" office:value-type="float" office:value="9.000033752" calcext:value-type="float">
            <text:p>9,000033752</text:p>
          </table:table-cell>
          <table:table-cell/>
          <table:table-cell table:formula="of:=TRIMMEAN([.B5:.K5];0.2)" office:value-type="float" office:value="9.021134674125" calcext:value-type="float">
            <text:p>9,0211346741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.364207388" calcext:value-type="float">
            <text:p>2,364207388</text:p>
          </table:table-cell>
          <table:table-cell office:value-type="float" office:value="2.360649836" calcext:value-type="float">
            <text:p>2,360649836</text:p>
          </table:table-cell>
          <table:table-cell office:value-type="float" office:value="2.356361048" calcext:value-type="float">
            <text:p>2,356361048</text:p>
          </table:table-cell>
          <table:table-cell office:value-type="float" office:value="2.364143155" calcext:value-type="float">
            <text:p>2,364143155</text:p>
          </table:table-cell>
          <table:table-cell office:value-type="float" office:value="2.354896358" calcext:value-type="float">
            <text:p>2,354896358</text:p>
          </table:table-cell>
          <table:table-cell office:value-type="float" office:value="2.375668745" calcext:value-type="float">
            <text:p>2,375668745</text:p>
          </table:table-cell>
          <table:table-cell office:value-type="float" office:value="2.363780217" calcext:value-type="float">
            <text:p>2,363780217</text:p>
          </table:table-cell>
          <table:table-cell office:value-type="float" office:value="2.376680843" calcext:value-type="float">
            <text:p>2,376680843</text:p>
          </table:table-cell>
          <table:table-cell office:value-type="float" office:value="2.360362071" calcext:value-type="float">
            <text:p>2,360362071</text:p>
          </table:table-cell>
          <table:table-cell table:style-name="Default" office:value-type="float" office:value="2.364255525" calcext:value-type="float">
            <text:p>2,364255525</text:p>
          </table:table-cell>
          <table:table-cell/>
          <table:table-cell table:formula="of:=TRIMMEAN([.B6:.K6];0.2)" office:value-type="float" office:value="2.363678498125" calcext:value-type="float">
            <text:p>2,3636784981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31.551400504" calcext:value-type="float">
            <text:p>31,551400504</text:p>
          </table:table-cell>
          <table:table-cell office:value-type="float" office:value="31.428192294" calcext:value-type="float">
            <text:p>31,428192294</text:p>
          </table:table-cell>
          <table:table-cell office:value-type="float" office:value="31.4140224" calcext:value-type="float">
            <text:p>31,4140224</text:p>
          </table:table-cell>
          <table:table-cell office:value-type="float" office:value="31.485518321" calcext:value-type="float">
            <text:p>31,485518321</text:p>
          </table:table-cell>
          <table:table-cell office:value-type="float" office:value="31.472315093" calcext:value-type="float">
            <text:p>31,472315093</text:p>
          </table:table-cell>
          <table:table-cell office:value-type="float" office:value="31.494962928" calcext:value-type="float">
            <text:p>31,494962928</text:p>
          </table:table-cell>
          <table:table-cell office:value-type="float" office:value="31.513885616" calcext:value-type="float">
            <text:p>31,513885616</text:p>
          </table:table-cell>
          <table:table-cell office:value-type="float" office:value="31.470601388" calcext:value-type="float">
            <text:p>31,470601388</text:p>
          </table:table-cell>
          <table:table-cell office:value-type="float" office:value="31.452020549" calcext:value-type="float">
            <text:p>31,452020549</text:p>
          </table:table-cell>
          <table:table-cell table:style-name="Default" office:value-type="float" office:value="31.429096308" calcext:value-type="float">
            <text:p>31,429096308</text:p>
          </table:table-cell>
          <table:table-cell/>
          <table:table-cell table:formula="of:=TRIMMEAN([.B7:.K7];0.2)" office:value-type="float" office:value="31.468324062125" calcext:value-type="float">
            <text:p>31,4683240621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table:style-name="ce2" office:value-type="float" office:value="0.000975848" calcext:value-type="float">
            <text:p>9,76E-004</text:p>
          </table:table-cell>
          <table:table-cell table:style-name="ce2" office:value-type="float" office:value="0.000667218" calcext:value-type="float">
            <text:p>6,67E-004</text:p>
          </table:table-cell>
          <table:table-cell table:style-name="ce2" office:value-type="float" office:value="0.000699023" calcext:value-type="float">
            <text:p>6,99E-004</text:p>
          </table:table-cell>
          <table:table-cell table:style-name="ce2" office:value-type="float" office:value="0.000703315" calcext:value-type="float">
            <text:p>7,03E-004</text:p>
          </table:table-cell>
          <table:table-cell table:style-name="ce2" office:value-type="float" office:value="0.000617394" calcext:value-type="float">
            <text:p>6,17E-004</text:p>
          </table:table-cell>
          <table:table-cell table:style-name="ce2" office:value-type="float" office:value="0.000584363" calcext:value-type="float">
            <text:p>5,84E-004</text:p>
          </table:table-cell>
          <table:table-cell table:style-name="ce2" office:value-type="float" office:value="0.000783866" calcext:value-type="float">
            <text:p>7,84E-004</text:p>
          </table:table-cell>
          <table:table-cell table:style-name="ce2" office:value-type="float" office:value="0.000623495" calcext:value-type="float">
            <text:p>6,23E-004</text:p>
          </table:table-cell>
          <table:table-cell table:style-name="ce2" office:value-type="float" office:value="0.000617605" calcext:value-type="float">
            <text:p>6,18E-004</text:p>
          </table:table-cell>
          <table:table-cell office:value-type="float" office:value="0.000673788" calcext:value-type="float">
            <text:p>6,74E-004</text:p>
          </table:table-cell>
          <table:table-cell/>
          <table:table-cell table:formula="of:=TRIMMEAN([.B9:.K9];0.2)" office:value-type="float" office:value="0.000673213" calcext:value-type="float">
            <text:p>0,000673213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1384947" calcext:value-type="float">
            <text:p>0,001384947</text:p>
          </table:table-cell>
          <table:table-cell office:value-type="float" office:value="0.001351435" calcext:value-type="float">
            <text:p>0,001351435</text:p>
          </table:table-cell>
          <table:table-cell office:value-type="float" office:value="0.001838297" calcext:value-type="float">
            <text:p>0,001838297</text:p>
          </table:table-cell>
          <table:table-cell office:value-type="float" office:value="0.003071496" calcext:value-type="float">
            <text:p>0,003071496</text:p>
          </table:table-cell>
          <table:table-cell office:value-type="float" office:value="0.001362691" calcext:value-type="float">
            <text:p>0,001362691</text:p>
          </table:table-cell>
          <table:table-cell office:value-type="float" office:value="0.001562348" calcext:value-type="float">
            <text:p>0,001562348</text:p>
          </table:table-cell>
          <table:table-cell office:value-type="float" office:value="0.001059059" calcext:value-type="float">
            <text:p>0,001059059</text:p>
          </table:table-cell>
          <table:table-cell office:value-type="float" office:value="0.001590042" calcext:value-type="float">
            <text:p>0,001590042</text:p>
          </table:table-cell>
          <table:table-cell office:value-type="float" office:value="0.001456865" calcext:value-type="float">
            <text:p>0,001456865</text:p>
          </table:table-cell>
          <table:table-cell table:style-name="Default" office:value-type="float" office:value="0.001428949" calcext:value-type="float">
            <text:p>0,001428949</text:p>
          </table:table-cell>
          <table:table-cell/>
          <table:table-cell table:formula="of:=TRIMMEAN([.B10:.K10];0.2)" office:value-type="float" office:value="0.00149694675" calcext:value-type="float">
            <text:p>0,0014969468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1053151" calcext:value-type="float">
            <text:p>0,001053151</text:p>
          </table:table-cell>
          <table:table-cell office:value-type="float" office:value="0.001100195" calcext:value-type="float">
            <text:p>0,001100195</text:p>
          </table:table-cell>
          <table:table-cell office:value-type="float" office:value="0.001467286" calcext:value-type="float">
            <text:p>0,001467286</text:p>
          </table:table-cell>
          <table:table-cell office:value-type="float" office:value="0.001368904" calcext:value-type="float">
            <text:p>0,001368904</text:p>
          </table:table-cell>
          <table:table-cell office:value-type="float" office:value="0.001007287" calcext:value-type="float">
            <text:p>0,001007287</text:p>
          </table:table-cell>
          <table:table-cell office:value-type="float" office:value="0.001289502" calcext:value-type="float">
            <text:p>0,001289502</text:p>
          </table:table-cell>
          <table:table-cell office:value-type="float" office:value="0.001077538" calcext:value-type="float">
            <text:p>0,001077538</text:p>
          </table:table-cell>
          <table:table-cell office:value-type="float" office:value="0.001469792" calcext:value-type="float">
            <text:p>0,001469792</text:p>
          </table:table-cell>
          <table:table-cell office:value-type="float" office:value="0.001031983" calcext:value-type="float">
            <text:p>0,001031983</text:p>
          </table:table-cell>
          <table:table-cell table:style-name="Default" office:value-type="float" office:value="0.001280198" calcext:value-type="float">
            <text:p>0,001280198</text:p>
          </table:table-cell>
          <table:table-cell/>
          <table:table-cell table:formula="of:=TRIMMEAN([.B11:.K11];0.2)" office:value-type="float" office:value="0.001208594625" calcext:value-type="float">
            <text:p>0,0012085946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1054422" calcext:value-type="float">
            <text:p>0,001054422</text:p>
          </table:table-cell>
          <table:table-cell office:value-type="float" office:value="0.001070899" calcext:value-type="float">
            <text:p>0,001070899</text:p>
          </table:table-cell>
          <table:table-cell office:value-type="float" office:value="0.001387038" calcext:value-type="float">
            <text:p>0,001387038</text:p>
          </table:table-cell>
          <table:table-cell office:value-type="float" office:value="0.001352748" calcext:value-type="float">
            <text:p>0,001352748</text:p>
          </table:table-cell>
          <table:table-cell table:style-name="ce2" office:value-type="float" office:value="0.00099428" calcext:value-type="float">
            <text:p>9,94E-004</text:p>
          </table:table-cell>
          <table:table-cell office:value-type="float" office:value="0.001241798" calcext:value-type="float">
            <text:p>0,001241798</text:p>
          </table:table-cell>
          <table:table-cell office:value-type="float" office:value="0.001089044" calcext:value-type="float">
            <text:p>0,001089044</text:p>
          </table:table-cell>
          <table:table-cell office:value-type="float" office:value="0.001451637" calcext:value-type="float">
            <text:p>0,001451637</text:p>
          </table:table-cell>
          <table:table-cell table:style-name="ce2" office:value-type="float" office:value="0.001274318" calcext:value-type="float">
            <text:p>1,27E-003</text:p>
          </table:table-cell>
          <table:table-cell office:value-type="float" office:value="0.001018272" calcext:value-type="float">
            <text:p>1,02E-003</text:p>
          </table:table-cell>
          <table:table-cell/>
          <table:table-cell table:formula="of:=TRIMMEAN([.B12:.K12];0.2)" office:value-type="float" office:value="0.001186067375" calcext:value-type="float">
            <text:p>0,001186067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table:style-name="ce2" office:value-type="float" office:value="0.000395889" calcext:value-type="float">
            <text:p>3,96E-004</text:p>
          </table:table-cell>
          <table:table-cell table:style-name="ce2" office:value-type="float" office:value="0.000335076" calcext:value-type="float">
            <text:p>3,35E-004</text:p>
          </table:table-cell>
          <table:table-cell table:style-name="ce2" office:value-type="float" office:value="0.000384685" calcext:value-type="float">
            <text:p>3,85E-004</text:p>
          </table:table-cell>
          <table:table-cell table:style-name="ce2" office:value-type="float" office:value="0.00040891" calcext:value-type="float">
            <text:p>4,09E-004</text:p>
          </table:table-cell>
          <table:table-cell table:style-name="ce2" office:value-type="float" office:value="0.000353686" calcext:value-type="float">
            <text:p>3,54E-004</text:p>
          </table:table-cell>
          <table:table-cell table:style-name="ce2" office:value-type="float" office:value="0.000303391" calcext:value-type="float">
            <text:p>3,03E-004</text:p>
          </table:table-cell>
          <table:table-cell table:style-name="ce2" office:value-type="float" office:value="0.000473382" calcext:value-type="float">
            <text:p>4,73E-004</text:p>
          </table:table-cell>
          <table:table-cell table:style-name="ce2" office:value-type="float" office:value="0.000399892" calcext:value-type="float">
            <text:p>4,00E-004</text:p>
          </table:table-cell>
          <table:table-cell table:style-name="ce2" office:value-type="float" office:value="0.000340075" calcext:value-type="float">
            <text:p>3,40E-004</text:p>
          </table:table-cell>
          <table:table-cell office:value-type="float" office:value="0.000357316" calcext:value-type="float">
            <text:p>3,57E-004</text:p>
          </table:table-cell>
          <table:table-cell/>
          <table:table-cell table:formula="of:=TRIMMEAN([.B13:.K13];0.2)" office:value-type="float" office:value="0.000371941125" calcext:value-type="float">
            <text:p>0,000371941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2" office:value-type="float" office:value="0.000355189" calcext:value-type="float">
            <text:p>3,55E-004</text:p>
          </table:table-cell>
          <table:table-cell table:style-name="ce2" office:value-type="float" office:value="0.000378538" calcext:value-type="float">
            <text:p>3,79E-004</text:p>
          </table:table-cell>
          <table:table-cell table:style-name="ce2" office:value-type="float" office:value="0.000365241" calcext:value-type="float">
            <text:p>3,65E-004</text:p>
          </table:table-cell>
          <table:table-cell table:style-name="ce2" office:value-type="float" office:value="0.000368024" calcext:value-type="float">
            <text:p>3,68E-004</text:p>
          </table:table-cell>
          <table:table-cell table:style-name="ce2" office:value-type="float" office:value="0.000283406" calcext:value-type="float">
            <text:p>2,83E-004</text:p>
          </table:table-cell>
          <table:table-cell table:style-name="ce2" office:value-type="float" office:value="0.000282352" calcext:value-type="float">
            <text:p>2,82E-004</text:p>
          </table:table-cell>
          <table:table-cell table:style-name="ce2" office:value-type="float" office:value="0.000325123" calcext:value-type="float">
            <text:p>3,25E-004</text:p>
          </table:table-cell>
          <table:table-cell table:style-name="ce2" office:value-type="float" office:value="0.000319622" calcext:value-type="float">
            <text:p>3,20E-004</text:p>
          </table:table-cell>
          <table:table-cell table:style-name="ce2" office:value-type="float" office:value="0.000366587" calcext:value-type="float">
            <text:p>3,67E-004</text:p>
          </table:table-cell>
          <table:table-cell office:value-type="float" office:value="0.000351046" calcext:value-type="float">
            <text:p>3,51E-004</text:p>
          </table:table-cell>
          <table:table-cell/>
          <table:table-cell table:formula="of:=TRIMMEAN([.B14:.K14];0.2)" office:value-type="float" office:value="0.00034177975" calcext:value-type="float">
            <text:p>0,0003417798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style-name="ce2" office:value-type="float" office:value="0.000353867" calcext:value-type="float">
            <text:p>3,54E-004</text:p>
          </table:table-cell>
          <table:table-cell table:style-name="ce2" office:value-type="float" office:value="0.000314642" calcext:value-type="float">
            <text:p>3,15E-004</text:p>
          </table:table-cell>
          <table:table-cell table:style-name="ce2" office:value-type="float" office:value="0.000293887" calcext:value-type="float">
            <text:p>2,94E-004</text:p>
          </table:table-cell>
          <table:table-cell table:style-name="ce2" office:value-type="float" office:value="0.000267312" calcext:value-type="float">
            <text:p>2,67E-004</text:p>
          </table:table-cell>
          <table:table-cell table:style-name="ce2" office:value-type="float" office:value="0.000331553" calcext:value-type="float">
            <text:p>3,32E-004</text:p>
          </table:table-cell>
          <table:table-cell table:style-name="ce2" office:value-type="float" office:value="0.000290993" calcext:value-type="float">
            <text:p>2,91E-004</text:p>
          </table:table-cell>
          <table:table-cell table:style-name="ce2" office:value-type="float" office:value="0.00035337" calcext:value-type="float">
            <text:p>3,53E-004</text:p>
          </table:table-cell>
          <table:table-cell table:style-name="ce2" office:value-type="float" office:value="0.000277618" calcext:value-type="float">
            <text:p>2,78E-004</text:p>
          </table:table-cell>
          <table:table-cell table:style-name="ce2" office:value-type="float" office:value="0.000290629" calcext:value-type="float">
            <text:p>2,91E-004</text:p>
          </table:table-cell>
          <table:table-cell office:value-type="float" office:value="0.000266577" calcext:value-type="float">
            <text:p>2,67E-004</text:p>
          </table:table-cell>
          <table:table-cell/>
          <table:table-cell table:formula="of:=TRIMMEAN([.B15:.K15];0.2)" office:value-type="float" office:value="0.0003025005" calcext:value-type="float">
            <text:p>0,000302500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2" office:value-type="float" office:value="0.000307774" calcext:value-type="float">
            <text:p>3,08E-004</text:p>
          </table:table-cell>
          <table:table-cell table:style-name="ce2" office:value-type="float" office:value="0.000357987" calcext:value-type="float">
            <text:p>3,58E-004</text:p>
          </table:table-cell>
          <table:table-cell table:style-name="ce2" office:value-type="float" office:value="0.000293017" calcext:value-type="float">
            <text:p>2,93E-004</text:p>
          </table:table-cell>
          <table:table-cell table:style-name="ce2" office:value-type="float" office:value="0.000336794" calcext:value-type="float">
            <text:p>3,37E-004</text:p>
          </table:table-cell>
          <table:table-cell table:style-name="ce2" office:value-type="float" office:value="0.000352011" calcext:value-type="float">
            <text:p>3,52E-004</text:p>
          </table:table-cell>
          <table:table-cell table:style-name="ce2" office:value-type="float" office:value="0.000216776" calcext:value-type="float">
            <text:p>2,17E-004</text:p>
          </table:table-cell>
          <table:table-cell table:style-name="ce2" office:value-type="float" office:value="0.000286596" calcext:value-type="float">
            <text:p>2,87E-004</text:p>
          </table:table-cell>
          <table:table-cell table:style-name="ce2" office:value-type="float" office:value="0.000287307" calcext:value-type="float">
            <text:p>2,87E-004</text:p>
          </table:table-cell>
          <table:table-cell table:style-name="ce2" office:value-type="float" office:value="0.000357327" calcext:value-type="float">
            <text:p>3,57E-004</text:p>
          </table:table-cell>
          <table:table-cell office:value-type="float" office:value="0.000289986" calcext:value-type="float">
            <text:p>2,90E-004</text:p>
          </table:table-cell>
          <table:table-cell/>
          <table:table-cell table:formula="of:=TRIMMEAN([.B16:.K16];0.2)" office:value-type="float" office:value="0.0003138515" calcext:value-type="float">
            <text:p>0,0003138515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003269" calcext:value-type="float">
            <text:p>0,001003269</text:p>
          </table:table-cell>
          <table:table-cell table:style-name="ce2" office:value-type="float" office:value="0.000988202" calcext:value-type="float">
            <text:p>9,88E-004</text:p>
          </table:table-cell>
          <table:table-cell office:value-type="float" office:value="0.001300381" calcext:value-type="float">
            <text:p>0,001300381</text:p>
          </table:table-cell>
          <table:table-cell office:value-type="float" office:value="0.001324204" calcext:value-type="float">
            <text:p>0,001324204</text:p>
          </table:table-cell>
          <table:table-cell table:style-name="ce2" office:value-type="float" office:value="0.000976344" calcext:value-type="float">
            <text:p>9,76E-004</text:p>
          </table:table-cell>
          <table:table-cell office:value-type="float" office:value="0.001254581" calcext:value-type="float">
            <text:p>0,001254581</text:p>
          </table:table-cell>
          <table:table-cell table:style-name="ce2" office:value-type="float" office:value="0.000994787" calcext:value-type="float">
            <text:p>9,95E-004</text:p>
          </table:table-cell>
          <table:table-cell office:value-type="float" office:value="0.001369291" calcext:value-type="float">
            <text:p>0,001369291</text:p>
          </table:table-cell>
          <table:table-cell office:value-type="float" office:value="0.00125125" calcext:value-type="float">
            <text:p>0,00125125</text:p>
          </table:table-cell>
          <table:table-cell table:style-name="Default" office:value-type="float" office:value="0.001009079" calcext:value-type="float">
            <text:p>0,001009079</text:p>
          </table:table-cell>
          <table:table-cell/>
          <table:table-cell table:formula="of:=TRIMMEAN([.B17:.K17];0.2)" office:value-type="float" office:value="0.001140719125" calcext:value-type="float">
            <text:p>0,0011407191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2" office:value-type="float" office:value="0.000427012" calcext:value-type="float">
            <text:p>4,27E-004</text:p>
          </table:table-cell>
          <table:table-cell table:style-name="ce2" office:value-type="float" office:value="0.000337836" calcext:value-type="float">
            <text:p>3,38E-004</text:p>
          </table:table-cell>
          <table:table-cell table:style-name="ce2" office:value-type="float" office:value="0.000342467" calcext:value-type="float">
            <text:p>3,42E-004</text:p>
          </table:table-cell>
          <table:table-cell table:style-name="ce2" office:value-type="float" office:value="0.000419118" calcext:value-type="float">
            <text:p>4,19E-004</text:p>
          </table:table-cell>
          <table:table-cell table:style-name="ce2" office:value-type="float" office:value="0.000282206" calcext:value-type="float">
            <text:p>2,82E-004</text:p>
          </table:table-cell>
          <table:table-cell table:style-name="ce2" office:value-type="float" office:value="0.000313502" calcext:value-type="float">
            <text:p>3,14E-004</text:p>
          </table:table-cell>
          <table:table-cell table:style-name="ce2" office:value-type="float" office:value="0.00037177" calcext:value-type="float">
            <text:p>3,72E-004</text:p>
          </table:table-cell>
          <table:table-cell table:style-name="ce2" office:value-type="float" office:value="0.000354157" calcext:value-type="float">
            <text:p>3,54E-004</text:p>
          </table:table-cell>
          <table:table-cell table:style-name="ce2" office:value-type="float" office:value="0.000263082" calcext:value-type="float">
            <text:p>2,63E-004</text:p>
          </table:table-cell>
          <table:table-cell office:value-type="float" office:value="0.000293079" calcext:value-type="float">
            <text:p>2,93E-004</text:p>
          </table:table-cell>
          <table:table-cell/>
          <table:table-cell table:formula="of:=TRIMMEAN([.B18:.K18];0.2)" office:value-type="float" office:value="0.000339266875" calcext:value-type="float">
            <text:p>0,0003392669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style-name="ce2" office:value-type="float" office:value="0.000406749" calcext:value-type="float">
            <text:p>4,07E-004</text:p>
          </table:table-cell>
          <table:table-cell table:style-name="ce2" office:value-type="float" office:value="0.000359815" calcext:value-type="float">
            <text:p>3,60E-004</text:p>
          </table:table-cell>
          <table:table-cell table:style-name="ce2" office:value-type="float" office:value="0.000370592" calcext:value-type="float">
            <text:p>3,71E-004</text:p>
          </table:table-cell>
          <table:table-cell table:style-name="ce2" office:value-type="float" office:value="0.00032567" calcext:value-type="float">
            <text:p>3,26E-004</text:p>
          </table:table-cell>
          <table:table-cell table:style-name="ce2" office:value-type="float" office:value="0.000272044" calcext:value-type="float">
            <text:p>2,72E-004</text:p>
          </table:table-cell>
          <table:table-cell table:style-name="ce2" office:value-type="float" office:value="0.000289755" calcext:value-type="float">
            <text:p>2,90E-004</text:p>
          </table:table-cell>
          <table:table-cell table:style-name="ce2" office:value-type="float" office:value="0.000358659" calcext:value-type="float">
            <text:p>3,59E-004</text:p>
          </table:table-cell>
          <table:table-cell table:style-name="ce2" office:value-type="float" office:value="0.000322452" calcext:value-type="float">
            <text:p>3,22E-004</text:p>
          </table:table-cell>
          <table:table-cell table:style-name="ce2" office:value-type="float" office:value="0.000289155" calcext:value-type="float">
            <text:p>2,89E-004</text:p>
          </table:table-cell>
          <table:table-cell office:value-type="float" office:value="0.000291794" calcext:value-type="float">
            <text:p>2,92E-004</text:p>
          </table:table-cell>
          <table:table-cell/>
          <table:table-cell table:formula="of:=TRIMMEAN([.B19:.K19];0.2)" office:value-type="float" office:value="0.0003259865" calcext:value-type="float">
            <text:p>0,0003259865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style-name="ce2" office:value-type="float" office:value="0.000290297" calcext:value-type="float">
            <text:p>2,90E-004</text:p>
          </table:table-cell>
          <table:table-cell table:style-name="ce2" office:value-type="float" office:value="0.000295044" calcext:value-type="float">
            <text:p>2,95E-004</text:p>
          </table:table-cell>
          <table:table-cell table:style-name="ce2" office:value-type="float" office:value="0.000368021" calcext:value-type="float">
            <text:p>3,68E-004</text:p>
          </table:table-cell>
          <table:table-cell table:style-name="ce2" office:value-type="float" office:value="0.000354157" calcext:value-type="float">
            <text:p>3,54E-004</text:p>
          </table:table-cell>
          <table:table-cell table:style-name="ce2" office:value-type="float" office:value="0.00038726" calcext:value-type="float">
            <text:p>3,87E-004</text:p>
          </table:table-cell>
          <table:table-cell table:style-name="ce2" office:value-type="float" office:value="0.000346164" calcext:value-type="float">
            <text:p>3,46E-004</text:p>
          </table:table-cell>
          <table:table-cell table:style-name="ce2" office:value-type="float" office:value="0.000309366" calcext:value-type="float">
            <text:p>3,09E-004</text:p>
          </table:table-cell>
          <table:table-cell table:style-name="ce2" office:value-type="float" office:value="0.000294114" calcext:value-type="float">
            <text:p>2,94E-004</text:p>
          </table:table-cell>
          <table:table-cell table:style-name="ce2" office:value-type="float" office:value="0.000316059" calcext:value-type="float">
            <text:p>3,16E-004</text:p>
          </table:table-cell>
          <table:table-cell office:value-type="float" office:value="0.000350598" calcext:value-type="float">
            <text:p>3,51E-004</text:p>
          </table:table-cell>
          <table:table-cell/>
          <table:table-cell table:formula="of:=TRIMMEAN([.B20:.K20];0.2)" office:value-type="float" office:value="0.000329190375" calcext:value-type="float">
            <text:p>0,000329190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2" office:value-type="float" office:value="0.000964863" calcext:value-type="float">
            <text:p>9,65E-004</text:p>
          </table:table-cell>
          <table:table-cell table:style-name="ce2" office:value-type="float" office:value="0.000952291" calcext:value-type="float">
            <text:p>9,52E-004</text:p>
          </table:table-cell>
          <table:table-cell office:value-type="float" office:value="0.001247814" calcext:value-type="float">
            <text:p>0,001247814</text:p>
          </table:table-cell>
          <table:table-cell office:value-type="float" office:value="0.001442604" calcext:value-type="float">
            <text:p>0,001442604</text:p>
          </table:table-cell>
          <table:table-cell table:style-name="ce2" office:value-type="float" office:value="0.000948791" calcext:value-type="float">
            <text:p>9,49E-004</text:p>
          </table:table-cell>
          <table:table-cell office:value-type="float" office:value="0.001276296" calcext:value-type="float">
            <text:p>0,001276296</text:p>
          </table:table-cell>
          <table:table-cell table:style-name="ce2" office:value-type="float" office:value="0.000959822" calcext:value-type="float">
            <text:p>9,60E-004</text:p>
          </table:table-cell>
          <table:table-cell office:value-type="float" office:value="0.001053856" calcext:value-type="float">
            <text:p>0,001053856</text:p>
          </table:table-cell>
          <table:table-cell office:value-type="float" office:value="0.00122886" calcext:value-type="float">
            <text:p>0,00122886</text:p>
          </table:table-cell>
          <table:table-cell office:value-type="float" office:value="0.000973598" calcext:value-type="float">
            <text:p>9,74E-004</text:p>
          </table:table-cell>
          <table:table-cell/>
          <table:table-cell table:formula="of:=TRIMMEAN([.B21:.K21];0.2)" office:value-type="float" office:value="0.001082175" calcext:value-type="float">
            <text:p>0,001082175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style-name="ce2" office:value-type="float" office:value="0.000353705" calcext:value-type="float">
            <text:p>3,54E-004</text:p>
          </table:table-cell>
          <table:table-cell table:style-name="ce2" office:value-type="float" office:value="0.000350551" calcext:value-type="float">
            <text:p>3,51E-004</text:p>
          </table:table-cell>
          <table:table-cell table:style-name="ce2" office:value-type="float" office:value="0.00029772" calcext:value-type="float">
            <text:p>2,98E-004</text:p>
          </table:table-cell>
          <table:table-cell table:style-name="ce2" office:value-type="float" office:value="0.000481276" calcext:value-type="float">
            <text:p>4,81E-004</text:p>
          </table:table-cell>
          <table:table-cell table:style-name="ce2" office:value-type="float" office:value="0.000291464" calcext:value-type="float">
            <text:p>2,91E-004</text:p>
          </table:table-cell>
          <table:table-cell table:style-name="ce2" office:value-type="float" office:value="0.000374846" calcext:value-type="float">
            <text:p>3,75E-004</text:p>
          </table:table-cell>
          <table:table-cell table:style-name="ce2" office:value-type="float" office:value="0.000320272" calcext:value-type="float">
            <text:p>3,20E-004</text:p>
          </table:table-cell>
          <table:table-cell table:style-name="ce2" office:value-type="float" office:value="0.000406276" calcext:value-type="float">
            <text:p>4,06E-004</text:p>
          </table:table-cell>
          <table:table-cell table:style-name="ce2" office:value-type="float" office:value="0.000291844" calcext:value-type="float">
            <text:p>2,92E-004</text:p>
          </table:table-cell>
          <table:table-cell office:value-type="float" office:value="0.00028205" calcext:value-type="float">
            <text:p>2,82E-004</text:p>
          </table:table-cell>
          <table:table-cell/>
          <table:table-cell table:formula="of:=TRIMMEAN([.B22:.K22];0.2)" office:value-type="float" office:value="0.00033583475" calcext:value-type="float">
            <text:p>0,0003358348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style-name="ce2" office:value-type="float" office:value="0.00032931" calcext:value-type="float">
            <text:p>3,29E-004</text:p>
          </table:table-cell>
          <table:table-cell table:style-name="ce2" office:value-type="float" office:value="0.000322071" calcext:value-type="float">
            <text:p>3,22E-004</text:p>
          </table:table-cell>
          <table:table-cell table:style-name="ce2" office:value-type="float" office:value="0.000357975" calcext:value-type="float">
            <text:p>3,58E-004</text:p>
          </table:table-cell>
          <table:table-cell table:style-name="ce2" office:value-type="float" office:value="0.000395947" calcext:value-type="float">
            <text:p>3,96E-004</text:p>
          </table:table-cell>
          <table:table-cell table:style-name="ce2" office:value-type="float" office:value="0.000287282" calcext:value-type="float">
            <text:p>2,87E-004</text:p>
          </table:table-cell>
          <table:table-cell table:style-name="ce2" office:value-type="float" office:value="0.000278978" calcext:value-type="float">
            <text:p>2,79E-004</text:p>
          </table:table-cell>
          <table:table-cell table:style-name="ce2" office:value-type="float" office:value="0.000303941" calcext:value-type="float">
            <text:p>3,04E-004</text:p>
          </table:table-cell>
          <table:table-cell table:style-name="ce2" office:value-type="float" office:value="0.000351104" calcext:value-type="float">
            <text:p>3,51E-004</text:p>
          </table:table-cell>
          <table:table-cell table:style-name="ce2" office:value-type="float" office:value="0.000278387" calcext:value-type="float">
            <text:p>2,78E-004</text:p>
          </table:table-cell>
          <table:table-cell office:value-type="float" office:value="0.000289095" calcext:value-type="float">
            <text:p>2,89E-004</text:p>
          </table:table-cell>
          <table:table-cell/>
          <table:table-cell table:formula="of:=TRIMMEAN([.B23:.K23];0.2)" office:value-type="float" office:value="0.0003149695" calcext:value-type="float">
            <text:p>0,0003149695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table:style-name="ce2" office:value-type="float" office:value="0.000976255" calcext:value-type="float">
            <text:p>9,76E-004</text:p>
          </table:table-cell>
          <table:table-cell office:value-type="float" office:value="0.001032318" calcext:value-type="float">
            <text:p>0,001032318</text:p>
          </table:table-cell>
          <table:table-cell office:value-type="float" office:value="0.001055483" calcext:value-type="float">
            <text:p>0,001055483</text:p>
          </table:table-cell>
          <table:table-cell office:value-type="float" office:value="0.001015374" calcext:value-type="float">
            <text:p>0,001015374</text:p>
          </table:table-cell>
          <table:table-cell table:style-name="ce2" office:value-type="float" office:value="0.000972398" calcext:value-type="float">
            <text:p>9,72E-004</text:p>
          </table:table-cell>
          <table:table-cell table:style-name="ce2" office:value-type="float" office:value="0.000958792" calcext:value-type="float">
            <text:p>9,59E-004</text:p>
          </table:table-cell>
          <table:table-cell table:style-name="ce2" office:value-type="float" office:value="0.000992121" calcext:value-type="float">
            <text:p>9,92E-004</text:p>
          </table:table-cell>
          <table:table-cell office:value-type="float" office:value="0.001259776" calcext:value-type="float">
            <text:p>0,001259776</text:p>
          </table:table-cell>
          <table:table-cell office:value-type="float" office:value="0.00103979" calcext:value-type="float">
            <text:p>0,00103979</text:p>
          </table:table-cell>
          <table:table-cell office:value-type="float" office:value="0.000967918" calcext:value-type="float">
            <text:p>9,68E-004</text:p>
          </table:table-cell>
          <table:table-cell/>
          <table:table-cell table:formula="of:=TRIMMEAN([.B24:.K24];0.2)" office:value-type="float" office:value="0.001006457125" calcext:value-type="float">
            <text:p>0,0010064571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table:style-name="ce2" office:value-type="float" office:value="0.000746133" calcext:value-type="float">
            <text:p>7,46E-004</text:p>
          </table:table-cell>
          <table:table-cell table:style-name="ce2" office:value-type="float" office:value="0.000615542" calcext:value-type="float">
            <text:p>6,16E-004</text:p>
          </table:table-cell>
          <table:table-cell table:style-name="ce2" office:value-type="float" office:value="0.000745903" calcext:value-type="float">
            <text:p>7,46E-004</text:p>
          </table:table-cell>
          <table:table-cell table:style-name="ce2" office:value-type="float" office:value="0.000648685" calcext:value-type="float">
            <text:p>6,49E-004</text:p>
          </table:table-cell>
          <table:table-cell office:value-type="float" office:value="0.006977006" calcext:value-type="float">
            <text:p>0,006977006</text:p>
          </table:table-cell>
          <table:table-cell table:style-name="ce2" office:value-type="float" office:value="0.000621704" calcext:value-type="float">
            <text:p>6,22E-004</text:p>
          </table:table-cell>
          <table:table-cell table:style-name="ce2" office:value-type="float" office:value="0.000608775" calcext:value-type="float">
            <text:p>6,09E-004</text:p>
          </table:table-cell>
          <table:table-cell table:style-name="ce2" office:value-type="float" office:value="0.000649789" calcext:value-type="float">
            <text:p>6,50E-004</text:p>
          </table:table-cell>
          <table:table-cell table:style-name="ce2" office:value-type="float" office:value="0.000626205" calcext:value-type="float">
            <text:p>6,26E-004</text:p>
          </table:table-cell>
          <table:table-cell office:value-type="float" office:value="0.000618801" calcext:value-type="float">
            <text:p>6,19E-004</text:p>
          </table:table-cell>
          <table:table-cell/>
          <table:table-cell table:formula="of:=TRIMMEAN([.B25:.K25];0.2)" office:value-type="float" office:value="0.00065909525" calcext:value-type="float">
            <text:p>0,0006590953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table:style-name="ce2" office:value-type="float" office:value="0.000859652" calcext:value-type="float">
            <text:p>8,60E-004</text:p>
          </table:table-cell>
          <table:table-cell table:style-name="ce2" office:value-type="float" office:value="0.000872204" calcext:value-type="float">
            <text:p>8,72E-004</text:p>
          </table:table-cell>
          <table:table-cell table:style-name="ce2" office:value-type="float" office:value="0.000818463" calcext:value-type="float">
            <text:p>8,18E-004</text:p>
          </table:table-cell>
          <table:table-cell table:style-name="ce2" office:value-type="float" office:value="0.000793289" calcext:value-type="float">
            <text:p>7,93E-004</text:p>
          </table:table-cell>
          <table:table-cell table:style-name="ce2" office:value-type="float" office:value="0.000801937" calcext:value-type="float">
            <text:p>8,02E-004</text:p>
          </table:table-cell>
          <table:table-cell table:style-name="ce2" office:value-type="float" office:value="0.000709179" calcext:value-type="float">
            <text:p>7,09E-004</text:p>
          </table:table-cell>
          <table:table-cell table:style-name="ce2" office:value-type="float" office:value="0.000727297" calcext:value-type="float">
            <text:p>7,27E-004</text:p>
          </table:table-cell>
          <table:table-cell table:style-name="ce2" office:value-type="float" office:value="0.000773155" calcext:value-type="float">
            <text:p>7,73E-004</text:p>
          </table:table-cell>
          <table:table-cell table:style-name="ce2" office:value-type="float" office:value="0.000687243" calcext:value-type="float">
            <text:p>6,87E-004</text:p>
          </table:table-cell>
          <table:table-cell office:value-type="float" office:value="0.000752364" calcext:value-type="float">
            <text:p>7,52E-004</text:p>
          </table:table-cell>
          <table:table-cell/>
          <table:table-cell table:formula="of:=TRIMMEAN([.B26:.K26];0.2)" office:value-type="float" office:value="0.000779417" calcext:value-type="float">
            <text:p>0,000779417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2082924" calcext:value-type="float">
            <text:p>0,002082924</text:p>
          </table:table-cell>
          <table:table-cell table:style-name="ce2" office:value-type="float" office:value="0.000888179" calcext:value-type="float">
            <text:p>8,88E-004</text:p>
          </table:table-cell>
          <table:table-cell table:style-name="ce2" office:value-type="float" office:value="0.00084892" calcext:value-type="float">
            <text:p>8,49E-004</text:p>
          </table:table-cell>
          <table:table-cell table:style-name="ce2" office:value-type="float" office:value="0.000884955" calcext:value-type="float">
            <text:p>8,85E-004</text:p>
          </table:table-cell>
          <table:table-cell office:value-type="float" office:value="0.002127987" calcext:value-type="float">
            <text:p>0,002127987</text:p>
          </table:table-cell>
          <table:table-cell table:style-name="ce2" office:value-type="float" office:value="0.000871691" calcext:value-type="float">
            <text:p>8,72E-004</text:p>
          </table:table-cell>
          <table:table-cell table:style-name="ce2" office:value-type="float" office:value="0.000846885" calcext:value-type="float">
            <text:p>8,47E-004</text:p>
          </table:table-cell>
          <table:table-cell table:style-name="ce2" office:value-type="float" office:value="0.00083134" calcext:value-type="float">
            <text:p>8,31E-004</text:p>
          </table:table-cell>
          <table:table-cell table:style-name="ce2" office:value-type="float" office:value="0.000817577" calcext:value-type="float">
            <text:p>8,18E-004</text:p>
          </table:table-cell>
          <table:table-cell office:value-type="float" office:value="0.000897816" calcext:value-type="float">
            <text:p>8,98E-004</text:p>
          </table:table-cell>
          <table:table-cell/>
          <table:table-cell table:formula="of:=TRIMMEAN([.B27:.K27];0.2)" office:value-type="float" office:value="0.00101908875" calcext:value-type="float">
            <text:p>0,0010190888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07248447" calcext:value-type="float">
            <text:p>0,007248447</text:p>
          </table:table-cell>
          <table:table-cell office:value-type="float" office:value="0.001889822" calcext:value-type="float">
            <text:p>0,001889822</text:p>
          </table:table-cell>
          <table:table-cell office:value-type="float" office:value="0.020652219" calcext:value-type="float">
            <text:p>0,020652219</text:p>
          </table:table-cell>
          <table:table-cell office:value-type="float" office:value="0.003527785" calcext:value-type="float">
            <text:p>0,003527785</text:p>
          </table:table-cell>
          <table:table-cell office:value-type="float" office:value="0.001560913" calcext:value-type="float">
            <text:p>0,001560913</text:p>
          </table:table-cell>
          <table:table-cell office:value-type="float" office:value="0.001685238" calcext:value-type="float">
            <text:p>0,001685238</text:p>
          </table:table-cell>
          <table:table-cell office:value-type="float" office:value="0.001241177" calcext:value-type="float">
            <text:p>0,001241177</text:p>
          </table:table-cell>
          <table:table-cell office:value-type="float" office:value="0.001745139" calcext:value-type="float">
            <text:p>0,001745139</text:p>
          </table:table-cell>
          <table:table-cell office:value-type="float" office:value="0.001549146" calcext:value-type="float">
            <text:p>0,001549146</text:p>
          </table:table-cell>
          <table:table-cell table:style-name="Default" office:value-type="float" office:value="0.001557938" calcext:value-type="float">
            <text:p>0,001557938</text:p>
          </table:table-cell>
          <table:table-cell/>
          <table:table-cell table:formula="of:=TRIMMEAN([.B28:.K28];0.2)" office:value-type="float" office:value="0.0025955535" calcext:value-type="float">
            <text:p>0,0025955535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05756458" calcext:value-type="float">
            <text:p>0,005756458</text:p>
          </table:table-cell>
          <table:table-cell office:value-type="float" office:value="0.001036168" calcext:value-type="float">
            <text:p>0,001036168</text:p>
          </table:table-cell>
          <table:table-cell office:value-type="float" office:value="0.001171735" calcext:value-type="float">
            <text:p>0,001171735</text:p>
          </table:table-cell>
          <table:table-cell office:value-type="float" office:value="0.001180863" calcext:value-type="float">
            <text:p>0,001180863</text:p>
          </table:table-cell>
          <table:table-cell office:value-type="float" office:value="0.001116057" calcext:value-type="float">
            <text:p>0,001116057</text:p>
          </table:table-cell>
          <table:table-cell office:value-type="float" office:value="0.001150228" calcext:value-type="float">
            <text:p>0,001150228</text:p>
          </table:table-cell>
          <table:table-cell office:value-type="float" office:value="0.001044953" calcext:value-type="float">
            <text:p>0,001044953</text:p>
          </table:table-cell>
          <table:table-cell table:style-name="ce2" office:value-type="float" office:value="0.001114415" calcext:value-type="float">
            <text:p>1,11E-003</text:p>
          </table:table-cell>
          <table:table-cell table:style-name="ce2" office:value-type="float" office:value="0.001111254" calcext:value-type="float">
            <text:p>1,11E-003</text:p>
          </table:table-cell>
          <table:table-cell office:value-type="float" office:value="0.000996427" calcext:value-type="float">
            <text:p>9,96E-004</text:p>
          </table:table-cell>
          <table:table-cell/>
          <table:table-cell table:formula="of:=TRIMMEAN([.B29:.K29];0.2)" office:value-type="float" office:value="0.001115709125" calcext:value-type="float">
            <text:p>0,0011157091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06635038" calcext:value-type="float">
            <text:p>0,006635038</text:p>
          </table:table-cell>
          <table:table-cell office:value-type="float" office:value="0.002012112" calcext:value-type="float">
            <text:p>0,002012112</text:p>
          </table:table-cell>
          <table:table-cell office:value-type="float" office:value="0.002006228" calcext:value-type="float">
            <text:p>0,002006228</text:p>
          </table:table-cell>
          <table:table-cell office:value-type="float" office:value="0.001913416" calcext:value-type="float">
            <text:p>0,001913416</text:p>
          </table:table-cell>
          <table:table-cell office:value-type="float" office:value="0.001553214" calcext:value-type="float">
            <text:p>0,001553214</text:p>
          </table:table-cell>
          <table:table-cell office:value-type="float" office:value="0.002111369" calcext:value-type="float">
            <text:p>0,002111369</text:p>
          </table:table-cell>
          <table:table-cell office:value-type="float" office:value="0.001348485" calcext:value-type="float">
            <text:p>0,001348485</text:p>
          </table:table-cell>
          <table:table-cell office:value-type="float" office:value="0.001876909" calcext:value-type="float">
            <text:p>0,001876909</text:p>
          </table:table-cell>
          <table:table-cell office:value-type="float" office:value="0.001629412" calcext:value-type="float">
            <text:p>0,001629412</text:p>
          </table:table-cell>
          <table:table-cell table:style-name="Default" office:value-type="float" office:value="0.001615986" calcext:value-type="float">
            <text:p>0,001615986</text:p>
          </table:table-cell>
          <table:table-cell/>
          <table:table-cell table:formula="of:=TRIMMEAN([.B30:.K30];0.2)" office:value-type="float" office:value="0.00183983075" calcext:value-type="float">
            <text:p>0,0018398308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Soma Agregação</text:p>
          </table:table-cell>
          <table:table-cell table:formula="of:=SUM([.M2:.M7])" office:value-type="float" office:value="103.304596388625" calcext:value-type="float">
            <text:p>103,3045963886</text:p>
          </table:table-cell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Soma Busca</text:p>
          </table:table-cell>
          <table:table-cell table:formula="of:=SUM([.M9:.M30])" office:value-type="float" office:value="0.01877818825" calcext:value-type="float">
            <text:p>0,0187781883</text:p>
          </table:table-cell>
        </table:table-row>
      </table:table>
      <table:table table:name="4CM" table:style-name="ta1"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.382618834" calcext:value-type="float">
            <text:p>1,382618834</text:p>
          </table:table-cell>
          <table:table-cell office:value-type="float" office:value="1.352620638" calcext:value-type="float">
            <text:p>1,352620638</text:p>
          </table:table-cell>
          <table:table-cell office:value-type="float" office:value="1.355108552" calcext:value-type="float">
            <text:p>1,355108552</text:p>
          </table:table-cell>
          <table:table-cell office:value-type="float" office:value="1.355300791" calcext:value-type="float">
            <text:p>1,355300791</text:p>
          </table:table-cell>
          <table:table-cell office:value-type="float" office:value="1.36234748" calcext:value-type="float">
            <text:p>1,36234748</text:p>
          </table:table-cell>
          <table:table-cell office:value-type="float" office:value="1.364039994" calcext:value-type="float">
            <text:p>1,364039994</text:p>
          </table:table-cell>
          <table:table-cell office:value-type="float" office:value="1.337092334" calcext:value-type="float">
            <text:p>1,337092334</text:p>
          </table:table-cell>
          <table:table-cell office:value-type="float" office:value="1.345548539" calcext:value-type="float">
            <text:p>1,345548539</text:p>
          </table:table-cell>
          <table:table-cell office:value-type="float" office:value="1.361158189" calcext:value-type="float">
            <text:p>1,361158189</text:p>
          </table:table-cell>
          <table:table-cell office:value-type="float" office:value="1.340113249" calcext:value-type="float">
            <text:p>1,340113249</text:p>
          </table:table-cell>
          <table:table-cell/>
          <table:table-cell table:formula="of:=TRIMMEAN([.B2:.K2];0.2)" office:value-type="float" office:value="1.354529679" calcext:value-type="float">
            <text:p>1,354529679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375424398" calcext:value-type="float">
            <text:p>3,375424398</text:p>
          </table:table-cell>
          <table:table-cell office:value-type="float" office:value="3.471764743" calcext:value-type="float">
            <text:p>3,471764743</text:p>
          </table:table-cell>
          <table:table-cell office:value-type="float" office:value="3.386483405" calcext:value-type="float">
            <text:p>3,386483405</text:p>
          </table:table-cell>
          <table:table-cell office:value-type="float" office:value="3.650462008" calcext:value-type="float">
            <text:p>3,650462008</text:p>
          </table:table-cell>
          <table:table-cell office:value-type="float" office:value="3.675251485" calcext:value-type="float">
            <text:p>3,675251485</text:p>
          </table:table-cell>
          <table:table-cell office:value-type="float" office:value="3.892046799" calcext:value-type="float">
            <text:p>3,892046799</text:p>
          </table:table-cell>
          <table:table-cell office:value-type="float" office:value="3.478000594" calcext:value-type="float">
            <text:p>3,478000594</text:p>
          </table:table-cell>
          <table:table-cell office:value-type="float" office:value="3.545705965" calcext:value-type="float">
            <text:p>3,545705965</text:p>
          </table:table-cell>
          <table:table-cell office:value-type="float" office:value="3.623187945" calcext:value-type="float">
            <text:p>3,623187945</text:p>
          </table:table-cell>
          <table:table-cell office:value-type="float" office:value="3.498474701" calcext:value-type="float">
            <text:p>3,498474701</text:p>
          </table:table-cell>
          <table:table-cell/>
          <table:table-cell table:formula="of:=TRIMMEAN([.B3:.K3];0.2)" office:value-type="float" office:value="3.54116635575" calcext:value-type="float">
            <text:p>3,5411663558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57.067102837" calcext:value-type="float">
            <text:p>57,067102837</text:p>
          </table:table-cell>
          <table:table-cell office:value-type="float" office:value="57.846528814" calcext:value-type="float">
            <text:p>57,846528814</text:p>
          </table:table-cell>
          <table:table-cell office:value-type="float" office:value="56.811882125" calcext:value-type="float">
            <text:p>56,811882125</text:p>
          </table:table-cell>
          <table:table-cell office:value-type="float" office:value="57.159489227" calcext:value-type="float">
            <text:p>57,159489227</text:p>
          </table:table-cell>
          <table:table-cell office:value-type="float" office:value="56.526013525" calcext:value-type="float">
            <text:p>56,526013525</text:p>
          </table:table-cell>
          <table:table-cell office:value-type="float" office:value="58.505762158" calcext:value-type="float">
            <text:p>58,505762158</text:p>
          </table:table-cell>
          <table:table-cell office:value-type="float" office:value="55.723323366" calcext:value-type="float">
            <text:p>55,723323366</text:p>
          </table:table-cell>
          <table:table-cell office:value-type="float" office:value="56.488546479" calcext:value-type="float">
            <text:p>56,488546479</text:p>
          </table:table-cell>
          <table:table-cell office:value-type="float" office:value="58.62884033" calcext:value-type="float">
            <text:p>58,62884033</text:p>
          </table:table-cell>
          <table:table-cell office:value-type="float" office:value="57.364823463" calcext:value-type="float">
            <text:p>57,364823463</text:p>
          </table:table-cell>
          <table:table-cell/>
          <table:table-cell table:formula="of:=TRIMMEAN([.B4:.K4];0.2)" office:value-type="float" office:value="57.2212685785" calcext:value-type="float">
            <text:p>57,221268578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.098271186" calcext:value-type="float">
            <text:p>9,098271186</text:p>
          </table:table-cell>
          <table:table-cell office:value-type="float" office:value="9.067137824" calcext:value-type="float">
            <text:p>9,067137824</text:p>
          </table:table-cell>
          <table:table-cell office:value-type="float" office:value="9.053208631" calcext:value-type="float">
            <text:p>9,053208631</text:p>
          </table:table-cell>
          <table:table-cell office:value-type="float" office:value="9.050899738" calcext:value-type="float">
            <text:p>9,050899738</text:p>
          </table:table-cell>
          <table:table-cell office:value-type="float" office:value="9.083160919" calcext:value-type="float">
            <text:p>9,083160919</text:p>
          </table:table-cell>
          <table:table-cell office:value-type="float" office:value="9.064428163" calcext:value-type="float">
            <text:p>9,064428163</text:p>
          </table:table-cell>
          <table:table-cell office:value-type="float" office:value="9.074846797" calcext:value-type="float">
            <text:p>9,074846797</text:p>
          </table:table-cell>
          <table:table-cell office:value-type="float" office:value="9.106551301" calcext:value-type="float">
            <text:p>9,106551301</text:p>
          </table:table-cell>
          <table:table-cell office:value-type="float" office:value="9.043779919" calcext:value-type="float">
            <text:p>9,043779919</text:p>
          </table:table-cell>
          <table:table-cell office:value-type="float" office:value="9.077094688" calcext:value-type="float">
            <text:p>9,077094688</text:p>
          </table:table-cell>
          <table:table-cell/>
          <table:table-cell table:formula="of:=TRIMMEAN([.B5:.K5];0.2)" office:value-type="float" office:value="9.07113099325" calcext:value-type="float">
            <text:p>9,071130993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.375826427" calcext:value-type="float">
            <text:p>2,375826427</text:p>
          </table:table-cell>
          <table:table-cell office:value-type="float" office:value="2.377433452" calcext:value-type="float">
            <text:p>2,377433452</text:p>
          </table:table-cell>
          <table:table-cell office:value-type="float" office:value="2.368842813" calcext:value-type="float">
            <text:p>2,368842813</text:p>
          </table:table-cell>
          <table:table-cell office:value-type="float" office:value="2.378243337" calcext:value-type="float">
            <text:p>2,378243337</text:p>
          </table:table-cell>
          <table:table-cell office:value-type="float" office:value="2.356551004" calcext:value-type="float">
            <text:p>2,356551004</text:p>
          </table:table-cell>
          <table:table-cell office:value-type="float" office:value="2.363283829" calcext:value-type="float">
            <text:p>2,363283829</text:p>
          </table:table-cell>
          <table:table-cell office:value-type="float" office:value="2.366179536" calcext:value-type="float">
            <text:p>2,366179536</text:p>
          </table:table-cell>
          <table:table-cell office:value-type="float" office:value="2.366169938" calcext:value-type="float">
            <text:p>2,366169938</text:p>
          </table:table-cell>
          <table:table-cell office:value-type="float" office:value="2.366487893" calcext:value-type="float">
            <text:p>2,366487893</text:p>
          </table:table-cell>
          <table:table-cell office:value-type="float" office:value="2.363307839" calcext:value-type="float">
            <text:p>2,363307839</text:p>
          </table:table-cell>
          <table:table-cell/>
          <table:table-cell table:formula="of:=TRIMMEAN([.B6:.K6];0.2)" office:value-type="float" office:value="2.368441465875" calcext:value-type="float">
            <text:p>2,3684414659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86.051382756" calcext:value-type="float">
            <text:p>86,051382756</text:p>
          </table:table-cell>
          <table:table-cell office:value-type="float" office:value="84.236870048" calcext:value-type="float">
            <text:p>84,236870048</text:p>
          </table:table-cell>
          <table:table-cell office:value-type="float" office:value="87.859929685" calcext:value-type="float">
            <text:p>87,859929685</text:p>
          </table:table-cell>
          <table:table-cell office:value-type="float" office:value="86.835824034" calcext:value-type="float">
            <text:p>86,835824034</text:p>
          </table:table-cell>
          <table:table-cell office:value-type="float" office:value="85.422851669" calcext:value-type="float">
            <text:p>85,422851669</text:p>
          </table:table-cell>
          <table:table-cell office:value-type="float" office:value="84.679710238" calcext:value-type="float">
            <text:p>84,679710238</text:p>
          </table:table-cell>
          <table:table-cell office:value-type="float" office:value="86.060096948" calcext:value-type="float">
            <text:p>86,060096948</text:p>
          </table:table-cell>
          <table:table-cell office:value-type="float" office:value="84.124954438" calcext:value-type="float">
            <text:p>84,124954438</text:p>
          </table:table-cell>
          <table:table-cell office:value-type="float" office:value="84.987977271" calcext:value-type="float">
            <text:p>84,987977271</text:p>
          </table:table-cell>
          <table:table-cell office:value-type="float" office:value="85.656449148" calcext:value-type="float">
            <text:p>85,656449148</text:p>
          </table:table-cell>
          <table:table-cell/>
          <table:table-cell table:formula="of:=TRIMMEAN([.B7:.K7];0.2)" office:value-type="float" office:value="85.491395264" calcext:value-type="float">
            <text:p>85,49139526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1719294" calcext:value-type="float">
            <text:p>0,001719294</text:p>
          </table:table-cell>
          <table:table-cell office:value-type="float" office:value="0.001467527" calcext:value-type="float">
            <text:p>0,001467527</text:p>
          </table:table-cell>
          <table:table-cell office:value-type="float" office:value="0.00127057" calcext:value-type="float">
            <text:p>0,00127057</text:p>
          </table:table-cell>
          <table:table-cell office:value-type="float" office:value="0.001850835" calcext:value-type="float">
            <text:p>0,001850835</text:p>
          </table:table-cell>
          <table:table-cell office:value-type="float" office:value="0.001384238" calcext:value-type="float">
            <text:p>0,001384238</text:p>
          </table:table-cell>
          <table:table-cell office:value-type="float" office:value="0.001285305" calcext:value-type="float">
            <text:p>0,001285305</text:p>
          </table:table-cell>
          <table:table-cell office:value-type="float" office:value="0.001449087" calcext:value-type="float">
            <text:p>0,001449087</text:p>
          </table:table-cell>
          <table:table-cell office:value-type="float" office:value="0.002017338" calcext:value-type="float">
            <text:p>0,002017338</text:p>
          </table:table-cell>
          <table:table-cell office:value-type="float" office:value="0.001611556" calcext:value-type="float">
            <text:p>0,001611556</text:p>
          </table:table-cell>
          <table:table-cell office:value-type="float" office:value="0.001256104" calcext:value-type="float">
            <text:p>0,001256104</text:p>
          </table:table-cell>
          <table:table-cell/>
          <table:table-cell table:formula="of:=TRIMMEAN([.B9:.K9];0.2)" office:value-type="float" office:value="0.0015048015" calcext:value-type="float">
            <text:p>0,001504801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1938881" calcext:value-type="float">
            <text:p>0,001938881</text:p>
          </table:table-cell>
          <table:table-cell office:value-type="float" office:value="0.001808784" calcext:value-type="float">
            <text:p>0,001808784</text:p>
          </table:table-cell>
          <table:table-cell office:value-type="float" office:value="0.001479119" calcext:value-type="float">
            <text:p>0,001479119</text:p>
          </table:table-cell>
          <table:table-cell office:value-type="float" office:value="0.001821916" calcext:value-type="float">
            <text:p>0,001821916</text:p>
          </table:table-cell>
          <table:table-cell office:value-type="float" office:value="0.001644005" calcext:value-type="float">
            <text:p>0,001644005</text:p>
          </table:table-cell>
          <table:table-cell office:value-type="float" office:value="0.001285811" calcext:value-type="float">
            <text:p>0,001285811</text:p>
          </table:table-cell>
          <table:table-cell office:value-type="float" office:value="0.001720868" calcext:value-type="float">
            <text:p>0,001720868</text:p>
          </table:table-cell>
          <table:table-cell office:value-type="float" office:value="0.002403258" calcext:value-type="float">
            <text:p>0,002403258</text:p>
          </table:table-cell>
          <table:table-cell office:value-type="float" office:value="0.001729329" calcext:value-type="float">
            <text:p>0,001729329</text:p>
          </table:table-cell>
          <table:table-cell office:value-type="float" office:value="0.001476381" calcext:value-type="float">
            <text:p>0,001476381</text:p>
          </table:table-cell>
          <table:table-cell/>
          <table:table-cell table:formula="of:=TRIMMEAN([.B10:.K10];0.2)" office:value-type="float" office:value="0.001702410375" calcext:value-type="float">
            <text:p>0,001702410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101044" calcext:value-type="float">
            <text:p>0,00101044</text:p>
          </table:table-cell>
          <table:table-cell office:value-type="float" office:value="0.001162361" calcext:value-type="float">
            <text:p>0,001162361</text:p>
          </table:table-cell>
          <table:table-cell office:value-type="float" office:value="0.001090195" calcext:value-type="float">
            <text:p>0,001090195</text:p>
          </table:table-cell>
          <table:table-cell office:value-type="float" office:value="0.001479667" calcext:value-type="float">
            <text:p>0,001479667</text:p>
          </table:table-cell>
          <table:table-cell office:value-type="float" office:value="0.001072757" calcext:value-type="float">
            <text:p>0,001072757</text:p>
          </table:table-cell>
          <table:table-cell office:value-type="float" office:value="0.001026944" calcext:value-type="float">
            <text:p>0,001026944</text:p>
          </table:table-cell>
          <table:table-cell office:value-type="float" office:value="0.001044879" calcext:value-type="float">
            <text:p>0,001044879</text:p>
          </table:table-cell>
          <table:table-cell office:value-type="float" office:value="0.00177641" calcext:value-type="float">
            <text:p>0,00177641</text:p>
          </table:table-cell>
          <table:table-cell office:value-type="float" office:value="0.001151791" calcext:value-type="float">
            <text:p>0,001151791</text:p>
          </table:table-cell>
          <table:table-cell office:value-type="float" office:value="0.001005173" calcext:value-type="float">
            <text:p>0,001005173</text:p>
          </table:table-cell>
          <table:table-cell/>
          <table:table-cell table:formula="of:=TRIMMEAN([.B11:.K11];0.2)" office:value-type="float" office:value="0.00112987925" calcext:value-type="float">
            <text:p>0,001129879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1084405" calcext:value-type="float">
            <text:p>0,001084405</text:p>
          </table:table-cell>
          <table:table-cell office:value-type="float" office:value="0.00110645" calcext:value-type="float">
            <text:p>0,00110645</text:p>
          </table:table-cell>
          <table:table-cell office:value-type="float" office:value="0.00109604" calcext:value-type="float">
            <text:p>0,00109604</text:p>
          </table:table-cell>
          <table:table-cell office:value-type="float" office:value="0.001302089" calcext:value-type="float">
            <text:p>0,001302089</text:p>
          </table:table-cell>
          <table:table-cell office:value-type="float" office:value="0.001101806" calcext:value-type="float">
            <text:p>0,001101806</text:p>
          </table:table-cell>
          <table:table-cell office:value-type="float" office:value="0.001031248" calcext:value-type="float">
            <text:p>0,001031248</text:p>
          </table:table-cell>
          <table:table-cell office:value-type="float" office:value="0.001196256" calcext:value-type="float">
            <text:p>0,001196256</text:p>
          </table:table-cell>
          <table:table-cell office:value-type="float" office:value="0.001628237" calcext:value-type="float">
            <text:p>0,001628237</text:p>
          </table:table-cell>
          <table:table-cell office:value-type="float" office:value="0.001097565" calcext:value-type="float">
            <text:p>0,001097565</text:p>
          </table:table-cell>
          <table:table-cell table:style-name="ce2" office:value-type="float" office:value="0.000970739" calcext:value-type="float">
            <text:p>9,71E-004</text:p>
          </table:table-cell>
          <table:table-cell/>
          <table:table-cell table:formula="of:=TRIMMEAN([.B12:.K12];0.2)" office:value-type="float" office:value="0.001126982375" calcext:value-type="float">
            <text:p>0,001126982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1101061" calcext:value-type="float">
            <text:p>0,001101061</text:p>
          </table:table-cell>
          <table:table-cell office:value-type="float" office:value="0.001199418" calcext:value-type="float">
            <text:p>0,001199418</text:p>
          </table:table-cell>
          <table:table-cell table:style-name="ce2" office:value-type="float" office:value="0.000951729" calcext:value-type="float">
            <text:p>9,52E-004</text:p>
          </table:table-cell>
          <table:table-cell office:value-type="float" office:value="0.00121278" calcext:value-type="float">
            <text:p>0,00121278</text:p>
          </table:table-cell>
          <table:table-cell office:value-type="float" office:value="0.001034335" calcext:value-type="float">
            <text:p>0,001034335</text:p>
          </table:table-cell>
          <table:table-cell table:style-name="ce2" office:value-type="float" office:value="0.000965958" calcext:value-type="float">
            <text:p>9,66E-004</text:p>
          </table:table-cell>
          <table:table-cell table:style-name="ce2" office:value-type="float" office:value="0.000993053" calcext:value-type="float">
            <text:p>9,93E-004</text:p>
          </table:table-cell>
          <table:table-cell office:value-type="float" office:value="0.001518844" calcext:value-type="float">
            <text:p>0,001518844</text:p>
          </table:table-cell>
          <table:table-cell office:value-type="float" office:value="0.001058686" calcext:value-type="float">
            <text:p>0,001058686</text:p>
          </table:table-cell>
          <table:table-cell office:value-type="float" office:value="0.001009626" calcext:value-type="float">
            <text:p>0,001009626</text:p>
          </table:table-cell>
          <table:table-cell/>
          <table:table-cell table:formula="of:=TRIMMEAN([.B13:.K13];0.2)" office:value-type="float" office:value="0.001071864625" calcext:value-type="float">
            <text:p>0,0010718646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2" office:value-type="float" office:value="0.000445944" calcext:value-type="float">
            <text:p>4,46E-004</text:p>
          </table:table-cell>
          <table:table-cell table:style-name="ce2" office:value-type="float" office:value="0.000562371" calcext:value-type="float">
            <text:p>5,62E-004</text:p>
          </table:table-cell>
          <table:table-cell table:style-name="ce2" office:value-type="float" office:value="0.000406812" calcext:value-type="float">
            <text:p>4,07E-004</text:p>
          </table:table-cell>
          <table:table-cell table:style-name="ce2" office:value-type="float" office:value="0.000669068" calcext:value-type="float">
            <text:p>6,69E-004</text:p>
          </table:table-cell>
          <table:table-cell table:style-name="ce2" office:value-type="float" office:value="0.000424417" calcext:value-type="float">
            <text:p>4,24E-004</text:p>
          </table:table-cell>
          <table:table-cell table:style-name="ce2" office:value-type="float" office:value="0.000398101" calcext:value-type="float">
            <text:p>3,98E-004</text:p>
          </table:table-cell>
          <table:table-cell table:style-name="ce2" office:value-type="float" office:value="0.000336922" calcext:value-type="float">
            <text:p>3,37E-004</text:p>
          </table:table-cell>
          <table:table-cell office:value-type="float" office:value="0.001251437" calcext:value-type="float">
            <text:p>0,001251437</text:p>
          </table:table-cell>
          <table:table-cell table:style-name="ce2" office:value-type="float" office:value="0.000331681" calcext:value-type="float">
            <text:p>3,32E-004</text:p>
          </table:table-cell>
          <table:table-cell table:style-name="ce2" office:value-type="float" office:value="0.000401208" calcext:value-type="float">
            <text:p>4,01E-004</text:p>
          </table:table-cell>
          <table:table-cell/>
          <table:table-cell table:formula="of:=TRIMMEAN([.B14:.K14];0.2)" office:value-type="float" office:value="0.000455605375" calcext:value-type="float">
            <text:p>0,0004556054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02456" calcext:value-type="float">
            <text:p>0,00102456</text:p>
          </table:table-cell>
          <table:table-cell office:value-type="float" office:value="0.001204578" calcext:value-type="float">
            <text:p>0,001204578</text:p>
          </table:table-cell>
          <table:table-cell table:style-name="ce2" office:value-type="float" office:value="0.000997671" calcext:value-type="float">
            <text:p>9,98E-004</text:p>
          </table:table-cell>
          <table:table-cell office:value-type="float" office:value="0.00164591" calcext:value-type="float">
            <text:p>0,00164591</text:p>
          </table:table-cell>
          <table:table-cell table:style-name="ce2" office:value-type="float" office:value="0.000994328" calcext:value-type="float">
            <text:p>9,94E-004</text:p>
          </table:table-cell>
          <table:table-cell office:value-type="float" office:value="0.00108137" calcext:value-type="float">
            <text:p>0,00108137</text:p>
          </table:table-cell>
          <table:table-cell office:value-type="float" office:value="0.001031586" calcext:value-type="float">
            <text:p>0,001031586</text:p>
          </table:table-cell>
          <table:table-cell office:value-type="float" office:value="0.0016062" calcext:value-type="float">
            <text:p>0,0016062</text:p>
          </table:table-cell>
          <table:table-cell office:value-type="float" office:value="0.001058279" calcext:value-type="float">
            <text:p>0,001058279</text:p>
          </table:table-cell>
          <table:table-cell office:value-type="float" office:value="0.001038594" calcext:value-type="float">
            <text:p>0,001038594</text:p>
          </table:table-cell>
          <table:table-cell/>
          <table:table-cell table:formula="of:=TRIMMEAN([.B15:.K15];0.2)" office:value-type="float" office:value="0.00113035475" calcext:value-type="float">
            <text:p>0,0011303548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2" office:value-type="float" office:value="0.000985078" calcext:value-type="float">
            <text:p>9,85E-004</text:p>
          </table:table-cell>
          <table:table-cell office:value-type="float" office:value="0.001276474" calcext:value-type="float">
            <text:p>0,001276474</text:p>
          </table:table-cell>
          <table:table-cell office:value-type="float" office:value="0.001086967" calcext:value-type="float">
            <text:p>0,001086967</text:p>
          </table:table-cell>
          <table:table-cell office:value-type="float" office:value="0.001576002" calcext:value-type="float">
            <text:p>0,001576002</text:p>
          </table:table-cell>
          <table:table-cell office:value-type="float" office:value="0.00103847" calcext:value-type="float">
            <text:p>0,00103847</text:p>
          </table:table-cell>
          <table:table-cell table:style-name="ce2" office:value-type="float" office:value="0.000969334" calcext:value-type="float">
            <text:p>9,69E-004</text:p>
          </table:table-cell>
          <table:table-cell table:style-name="ce2" office:value-type="float" office:value="0.000976043" calcext:value-type="float">
            <text:p>9,76E-004</text:p>
          </table:table-cell>
          <table:table-cell office:value-type="float" office:value="0.001594529" calcext:value-type="float">
            <text:p>0,001594529</text:p>
          </table:table-cell>
          <table:table-cell office:value-type="float" office:value="0.001037188" calcext:value-type="float">
            <text:p>0,001037188</text:p>
          </table:table-cell>
          <table:table-cell office:value-type="float" office:value="0.001018669" calcext:value-type="float">
            <text:p>0,001018669</text:p>
          </table:table-cell>
          <table:table-cell/>
          <table:table-cell table:formula="of:=TRIMMEAN([.B16:.K16];0.2)" office:value-type="float" office:value="0.001124361375" calcext:value-type="float">
            <text:p>0,001124361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339349" calcext:value-type="float">
            <text:p>0,001339349</text:p>
          </table:table-cell>
          <table:table-cell office:value-type="float" office:value="0.001661374" calcext:value-type="float">
            <text:p>0,001661374</text:p>
          </table:table-cell>
          <table:table-cell office:value-type="float" office:value="0.001270159" calcext:value-type="float">
            <text:p>0,001270159</text:p>
          </table:table-cell>
          <table:table-cell office:value-type="float" office:value="0.001605389" calcext:value-type="float">
            <text:p>0,001605389</text:p>
          </table:table-cell>
          <table:table-cell office:value-type="float" office:value="0.001292874" calcext:value-type="float">
            <text:p>0,001292874</text:p>
          </table:table-cell>
          <table:table-cell office:value-type="float" office:value="0.001083933" calcext:value-type="float">
            <text:p>0,001083933</text:p>
          </table:table-cell>
          <table:table-cell office:value-type="float" office:value="0.001337947" calcext:value-type="float">
            <text:p>0,001337947</text:p>
          </table:table-cell>
          <table:table-cell office:value-type="float" office:value="0.001873576" calcext:value-type="float">
            <text:p>0,001873576</text:p>
          </table:table-cell>
          <table:table-cell office:value-type="float" office:value="0.001292872" calcext:value-type="float">
            <text:p>0,001292872</text:p>
          </table:table-cell>
          <table:table-cell office:value-type="float" office:value="0.001279012" calcext:value-type="float">
            <text:p>0,001279012</text:p>
          </table:table-cell>
          <table:table-cell/>
          <table:table-cell table:formula="of:=TRIMMEAN([.B17:.K17];0.2)" office:value-type="float" office:value="0.001384872" calcext:value-type="float">
            <text:p>0,001384872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2" office:value-type="float" office:value="0.000988341" calcext:value-type="float">
            <text:p>9,88E-004</text:p>
          </table:table-cell>
          <table:table-cell office:value-type="float" office:value="0.001449913" calcext:value-type="float">
            <text:p>0,001449913</text:p>
          </table:table-cell>
          <table:table-cell office:value-type="float" office:value="0.001001745" calcext:value-type="float">
            <text:p>0,001001745</text:p>
          </table:table-cell>
          <table:table-cell office:value-type="float" office:value="0.00165092" calcext:value-type="float">
            <text:p>0,00165092</text:p>
          </table:table-cell>
          <table:table-cell office:value-type="float" office:value="0.001094021" calcext:value-type="float">
            <text:p>0,001094021</text:p>
          </table:table-cell>
          <table:table-cell table:style-name="ce2" office:value-type="float" office:value="0.000949023" calcext:value-type="float">
            <text:p>9,49E-004</text:p>
          </table:table-cell>
          <table:table-cell office:value-type="float" office:value="0.001342898" calcext:value-type="float">
            <text:p>0,001342898</text:p>
          </table:table-cell>
          <table:table-cell office:value-type="float" office:value="0.00638645" calcext:value-type="float">
            <text:p>0,00638645</text:p>
          </table:table-cell>
          <table:table-cell office:value-type="float" office:value="0.001333834" calcext:value-type="float">
            <text:p>0,001333834</text:p>
          </table:table-cell>
          <table:table-cell office:value-type="float" office:value="0.001262256" calcext:value-type="float">
            <text:p>0,001262256</text:p>
          </table:table-cell>
          <table:table-cell/>
          <table:table-cell table:formula="of:=TRIMMEAN([.B18:.K18];0.2)" office:value-type="float" office:value="0.001265491" calcext:value-type="float">
            <text:p>0,001265491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style-name="ce2" office:value-type="float" office:value="0.000333804" calcext:value-type="float">
            <text:p>3,34E-004</text:p>
          </table:table-cell>
          <table:table-cell table:style-name="ce2" office:value-type="float" office:value="0.000527844" calcext:value-type="float">
            <text:p>5,28E-004</text:p>
          </table:table-cell>
          <table:table-cell table:style-name="ce2" office:value-type="float" office:value="0.000271972" calcext:value-type="float">
            <text:p>2,72E-004</text:p>
          </table:table-cell>
          <table:table-cell table:style-name="ce2" office:value-type="float" office:value="0.000564152" calcext:value-type="float">
            <text:p>5,64E-004</text:p>
          </table:table-cell>
          <table:table-cell table:style-name="ce2" office:value-type="float" office:value="0.00050979" calcext:value-type="float">
            <text:p>5,10E-004</text:p>
          </table:table-cell>
          <table:table-cell table:style-name="ce2" office:value-type="float" office:value="0.00034764" calcext:value-type="float">
            <text:p>3,48E-004</text:p>
          </table:table-cell>
          <table:table-cell table:style-name="ce2" office:value-type="float" office:value="0.00029912" calcext:value-type="float">
            <text:p>2,99E-004</text:p>
          </table:table-cell>
          <table:table-cell office:value-type="float" office:value="0.001124235" calcext:value-type="float">
            <text:p>0,001124235</text:p>
          </table:table-cell>
          <table:table-cell table:style-name="ce2" office:value-type="float" office:value="0.000344468" calcext:value-type="float">
            <text:p>3,44E-004</text:p>
          </table:table-cell>
          <table:table-cell table:style-name="ce2" office:value-type="float" office:value="0.000281843" calcext:value-type="float">
            <text:p>2,82E-004</text:p>
          </table:table-cell>
          <table:table-cell/>
          <table:table-cell table:formula="of:=TRIMMEAN([.B19:.K19];0.2)" office:value-type="float" office:value="0.000401082625" calcext:value-type="float">
            <text:p>0,0004010826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style-name="ce2" office:value-type="float" office:value="0.000991406" calcext:value-type="float">
            <text:p>9,91E-004</text:p>
          </table:table-cell>
          <table:table-cell office:value-type="float" office:value="0.001090592" calcext:value-type="float">
            <text:p>0,001090592</text:p>
          </table:table-cell>
          <table:table-cell office:value-type="float" office:value="0.001034747" calcext:value-type="float">
            <text:p>0,001034747</text:p>
          </table:table-cell>
          <table:table-cell office:value-type="float" office:value="0.001402524" calcext:value-type="float">
            <text:p>0,001402524</text:p>
          </table:table-cell>
          <table:table-cell office:value-type="float" office:value="0.001119307" calcext:value-type="float">
            <text:p>0,001119307</text:p>
          </table:table-cell>
          <table:table-cell table:style-name="ce2" office:value-type="float" office:value="0.000954039" calcext:value-type="float">
            <text:p>9,54E-004</text:p>
          </table:table-cell>
          <table:table-cell table:style-name="ce2" office:value-type="float" office:value="0.000969563" calcext:value-type="float">
            <text:p>9,70E-004</text:p>
          </table:table-cell>
          <table:table-cell office:value-type="float" office:value="0.001418783" calcext:value-type="float">
            <text:p>0,001418783</text:p>
          </table:table-cell>
          <table:table-cell office:value-type="float" office:value="0.001011105" calcext:value-type="float">
            <text:p>0,001011105</text:p>
          </table:table-cell>
          <table:table-cell office:value-type="float" office:value="0.001053871" calcext:value-type="float">
            <text:p>0,001053871</text:p>
          </table:table-cell>
          <table:table-cell/>
          <table:table-cell table:formula="of:=TRIMMEAN([.B20:.K20];0.2)" office:value-type="float" office:value="0.001084139375" calcext:value-type="float">
            <text:p>0,001084139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2" office:value-type="float" office:value="0.000975718" calcext:value-type="float">
            <text:p>9,76E-004</text:p>
          </table:table-cell>
          <table:table-cell office:value-type="float" office:value="0.001039942" calcext:value-type="float">
            <text:p>0,001039942</text:p>
          </table:table-cell>
          <table:table-cell table:style-name="ce2" office:value-type="float" office:value="0.000933082" calcext:value-type="float">
            <text:p>9,33E-004</text:p>
          </table:table-cell>
          <table:table-cell office:value-type="float" office:value="0.001367998" calcext:value-type="float">
            <text:p>0,001367998</text:p>
          </table:table-cell>
          <table:table-cell office:value-type="float" office:value="0.001052322" calcext:value-type="float">
            <text:p>0,001052322</text:p>
          </table:table-cell>
          <table:table-cell table:style-name="ce2" office:value-type="float" office:value="0.000956913" calcext:value-type="float">
            <text:p>9,57E-004</text:p>
          </table:table-cell>
          <table:table-cell table:style-name="ce2" office:value-type="float" office:value="0.000997637" calcext:value-type="float">
            <text:p>9,98E-004</text:p>
          </table:table-cell>
          <table:table-cell office:value-type="float" office:value="0.001312059" calcext:value-type="float">
            <text:p>0,001312059</text:p>
          </table:table-cell>
          <table:table-cell office:value-type="float" office:value="0.001038467" calcext:value-type="float">
            <text:p>0,001038467</text:p>
          </table:table-cell>
          <table:table-cell office:value-type="float" office:value="0.001081444" calcext:value-type="float">
            <text:p>0,001081444</text:p>
          </table:table-cell>
          <table:table-cell/>
          <table:table-cell table:formula="of:=TRIMMEAN([.B21:.K21];0.2)" office:value-type="float" office:value="0.00105681275" calcext:value-type="float">
            <text:p>0,0010568128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style-name="ce2" office:value-type="float" office:value="0.000954256" calcext:value-type="float">
            <text:p>9,54E-004</text:p>
          </table:table-cell>
          <table:table-cell office:value-type="float" office:value="0.001091364" calcext:value-type="float">
            <text:p>0,001091364</text:p>
          </table:table-cell>
          <table:table-cell table:style-name="ce2" office:value-type="float" office:value="0.000957766" calcext:value-type="float">
            <text:p>9,58E-004</text:p>
          </table:table-cell>
          <table:table-cell office:value-type="float" office:value="0.001304606" calcext:value-type="float">
            <text:p>0,001304606</text:p>
          </table:table-cell>
          <table:table-cell office:value-type="float" office:value="0.001014761" calcext:value-type="float">
            <text:p>0,001014761</text:p>
          </table:table-cell>
          <table:table-cell office:value-type="float" office:value="0.001026938" calcext:value-type="float">
            <text:p>0,001026938</text:p>
          </table:table-cell>
          <table:table-cell table:style-name="ce2" office:value-type="float" office:value="0.000964482" calcext:value-type="float">
            <text:p>9,64E-004</text:p>
          </table:table-cell>
          <table:table-cell office:value-type="float" office:value="0.001340681" calcext:value-type="float">
            <text:p>0,001340681</text:p>
          </table:table-cell>
          <table:table-cell office:value-type="float" office:value="0.001066131" calcext:value-type="float">
            <text:p>0,001066131</text:p>
          </table:table-cell>
          <table:table-cell table:style-name="ce2" office:value-type="float" office:value="0.000997009" calcext:value-type="float">
            <text:p>9,97E-004</text:p>
          </table:table-cell>
          <table:table-cell/>
          <table:table-cell table:formula="of:=TRIMMEAN([.B22:.K22];0.2)" office:value-type="float" office:value="0.001052882125" calcext:value-type="float">
            <text:p>0,0010528821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style-name="ce2" office:value-type="float" office:value="0.00095263" calcext:value-type="float">
            <text:p>9,53E-004</text:p>
          </table:table-cell>
          <table:table-cell office:value-type="float" office:value="0.00141183" calcext:value-type="float">
            <text:p>0,00141183</text:p>
          </table:table-cell>
          <table:table-cell office:value-type="float" office:value="0.001310744" calcext:value-type="float">
            <text:p>0,001310744</text:p>
          </table:table-cell>
          <table:table-cell office:value-type="float" office:value="0.001530342" calcext:value-type="float">
            <text:p>0,001530342</text:p>
          </table:table-cell>
          <table:table-cell office:value-type="float" office:value="0.001285124" calcext:value-type="float">
            <text:p>0,001285124</text:p>
          </table:table-cell>
          <table:table-cell table:style-name="ce2" office:value-type="float" office:value="0.000955341" calcext:value-type="float">
            <text:p>9,55E-004</text:p>
          </table:table-cell>
          <table:table-cell office:value-type="float" office:value="0.001337338" calcext:value-type="float">
            <text:p>0,001337338</text:p>
          </table:table-cell>
          <table:table-cell office:value-type="float" office:value="0.001310342" calcext:value-type="float">
            <text:p>0,001310342</text:p>
          </table:table-cell>
          <table:table-cell office:value-type="float" office:value="0.00132792" calcext:value-type="float">
            <text:p>0,00132792</text:p>
          </table:table-cell>
          <table:table-cell office:value-type="float" office:value="0.001002412" calcext:value-type="float">
            <text:p>0,001002412</text:p>
          </table:table-cell>
          <table:table-cell/>
          <table:table-cell table:formula="of:=TRIMMEAN([.B23:.K23];0.2)" office:value-type="float" office:value="0.001242631375" calcext:value-type="float">
            <text:p>0,0012426314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1004816" calcext:value-type="float">
            <text:p>0,001004816</text:p>
          </table:table-cell>
          <table:table-cell office:value-type="float" office:value="0.001034216" calcext:value-type="float">
            <text:p>0,001034216</text:p>
          </table:table-cell>
          <table:table-cell office:value-type="float" office:value="0.001090032" calcext:value-type="float">
            <text:p>0,001090032</text:p>
          </table:table-cell>
          <table:table-cell office:value-type="float" office:value="0.001221985" calcext:value-type="float">
            <text:p>0,001221985</text:p>
          </table:table-cell>
          <table:table-cell table:style-name="ce2" office:value-type="float" office:value="0.000956732" calcext:value-type="float">
            <text:p>9,57E-004</text:p>
          </table:table-cell>
          <table:table-cell table:style-name="ce2" office:value-type="float" office:value="0.000954806" calcext:value-type="float">
            <text:p>9,55E-004</text:p>
          </table:table-cell>
          <table:table-cell office:value-type="float" office:value="0.001061401" calcext:value-type="float">
            <text:p>0,001061401</text:p>
          </table:table-cell>
          <table:table-cell office:value-type="float" office:value="0.001581007" calcext:value-type="float">
            <text:p>0,001581007</text:p>
          </table:table-cell>
          <table:table-cell office:value-type="float" office:value="0.001098918" calcext:value-type="float">
            <text:p>0,001098918</text:p>
          </table:table-cell>
          <table:table-cell office:value-type="float" office:value="0.00102836" calcext:value-type="float">
            <text:p>0,00102836</text:p>
          </table:table-cell>
          <table:table-cell/>
          <table:table-cell table:formula="of:=TRIMMEAN([.B24:.K24];0.2)" office:value-type="float" office:value="0.0010620575" calcext:value-type="float">
            <text:p>0,001062057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1688753" calcext:value-type="float">
            <text:p>0,001688753</text:p>
          </table:table-cell>
          <table:table-cell office:value-type="float" office:value="0.001885655" calcext:value-type="float">
            <text:p>0,001885655</text:p>
          </table:table-cell>
          <table:table-cell office:value-type="float" office:value="0.002064525" calcext:value-type="float">
            <text:p>0,002064525</text:p>
          </table:table-cell>
          <table:table-cell office:value-type="float" office:value="0.002552067" calcext:value-type="float">
            <text:p>0,002552067</text:p>
          </table:table-cell>
          <table:table-cell office:value-type="float" office:value="0.005666612" calcext:value-type="float">
            <text:p>0,005666612</text:p>
          </table:table-cell>
          <table:table-cell office:value-type="float" office:value="0.001604082" calcext:value-type="float">
            <text:p>0,001604082</text:p>
          </table:table-cell>
          <table:table-cell office:value-type="float" office:value="0.001807494" calcext:value-type="float">
            <text:p>0,001807494</text:p>
          </table:table-cell>
          <table:table-cell office:value-type="float" office:value="0.001937236" calcext:value-type="float">
            <text:p>0,001937236</text:p>
          </table:table-cell>
          <table:table-cell office:value-type="float" office:value="0.002427717" calcext:value-type="float">
            <text:p>0,002427717</text:p>
          </table:table-cell>
          <table:table-cell office:value-type="float" office:value="0.001572021" calcext:value-type="float">
            <text:p>0,001572021</text:p>
          </table:table-cell>
          <table:table-cell/>
          <table:table-cell table:formula="of:=TRIMMEAN([.B25:.K25];0.2)" office:value-type="float" office:value="0.001995941125" calcext:value-type="float">
            <text:p>0,0019959411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1083633" calcext:value-type="float">
            <text:p>0,001083633</text:p>
          </table:table-cell>
          <table:table-cell table:style-name="ce2" office:value-type="float" office:value="0.000951501" calcext:value-type="float">
            <text:p>9,52E-004</text:p>
          </table:table-cell>
          <table:table-cell table:style-name="ce2" office:value-type="float" office:value="0.000968775" calcext:value-type="float">
            <text:p>9,69E-004</text:p>
          </table:table-cell>
          <table:table-cell office:value-type="float" office:value="0.001144119" calcext:value-type="float">
            <text:p>0,001144119</text:p>
          </table:table-cell>
          <table:table-cell table:style-name="ce2" office:value-type="float" office:value="0.000903339" calcext:value-type="float">
            <text:p>9,03E-004</text:p>
          </table:table-cell>
          <table:table-cell table:style-name="ce2" office:value-type="float" office:value="0.00088652" calcext:value-type="float">
            <text:p>8,87E-004</text:p>
          </table:table-cell>
          <table:table-cell table:style-name="ce2" office:value-type="float" office:value="0.000849929" calcext:value-type="float">
            <text:p>8,50E-004</text:p>
          </table:table-cell>
          <table:table-cell office:value-type="float" office:value="0.001691448" calcext:value-type="float">
            <text:p>0,001691448</text:p>
          </table:table-cell>
          <table:table-cell office:value-type="float" office:value="0.001048413" calcext:value-type="float">
            <text:p>0,001048413</text:p>
          </table:table-cell>
          <table:table-cell table:style-name="ce2" office:value-type="float" office:value="0.000891877" calcext:value-type="float">
            <text:p>8,92E-004</text:p>
          </table:table-cell>
          <table:table-cell/>
          <table:table-cell table:formula="of:=TRIMMEAN([.B26:.K26];0.2)" office:value-type="float" office:value="0.000984772125" calcext:value-type="float">
            <text:p>0,0009847721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7639493" calcext:value-type="float">
            <text:p>0,007639493</text:p>
          </table:table-cell>
          <table:table-cell office:value-type="float" office:value="0.003416874" calcext:value-type="float">
            <text:p>0,003416874</text:p>
          </table:table-cell>
          <table:table-cell office:value-type="float" office:value="0.003214064" calcext:value-type="float">
            <text:p>0,003214064</text:p>
          </table:table-cell>
          <table:table-cell office:value-type="float" office:value="0.003001998" calcext:value-type="float">
            <text:p>0,003001998</text:p>
          </table:table-cell>
          <table:table-cell office:value-type="float" office:value="0.003084147" calcext:value-type="float">
            <text:p>0,003084147</text:p>
          </table:table-cell>
          <table:table-cell office:value-type="float" office:value="0.00191696" calcext:value-type="float">
            <text:p>0,00191696</text:p>
          </table:table-cell>
          <table:table-cell office:value-type="float" office:value="0.003026624" calcext:value-type="float">
            <text:p>0,003026624</text:p>
          </table:table-cell>
          <table:table-cell office:value-type="float" office:value="0.003479063" calcext:value-type="float">
            <text:p>0,003479063</text:p>
          </table:table-cell>
          <table:table-cell office:value-type="float" office:value="0.003136099" calcext:value-type="float">
            <text:p>0,003136099</text:p>
          </table:table-cell>
          <table:table-cell office:value-type="float" office:value="0.00285453" calcext:value-type="float">
            <text:p>0,00285453</text:p>
          </table:table-cell>
          <table:table-cell/>
          <table:table-cell table:formula="of:=TRIMMEAN([.B27:.K27];0.2)" office:value-type="float" office:value="0.003151674875" calcext:value-type="float">
            <text:p>0,0031516749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17721229" calcext:value-type="float">
            <text:p>0,017721229</text:p>
          </table:table-cell>
          <table:table-cell office:value-type="float" office:value="0.003223929" calcext:value-type="float">
            <text:p>0,003223929</text:p>
          </table:table-cell>
          <table:table-cell office:value-type="float" office:value="0.00338311" calcext:value-type="float">
            <text:p>0,00338311</text:p>
          </table:table-cell>
          <table:table-cell office:value-type="float" office:value="0.003025021" calcext:value-type="float">
            <text:p>0,003025021</text:p>
          </table:table-cell>
          <table:table-cell office:value-type="float" office:value="0.003200181" calcext:value-type="float">
            <text:p>0,003200181</text:p>
          </table:table-cell>
          <table:table-cell office:value-type="float" office:value="0.001880641" calcext:value-type="float">
            <text:p>0,001880641</text:p>
          </table:table-cell>
          <table:table-cell office:value-type="float" office:value="0.00295355" calcext:value-type="float">
            <text:p>0,00295355</text:p>
          </table:table-cell>
          <table:table-cell office:value-type="float" office:value="0.005559274" calcext:value-type="float">
            <text:p>0,005559274</text:p>
          </table:table-cell>
          <table:table-cell office:value-type="float" office:value="0.003239971" calcext:value-type="float">
            <text:p>0,003239971</text:p>
          </table:table-cell>
          <table:table-cell office:value-type="float" office:value="0.003344382" calcext:value-type="float">
            <text:p>0,003344382</text:p>
          </table:table-cell>
          <table:table-cell/>
          <table:table-cell table:formula="of:=TRIMMEAN([.B28:.K28];0.2)" office:value-type="float" office:value="0.00349117725" calcext:value-type="float">
            <text:p>0,0034911773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7417464" calcext:value-type="float">
            <text:p>0,017417464</text:p>
          </table:table-cell>
          <table:table-cell office:value-type="float" office:value="0.003334927" calcext:value-type="float">
            <text:p>0,003334927</text:p>
          </table:table-cell>
          <table:table-cell office:value-type="float" office:value="0.003455593" calcext:value-type="float">
            <text:p>0,003455593</text:p>
          </table:table-cell>
          <table:table-cell office:value-type="float" office:value="0.003069743" calcext:value-type="float">
            <text:p>0,003069743</text:p>
          </table:table-cell>
          <table:table-cell office:value-type="float" office:value="0.003412107" calcext:value-type="float">
            <text:p>0,003412107</text:p>
          </table:table-cell>
          <table:table-cell office:value-type="float" office:value="0.001865031" calcext:value-type="float">
            <text:p>0,001865031</text:p>
          </table:table-cell>
          <table:table-cell office:value-type="float" office:value="0.003072843" calcext:value-type="float">
            <text:p>0,003072843</text:p>
          </table:table-cell>
          <table:table-cell office:value-type="float" office:value="0.003411635" calcext:value-type="float">
            <text:p>0,003411635</text:p>
          </table:table-cell>
          <table:table-cell office:value-type="float" office:value="0.003571945" calcext:value-type="float">
            <text:p>0,003571945</text:p>
          </table:table-cell>
          <table:table-cell office:value-type="float" office:value="0.003171153" calcext:value-type="float">
            <text:p>0,003171153</text:p>
          </table:table-cell>
          <table:table-cell/>
          <table:table-cell table:formula="of:=TRIMMEAN([.B29:.K29];0.2)" office:value-type="float" office:value="0.00331249325" calcext:value-type="float">
            <text:p>0,0033124933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06458623" calcext:value-type="float">
            <text:p>0,006458623</text:p>
          </table:table-cell>
          <table:table-cell office:value-type="float" office:value="0.00191136" calcext:value-type="float">
            <text:p>0,00191136</text:p>
          </table:table-cell>
          <table:table-cell office:value-type="float" office:value="0.001851837" calcext:value-type="float">
            <text:p>0,001851837</text:p>
          </table:table-cell>
          <table:table-cell office:value-type="float" office:value="0.002000098" calcext:value-type="float">
            <text:p>0,002000098</text:p>
          </table:table-cell>
          <table:table-cell office:value-type="float" office:value="0.001712331" calcext:value-type="float">
            <text:p>0,001712331</text:p>
          </table:table-cell>
          <table:table-cell office:value-type="float" office:value="0.001572243" calcext:value-type="float">
            <text:p>0,001572243</text:p>
          </table:table-cell>
          <table:table-cell office:value-type="float" office:value="0.001713004" calcext:value-type="float">
            <text:p>0,001713004</text:p>
          </table:table-cell>
          <table:table-cell office:value-type="float" office:value="0.001912849" calcext:value-type="float">
            <text:p>0,001912849</text:p>
          </table:table-cell>
          <table:table-cell office:value-type="float" office:value="0.002480445" calcext:value-type="float">
            <text:p>0,002480445</text:p>
          </table:table-cell>
          <table:table-cell office:value-type="float" office:value="0.001592095" calcext:value-type="float">
            <text:p>0,001592095</text:p>
          </table:table-cell>
          <table:table-cell/>
          <table:table-cell table:formula="of:=TRIMMEAN([.B30:.K30];0.2)" office:value-type="float" office:value="0.001896752375" calcext:value-type="float">
            <text:p>0,001896752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159.047932336375" calcext:value-type="float">
            <text:p>159,047932336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32629039375" calcext:value-type="float">
            <text:p>0,0326290394</text:p>
          </table:table-cell>
        </table:table-row>
      </table:table>
      <table:table table:name="6CM" table:style-name="ta1"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3.427087352" calcext:value-type="float">
            <text:p>3,427087352</text:p>
          </table:table-cell>
          <table:table-cell office:value-type="float" office:value="3.154647065" calcext:value-type="float">
            <text:p>3,154647065</text:p>
          </table:table-cell>
          <table:table-cell office:value-type="float" office:value="3.833215844" calcext:value-type="float">
            <text:p>3,833215844</text:p>
          </table:table-cell>
          <table:table-cell office:value-type="float" office:value="3.505835943" calcext:value-type="float">
            <text:p>3,505835943</text:p>
          </table:table-cell>
          <table:table-cell office:value-type="float" office:value="4.227683142" calcext:value-type="float">
            <text:p>4,227683142</text:p>
          </table:table-cell>
          <table:table-cell office:value-type="float" office:value="3.454944001" calcext:value-type="float">
            <text:p>3,454944001</text:p>
          </table:table-cell>
          <table:table-cell office:value-type="float" office:value="3.420935534" calcext:value-type="float">
            <text:p>3,420935534</text:p>
          </table:table-cell>
          <table:table-cell office:value-type="float" office:value="3.548485575" calcext:value-type="float">
            <text:p>3,548485575</text:p>
          </table:table-cell>
          <table:table-cell office:value-type="float" office:value="3.588911377" calcext:value-type="float">
            <text:p>3,588911377</text:p>
          </table:table-cell>
          <table:table-cell office:value-type="float" office:value="3.929130155" calcext:value-type="float">
            <text:p>3,929130155</text:p>
          </table:table-cell>
          <table:table-cell/>
          <table:table-cell table:formula="of:=TRIMMEAN([.B2:.K2];0.2)" office:value-type="float" office:value="3.588568222625" calcext:value-type="float">
            <text:p>3,588568222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443159361" calcext:value-type="float">
            <text:p>3,443159361</text:p>
          </table:table-cell>
          <table:table-cell office:value-type="float" office:value="3.370263263" calcext:value-type="float">
            <text:p>3,370263263</text:p>
          </table:table-cell>
          <table:table-cell office:value-type="float" office:value="3.092287765" calcext:value-type="float">
            <text:p>3,092287765</text:p>
          </table:table-cell>
          <table:table-cell office:value-type="float" office:value="3.389744192" calcext:value-type="float">
            <text:p>3,389744192</text:p>
          </table:table-cell>
          <table:table-cell office:value-type="float" office:value="3.163534514" calcext:value-type="float">
            <text:p>3,163534514</text:p>
          </table:table-cell>
          <table:table-cell office:value-type="float" office:value="3.534618628" calcext:value-type="float">
            <text:p>3,534618628</text:p>
          </table:table-cell>
          <table:table-cell office:value-type="float" office:value="3.154932879" calcext:value-type="float">
            <text:p>3,154932879</text:p>
          </table:table-cell>
          <table:table-cell office:value-type="float" office:value="3.502464827" calcext:value-type="float">
            <text:p>3,502464827</text:p>
          </table:table-cell>
          <table:table-cell office:value-type="float" office:value="3.219772303" calcext:value-type="float">
            <text:p>3,219772303</text:p>
          </table:table-cell>
          <table:table-cell office:value-type="float" office:value="3.127678192" calcext:value-type="float">
            <text:p>3,127678192</text:p>
          </table:table-cell>
          <table:table-cell/>
          <table:table-cell table:formula="of:=TRIMMEAN([.B3:.K3];0.2)" office:value-type="float" office:value="3.296443691375" calcext:value-type="float">
            <text:p>3,2964436914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55.202565762" calcext:value-type="float">
            <text:p>55,202565762</text:p>
          </table:table-cell>
          <table:table-cell office:value-type="float" office:value="55.346832234" calcext:value-type="float">
            <text:p>55,346832234</text:p>
          </table:table-cell>
          <table:table-cell office:value-type="float" office:value="54.925668939" calcext:value-type="float">
            <text:p>54,925668939</text:p>
          </table:table-cell>
          <table:table-cell office:value-type="float" office:value="54.468575386" calcext:value-type="float">
            <text:p>54,468575386</text:p>
          </table:table-cell>
          <table:table-cell office:value-type="float" office:value="55.006973583" calcext:value-type="float">
            <text:p>55,006973583</text:p>
          </table:table-cell>
          <table:table-cell office:value-type="float" office:value="54.025150275" calcext:value-type="float">
            <text:p>54,025150275</text:p>
          </table:table-cell>
          <table:table-cell office:value-type="float" office:value="54.758240635" calcext:value-type="float">
            <text:p>54,758240635</text:p>
          </table:table-cell>
          <table:table-cell office:value-type="float" office:value="55.726170025" calcext:value-type="float">
            <text:p>55,726170025</text:p>
          </table:table-cell>
          <table:table-cell office:value-type="float" office:value="55.834345933" calcext:value-type="float">
            <text:p>55,834345933</text:p>
          </table:table-cell>
          <table:table-cell office:value-type="float" office:value="55.110237967" calcext:value-type="float">
            <text:p>55,110237967</text:p>
          </table:table-cell>
          <table:table-cell/>
          <table:table-cell table:formula="of:=TRIMMEAN([.B4:.K4];0.2)" office:value-type="float" office:value="55.068158066375" calcext:value-type="float">
            <text:p>55,0681580664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24.845596302" calcext:value-type="float">
            <text:p>24,845596302</text:p>
          </table:table-cell>
          <table:table-cell office:value-type="float" office:value="24.588583094" calcext:value-type="float">
            <text:p>24,588583094</text:p>
          </table:table-cell>
          <table:table-cell office:value-type="float" office:value="25.385531248" calcext:value-type="float">
            <text:p>25,385531248</text:p>
          </table:table-cell>
          <table:table-cell office:value-type="float" office:value="24.699452763" calcext:value-type="float">
            <text:p>24,699452763</text:p>
          </table:table-cell>
          <table:table-cell office:value-type="float" office:value="23.53384469" calcext:value-type="float">
            <text:p>23,53384469</text:p>
          </table:table-cell>
          <table:table-cell office:value-type="float" office:value="25.523642053" calcext:value-type="float">
            <text:p>25,523642053</text:p>
          </table:table-cell>
          <table:table-cell office:value-type="float" office:value="23.634813027" calcext:value-type="float">
            <text:p>23,634813027</text:p>
          </table:table-cell>
          <table:table-cell office:value-type="float" office:value="25.271416596" calcext:value-type="float">
            <text:p>25,271416596</text:p>
          </table:table-cell>
          <table:table-cell office:value-type="float" office:value="24.104972966" calcext:value-type="float">
            <text:p>24,104972966</text:p>
          </table:table-cell>
          <table:table-cell office:value-type="float" office:value="24.542237107" calcext:value-type="float">
            <text:p>24,542237107</text:p>
          </table:table-cell>
          <table:table-cell/>
          <table:table-cell table:formula="of:=TRIMMEAN([.B5:.K5];0.2)" office:value-type="float" office:value="24.634075387875" calcext:value-type="float">
            <text:p>24,6340753879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6.411578214" calcext:value-type="float">
            <text:p>6,411578214</text:p>
          </table:table-cell>
          <table:table-cell office:value-type="float" office:value="6.731211945" calcext:value-type="float">
            <text:p>6,731211945</text:p>
          </table:table-cell>
          <table:table-cell office:value-type="float" office:value="6.51368079" calcext:value-type="float">
            <text:p>6,51368079</text:p>
          </table:table-cell>
          <table:table-cell office:value-type="float" office:value="6.411963862" calcext:value-type="float">
            <text:p>6,411963862</text:p>
          </table:table-cell>
          <table:table-cell office:value-type="float" office:value="6.245455573" calcext:value-type="float">
            <text:p>6,245455573</text:p>
          </table:table-cell>
          <table:table-cell office:value-type="float" office:value="6.351273111" calcext:value-type="float">
            <text:p>6,351273111</text:p>
          </table:table-cell>
          <table:table-cell office:value-type="float" office:value="6.269385736" calcext:value-type="float">
            <text:p>6,269385736</text:p>
          </table:table-cell>
          <table:table-cell office:value-type="float" office:value="6.803126848" calcext:value-type="float">
            <text:p>6,803126848</text:p>
          </table:table-cell>
          <table:table-cell office:value-type="float" office:value="6.857595891" calcext:value-type="float">
            <text:p>6,857595891</text:p>
          </table:table-cell>
          <table:table-cell office:value-type="float" office:value="6.685600124" calcext:value-type="float">
            <text:p>6,685600124</text:p>
          </table:table-cell>
          <table:table-cell/>
          <table:table-cell table:formula="of:=TRIMMEAN([.B6:.K6];0.2)" office:value-type="float" office:value="6.52222757875" calcext:value-type="float">
            <text:p>6,5222275788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87.753668361" calcext:value-type="float">
            <text:p>87,753668361</text:p>
          </table:table-cell>
          <table:table-cell office:value-type="float" office:value="85.45518964" calcext:value-type="float">
            <text:p>85,45518964</text:p>
          </table:table-cell>
          <table:table-cell office:value-type="float" office:value="87.724344184" calcext:value-type="float">
            <text:p>87,724344184</text:p>
          </table:table-cell>
          <table:table-cell office:value-type="float" office:value="88.498772973" calcext:value-type="float">
            <text:p>88,498772973</text:p>
          </table:table-cell>
          <table:table-cell office:value-type="float" office:value="84.439008377" calcext:value-type="float">
            <text:p>84,439008377</text:p>
          </table:table-cell>
          <table:table-cell office:value-type="float" office:value="88.500337123" calcext:value-type="float">
            <text:p>88,500337123</text:p>
          </table:table-cell>
          <table:table-cell office:value-type="float" office:value="90.938792813" calcext:value-type="float">
            <text:p>90,938792813</text:p>
          </table:table-cell>
          <table:table-cell office:value-type="float" office:value="86.579186909" calcext:value-type="float">
            <text:p>86,579186909</text:p>
          </table:table-cell>
          <table:table-cell office:value-type="float" office:value="88.055646393" calcext:value-type="float">
            <text:p>88,055646393</text:p>
          </table:table-cell>
          <table:table-cell office:value-type="float" office:value="89.072754252" calcext:value-type="float">
            <text:p>89,072754252</text:p>
          </table:table-cell>
          <table:table-cell/>
          <table:table-cell table:formula="of:=TRIMMEAN([.B7:.K7];0.2)" office:value-type="float" office:value="87.704987479375" calcext:value-type="float">
            <text:p>87,704987479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3256572" calcext:value-type="float">
            <text:p>0,003256572</text:p>
          </table:table-cell>
          <table:table-cell office:value-type="float" office:value="0.002274531" calcext:value-type="float">
            <text:p>0,002274531</text:p>
          </table:table-cell>
          <table:table-cell office:value-type="float" office:value="0.001644555" calcext:value-type="float">
            <text:p>0,001644555</text:p>
          </table:table-cell>
          <table:table-cell office:value-type="float" office:value="0.001861841" calcext:value-type="float">
            <text:p>0,001861841</text:p>
          </table:table-cell>
          <table:table-cell office:value-type="float" office:value="0.00177982" calcext:value-type="float">
            <text:p>0,00177982</text:p>
          </table:table-cell>
          <table:table-cell office:value-type="float" office:value="0.002186179" calcext:value-type="float">
            <text:p>0,002186179</text:p>
          </table:table-cell>
          <table:table-cell office:value-type="float" office:value="0.00200187" calcext:value-type="float">
            <text:p>0,00200187</text:p>
          </table:table-cell>
          <table:table-cell office:value-type="float" office:value="0.00129656" calcext:value-type="float">
            <text:p>0,00129656</text:p>
          </table:table-cell>
          <table:table-cell office:value-type="float" office:value="0.001698151" calcext:value-type="float">
            <text:p>0,001698151</text:p>
          </table:table-cell>
          <table:table-cell office:value-type="float" office:value="0.002228161" calcext:value-type="float">
            <text:p>0,002228161</text:p>
          </table:table-cell>
          <table:table-cell/>
          <table:table-cell table:formula="of:=TRIMMEAN([.B9:.K9];0.2)" office:value-type="float" office:value="0.0019593885" calcext:value-type="float">
            <text:p>0,001959388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2337968" calcext:value-type="float">
            <text:p>0,002337968</text:p>
          </table:table-cell>
          <table:table-cell office:value-type="float" office:value="0.002058523" calcext:value-type="float">
            <text:p>0,002058523</text:p>
          </table:table-cell>
          <table:table-cell office:value-type="float" office:value="0.001612799" calcext:value-type="float">
            <text:p>0,001612799</text:p>
          </table:table-cell>
          <table:table-cell office:value-type="float" office:value="0.001687389" calcext:value-type="float">
            <text:p>0,001687389</text:p>
          </table:table-cell>
          <table:table-cell office:value-type="float" office:value="0.001722299" calcext:value-type="float">
            <text:p>0,001722299</text:p>
          </table:table-cell>
          <table:table-cell office:value-type="float" office:value="0.002106861" calcext:value-type="float">
            <text:p>0,002106861</text:p>
          </table:table-cell>
          <table:table-cell office:value-type="float" office:value="0.001786213" calcext:value-type="float">
            <text:p>0,001786213</text:p>
          </table:table-cell>
          <table:table-cell office:value-type="float" office:value="0.00155003" calcext:value-type="float">
            <text:p>0,00155003</text:p>
          </table:table-cell>
          <table:table-cell office:value-type="float" office:value="0.001574596" calcext:value-type="float">
            <text:p>0,001574596</text:p>
          </table:table-cell>
          <table:table-cell office:value-type="float" office:value="0.002144469" calcext:value-type="float">
            <text:p>0,002144469</text:p>
          </table:table-cell>
          <table:table-cell/>
          <table:table-cell table:formula="of:=TRIMMEAN([.B10:.K10];0.2)" office:value-type="float" office:value="0.001836643625" calcext:value-type="float">
            <text:p>0,0018366436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style-name="ce2" office:value-type="float" office:value="0.00079422" calcext:value-type="float">
            <text:p>7,94E-004</text:p>
          </table:table-cell>
          <table:table-cell table:style-name="ce2" office:value-type="float" office:value="0.000818429" calcext:value-type="float">
            <text:p>8,18E-004</text:p>
          </table:table-cell>
          <table:table-cell table:style-name="ce2" office:value-type="float" office:value="0.000427301" calcext:value-type="float">
            <text:p>4,27E-004</text:p>
          </table:table-cell>
          <table:table-cell table:style-name="ce2" office:value-type="float" office:value="0.000613088" calcext:value-type="float">
            <text:p>6,13E-004</text:p>
          </table:table-cell>
          <table:table-cell table:style-name="ce2" office:value-type="float" office:value="0.000394891" calcext:value-type="float">
            <text:p>3,95E-004</text:p>
          </table:table-cell>
          <table:table-cell table:style-name="ce2" office:value-type="float" office:value="0.000672674" calcext:value-type="float">
            <text:p>6,73E-004</text:p>
          </table:table-cell>
          <table:table-cell table:style-name="ce2" office:value-type="float" office:value="0.000623962" calcext:value-type="float">
            <text:p>6,24E-004</text:p>
          </table:table-cell>
          <table:table-cell table:style-name="ce2" office:value-type="float" office:value="0.001156309" calcext:value-type="float">
            <text:p>1,16E-003</text:p>
          </table:table-cell>
          <table:table-cell table:style-name="ce2" office:value-type="float" office:value="0.000381905" calcext:value-type="float">
            <text:p>3,82E-004</text:p>
          </table:table-cell>
          <table:table-cell table:style-name="ce2" office:value-type="float" office:value="0.000880159" calcext:value-type="float">
            <text:p>8,80E-004</text:p>
          </table:table-cell>
          <table:table-cell/>
          <table:table-cell table:formula="of:=TRIMMEAN([.B11:.K11];0.2)" office:value-type="float" office:value="0.0006530905" calcext:value-type="float">
            <text:p>0,0006530905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289548" calcext:value-type="float">
            <text:p>0,002289548</text:p>
          </table:table-cell>
          <table:table-cell office:value-type="float" office:value="0.002136466" calcext:value-type="float">
            <text:p>0,002136466</text:p>
          </table:table-cell>
          <table:table-cell office:value-type="float" office:value="0.001662268" calcext:value-type="float">
            <text:p>0,001662268</text:p>
          </table:table-cell>
          <table:table-cell office:value-type="float" office:value="0.001592151" calcext:value-type="float">
            <text:p>0,001592151</text:p>
          </table:table-cell>
          <table:table-cell office:value-type="float" office:value="0.001483435" calcext:value-type="float">
            <text:p>0,001483435</text:p>
          </table:table-cell>
          <table:table-cell office:value-type="float" office:value="0.001983674" calcext:value-type="float">
            <text:p>0,001983674</text:p>
          </table:table-cell>
          <table:table-cell office:value-type="float" office:value="0.001532417" calcext:value-type="float">
            <text:p>0,001532417</text:p>
          </table:table-cell>
          <table:table-cell office:value-type="float" office:value="0.001691065" calcext:value-type="float">
            <text:p>0,001691065</text:p>
          </table:table-cell>
          <table:table-cell office:value-type="float" office:value="0.001710319" calcext:value-type="float">
            <text:p>0,001710319</text:p>
          </table:table-cell>
          <table:table-cell office:value-type="float" office:value="0.002093446" calcext:value-type="float">
            <text:p>0,002093446</text:p>
          </table:table-cell>
          <table:table-cell/>
          <table:table-cell table:formula="of:=TRIMMEAN([.B12:.K12];0.2)" office:value-type="float" office:value="0.00180022575" calcext:value-type="float">
            <text:p>0,0018002258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1942175" calcext:value-type="float">
            <text:p>0,001942175</text:p>
          </table:table-cell>
          <table:table-cell office:value-type="float" office:value="0.002094734" calcext:value-type="float">
            <text:p>0,002094734</text:p>
          </table:table-cell>
          <table:table-cell office:value-type="float" office:value="0.001716174" calcext:value-type="float">
            <text:p>0,001716174</text:p>
          </table:table-cell>
          <table:table-cell office:value-type="float" office:value="0.001713553" calcext:value-type="float">
            <text:p>0,001713553</text:p>
          </table:table-cell>
          <table:table-cell office:value-type="float" office:value="0.001741912" calcext:value-type="float">
            <text:p>0,001741912</text:p>
          </table:table-cell>
          <table:table-cell office:value-type="float" office:value="0.00201339" calcext:value-type="float">
            <text:p>0,00201339</text:p>
          </table:table-cell>
          <table:table-cell office:value-type="float" office:value="0.001820495" calcext:value-type="float">
            <text:p>0,001820495</text:p>
          </table:table-cell>
          <table:table-cell office:value-type="float" office:value="0.001901488" calcext:value-type="float">
            <text:p>0,001901488</text:p>
          </table:table-cell>
          <table:table-cell office:value-type="float" office:value="0.001665698" calcext:value-type="float">
            <text:p>0,001665698</text:p>
          </table:table-cell>
          <table:table-cell office:value-type="float" office:value="0.002290338" calcext:value-type="float">
            <text:p>0,002290338</text:p>
          </table:table-cell>
          <table:table-cell/>
          <table:table-cell table:formula="of:=TRIMMEAN([.B13:.K13];0.2)" office:value-type="float" office:value="0.001867990125" calcext:value-type="float">
            <text:p>0,001867990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1467496" calcext:value-type="float">
            <text:p>0,001467496</text:p>
          </table:table-cell>
          <table:table-cell office:value-type="float" office:value="0.00194206" calcext:value-type="float">
            <text:p>0,00194206</text:p>
          </table:table-cell>
          <table:table-cell office:value-type="float" office:value="0.001443358" calcext:value-type="float">
            <text:p>0,001443358</text:p>
          </table:table-cell>
          <table:table-cell office:value-type="float" office:value="0.001339305" calcext:value-type="float">
            <text:p>0,001339305</text:p>
          </table:table-cell>
          <table:table-cell office:value-type="float" office:value="0.001021691" calcext:value-type="float">
            <text:p>0,001021691</text:p>
          </table:table-cell>
          <table:table-cell office:value-type="float" office:value="0.001608537" calcext:value-type="float">
            <text:p>0,001608537</text:p>
          </table:table-cell>
          <table:table-cell office:value-type="float" office:value="0.001189611" calcext:value-type="float">
            <text:p>0,001189611</text:p>
          </table:table-cell>
          <table:table-cell office:value-type="float" office:value="0.001329905" calcext:value-type="float">
            <text:p>0,001329905</text:p>
          </table:table-cell>
          <table:table-cell office:value-type="float" office:value="0.001383209" calcext:value-type="float">
            <text:p>0,001383209</text:p>
          </table:table-cell>
          <table:table-cell office:value-type="float" office:value="0.0019596" calcext:value-type="float">
            <text:p>0,0019596</text:p>
          </table:table-cell>
          <table:table-cell/>
          <table:table-cell table:formula="of:=TRIMMEAN([.B14:.K14];0.2)" office:value-type="float" office:value="0.001462935125" calcext:value-type="float">
            <text:p>0,0014629351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130318" calcext:value-type="float">
            <text:p>0,001130318</text:p>
          </table:table-cell>
          <table:table-cell office:value-type="float" office:value="0.002094828" calcext:value-type="float">
            <text:p>0,002094828</text:p>
          </table:table-cell>
          <table:table-cell table:style-name="ce2" office:value-type="float" office:value="0.000988603" calcext:value-type="float">
            <text:p>9,89E-004</text:p>
          </table:table-cell>
          <table:table-cell office:value-type="float" office:value="0.001069925" calcext:value-type="float">
            <text:p>0,001069925</text:p>
          </table:table-cell>
          <table:table-cell office:value-type="float" office:value="0.001077928" calcext:value-type="float">
            <text:p>0,001077928</text:p>
          </table:table-cell>
          <table:table-cell office:value-type="float" office:value="0.001256007" calcext:value-type="float">
            <text:p>0,001256007</text:p>
          </table:table-cell>
          <table:table-cell office:value-type="float" office:value="0.001158176" calcext:value-type="float">
            <text:p>0,001158176</text:p>
          </table:table-cell>
          <table:table-cell office:value-type="float" office:value="0.001029026" calcext:value-type="float">
            <text:p>0,001029026</text:p>
          </table:table-cell>
          <table:table-cell table:style-name="ce2" office:value-type="float" office:value="0.000958794" calcext:value-type="float">
            <text:p>9,59E-004</text:p>
          </table:table-cell>
          <table:table-cell office:value-type="float" office:value="0.001487684" calcext:value-type="float">
            <text:p>0,001487684</text:p>
          </table:table-cell>
          <table:table-cell/>
          <table:table-cell table:formula="of:=TRIMMEAN([.B15:.K15];0.2)" office:value-type="float" office:value="0.001149708375" calcext:value-type="float">
            <text:p>0,0011497084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13542" calcext:value-type="float">
            <text:p>0,0013542</text:p>
          </table:table-cell>
          <table:table-cell office:value-type="float" office:value="0.001517559" calcext:value-type="float">
            <text:p>0,001517559</text:p>
          </table:table-cell>
          <table:table-cell office:value-type="float" office:value="0.001001197" calcext:value-type="float">
            <text:p>0,001001197</text:p>
          </table:table-cell>
          <table:table-cell office:value-type="float" office:value="0.001328693" calcext:value-type="float">
            <text:p>0,001328693</text:p>
          </table:table-cell>
          <table:table-cell office:value-type="float" office:value="0.001287738" calcext:value-type="float">
            <text:p>0,001287738</text:p>
          </table:table-cell>
          <table:table-cell office:value-type="float" office:value="0.001626625" calcext:value-type="float">
            <text:p>0,001626625</text:p>
          </table:table-cell>
          <table:table-cell office:value-type="float" office:value="0.001574652" calcext:value-type="float">
            <text:p>0,001574652</text:p>
          </table:table-cell>
          <table:table-cell table:style-name="ce2" office:value-type="float" office:value="0.000966068" calcext:value-type="float">
            <text:p>9,66E-004</text:p>
          </table:table-cell>
          <table:table-cell office:value-type="float" office:value="0.001314662" calcext:value-type="float">
            <text:p>0,001314662</text:p>
          </table:table-cell>
          <table:table-cell office:value-type="float" office:value="0.001735319" calcext:value-type="float">
            <text:p>0,001735319</text:p>
          </table:table-cell>
          <table:table-cell/>
          <table:table-cell table:formula="of:=TRIMMEAN([.B16:.K16];0.2)" office:value-type="float" office:value="0.00137566575" calcext:value-type="float">
            <text:p>0,0013756658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35473" calcext:value-type="float">
            <text:p>0,00135473</text:p>
          </table:table-cell>
          <table:table-cell office:value-type="float" office:value="0.001608838" calcext:value-type="float">
            <text:p>0,001608838</text:p>
          </table:table-cell>
          <table:table-cell office:value-type="float" office:value="0.001252234" calcext:value-type="float">
            <text:p>0,001252234</text:p>
          </table:table-cell>
          <table:table-cell office:value-type="float" office:value="0.00139965" calcext:value-type="float">
            <text:p>0,00139965</text:p>
          </table:table-cell>
          <table:table-cell office:value-type="float" office:value="0.001089644" calcext:value-type="float">
            <text:p>0,001089644</text:p>
          </table:table-cell>
          <table:table-cell office:value-type="float" office:value="0.001646815" calcext:value-type="float">
            <text:p>0,001646815</text:p>
          </table:table-cell>
          <table:table-cell office:value-type="float" office:value="0.001026929" calcext:value-type="float">
            <text:p>0,001026929</text:p>
          </table:table-cell>
          <table:table-cell office:value-type="float" office:value="0.00127977" calcext:value-type="float">
            <text:p>0,00127977</text:p>
          </table:table-cell>
          <table:table-cell office:value-type="float" office:value="0.001295721" calcext:value-type="float">
            <text:p>0,001295721</text:p>
          </table:table-cell>
          <table:table-cell office:value-type="float" office:value="0.001494751" calcext:value-type="float">
            <text:p>0,001494751</text:p>
          </table:table-cell>
          <table:table-cell/>
          <table:table-cell table:formula="of:=TRIMMEAN([.B17:.K17];0.2)" office:value-type="float" office:value="0.00134691725" calcext:value-type="float">
            <text:p>0,001346917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347163" calcext:value-type="float">
            <text:p>0,001347163</text:p>
          </table:table-cell>
          <table:table-cell office:value-type="float" office:value="0.001234163" calcext:value-type="float">
            <text:p>0,001234163</text:p>
          </table:table-cell>
          <table:table-cell table:style-name="ce2" office:value-type="float" office:value="0.00098991" calcext:value-type="float">
            <text:p>9,90E-004</text:p>
          </table:table-cell>
          <table:table-cell office:value-type="float" office:value="0.001296254" calcext:value-type="float">
            <text:p>0,001296254</text:p>
          </table:table-cell>
          <table:table-cell office:value-type="float" office:value="0.001093238" calcext:value-type="float">
            <text:p>0,001093238</text:p>
          </table:table-cell>
          <table:table-cell office:value-type="float" office:value="0.001656177" calcext:value-type="float">
            <text:p>0,001656177</text:p>
          </table:table-cell>
          <table:table-cell table:style-name="ce2" office:value-type="float" office:value="0.000961385" calcext:value-type="float">
            <text:p>9,61E-004</text:p>
          </table:table-cell>
          <table:table-cell table:style-name="ce2" office:value-type="float" office:value="0.000958793" calcext:value-type="float">
            <text:p>9,59E-004</text:p>
          </table:table-cell>
          <table:table-cell office:value-type="float" office:value="0.00127339" calcext:value-type="float">
            <text:p>0,00127339</text:p>
          </table:table-cell>
          <table:table-cell office:value-type="float" office:value="0.001501062" calcext:value-type="float">
            <text:p>0,001501062</text:p>
          </table:table-cell>
          <table:table-cell/>
          <table:table-cell table:formula="of:=TRIMMEAN([.B18:.K18];0.2)" office:value-type="float" office:value="0.001212070625" calcext:value-type="float">
            <text:p>0,0012120706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1101061" calcext:value-type="float">
            <text:p>0,001101061</text:p>
          </table:table-cell>
          <table:table-cell office:value-type="float" office:value="0.001449857" calcext:value-type="float">
            <text:p>0,001449857</text:p>
          </table:table-cell>
          <table:table-cell office:value-type="float" office:value="0.001234503" calcext:value-type="float">
            <text:p>0,001234503</text:p>
          </table:table-cell>
          <table:table-cell office:value-type="float" office:value="0.001315909" calcext:value-type="float">
            <text:p>0,001315909</text:p>
          </table:table-cell>
          <table:table-cell office:value-type="float" office:value="0.001125989" calcext:value-type="float">
            <text:p>0,001125989</text:p>
          </table:table-cell>
          <table:table-cell office:value-type="float" office:value="0.001751711" calcext:value-type="float">
            <text:p>0,001751711</text:p>
          </table:table-cell>
          <table:table-cell office:value-type="float" office:value="0.9668" calcext:value-type="float">
            <text:p>0,9668</text:p>
          </table:table-cell>
          <table:table-cell office:value-type="float" office:value="0.001120896" calcext:value-type="float">
            <text:p>0,001120896</text:p>
          </table:table-cell>
          <table:table-cell table:style-name="ce2" office:value-type="float" office:value="0.00096767" calcext:value-type="float">
            <text:p>9,68E-004</text:p>
          </table:table-cell>
          <table:table-cell office:value-type="float" office:value="0.001749869" calcext:value-type="float">
            <text:p>0,001749869</text:p>
          </table:table-cell>
          <table:table-cell/>
          <table:table-cell table:formula="of:=TRIMMEAN([.B19:.K19];0.2)" office:value-type="float" office:value="0.001356224375" calcext:value-type="float">
            <text:p>0,0013562244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1172603" calcext:value-type="float">
            <text:p>0,001172603</text:p>
          </table:table-cell>
          <table:table-cell office:value-type="float" office:value="0.001219252" calcext:value-type="float">
            <text:p>0,001219252</text:p>
          </table:table-cell>
          <table:table-cell table:style-name="ce2" office:value-type="float" office:value="0.000940098" calcext:value-type="float">
            <text:p>9,40E-004</text:p>
          </table:table-cell>
          <table:table-cell office:value-type="float" office:value="0.001092313" calcext:value-type="float">
            <text:p>0,001092313</text:p>
          </table:table-cell>
          <table:table-cell office:value-type="float" office:value="0.001027682" calcext:value-type="float">
            <text:p>0,001027682</text:p>
          </table:table-cell>
          <table:table-cell office:value-type="float" office:value="0.003579177" calcext:value-type="float">
            <text:p>0,003579177</text:p>
          </table:table-cell>
          <table:table-cell office:value-type="float" office:value="0.001328051" calcext:value-type="float">
            <text:p>0,001328051</text:p>
          </table:table-cell>
          <table:table-cell office:value-type="float" office:value="0.001050948" calcext:value-type="float">
            <text:p>0,001050948</text:p>
          </table:table-cell>
          <table:table-cell office:value-type="float" office:value="0.001035956" calcext:value-type="float">
            <text:p>0,001035956</text:p>
          </table:table-cell>
          <table:table-cell office:value-type="float" office:value="0.001489692" calcext:value-type="float">
            <text:p>0,001489692</text:p>
          </table:table-cell>
          <table:table-cell/>
          <table:table-cell table:formula="of:=TRIMMEAN([.B20:.K20];0.2)" office:value-type="float" office:value="0.001177062125" calcext:value-type="float">
            <text:p>0,0011770621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2" office:value-type="float" office:value="0.000472292" calcext:value-type="float">
            <text:p>4,72E-004</text:p>
          </table:table-cell>
          <table:table-cell office:value-type="float" office:value="0.009259178" calcext:value-type="float">
            <text:p>0,009259178</text:p>
          </table:table-cell>
          <table:table-cell table:style-name="ce2" office:value-type="float" office:value="0.000334323" calcext:value-type="float">
            <text:p>3,34E-004</text:p>
          </table:table-cell>
          <table:table-cell table:style-name="ce2" office:value-type="float" office:value="0.000399795" calcext:value-type="float">
            <text:p>4,00E-004</text:p>
          </table:table-cell>
          <table:table-cell table:style-name="ce2" office:value-type="float" office:value="0.000310522" calcext:value-type="float">
            <text:p>3,11E-004</text:p>
          </table:table-cell>
          <table:table-cell table:style-name="ce2" office:value-type="float" office:value="0.00061983" calcext:value-type="float">
            <text:p>6,20E-004</text:p>
          </table:table-cell>
          <table:table-cell table:style-name="ce2" office:value-type="float" office:value="0.000385417" calcext:value-type="float">
            <text:p>3,85E-004</text:p>
          </table:table-cell>
          <table:table-cell table:style-name="ce2" office:value-type="float" office:value="0.000404204" calcext:value-type="float">
            <text:p>4,04E-004</text:p>
          </table:table-cell>
          <table:table-cell table:style-name="ce2" office:value-type="float" office:value="0.000297227" calcext:value-type="float">
            <text:p>2,97E-004</text:p>
          </table:table-cell>
          <table:table-cell table:style-name="ce2" office:value-type="float" office:value="0.000759901" calcext:value-type="float">
            <text:p>7,60E-004</text:p>
          </table:table-cell>
          <table:table-cell/>
          <table:table-cell table:formula="of:=TRIMMEAN([.B21:.K21];0.2)" office:value-type="float" office:value="0.0004607855" calcext:value-type="float">
            <text:p>0,0004607855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01347292" calcext:value-type="float">
            <text:p>0,001347292</text:p>
          </table:table-cell>
          <table:table-cell office:value-type="float" office:value="0.001470125" calcext:value-type="float">
            <text:p>0,001470125</text:p>
          </table:table-cell>
          <table:table-cell office:value-type="float" office:value="0.001019885" calcext:value-type="float">
            <text:p>0,001019885</text:p>
          </table:table-cell>
          <table:table-cell office:value-type="float" office:value="0.001380411" calcext:value-type="float">
            <text:p>0,001380411</text:p>
          </table:table-cell>
          <table:table-cell table:style-name="ce2" office:value-type="float" office:value="0.000949685" calcext:value-type="float">
            <text:p>9,50E-004</text:p>
          </table:table-cell>
          <table:table-cell office:value-type="float" office:value="0.001669307" calcext:value-type="float">
            <text:p>0,001669307</text:p>
          </table:table-cell>
          <table:table-cell office:value-type="float" office:value="0.001025768" calcext:value-type="float">
            <text:p>0,001025768</text:p>
          </table:table-cell>
          <table:table-cell table:style-name="ce2" office:value-type="float" office:value="0.000983117" calcext:value-type="float">
            <text:p>9,83E-004</text:p>
          </table:table-cell>
          <table:table-cell office:value-type="float" office:value="0.001328944" calcext:value-type="float">
            <text:p>0,001328944</text:p>
          </table:table-cell>
          <table:table-cell office:value-type="float" office:value="0.001520384" calcext:value-type="float">
            <text:p>0,001520384</text:p>
          </table:table-cell>
          <table:table-cell/>
          <table:table-cell table:formula="of:=TRIMMEAN([.B22:.K22];0.2)" office:value-type="float" office:value="0.00125949075" calcext:value-type="float">
            <text:p>0,0012594908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01026061" calcext:value-type="float">
            <text:p>0,001026061</text:p>
          </table:table-cell>
          <table:table-cell office:value-type="float" office:value="0.001507895" calcext:value-type="float">
            <text:p>0,001507895</text:p>
          </table:table-cell>
          <table:table-cell table:style-name="ce2" office:value-type="float" office:value="0.000978759" calcext:value-type="float">
            <text:p>9,79E-004</text:p>
          </table:table-cell>
          <table:table-cell office:value-type="float" office:value="0.001098511" calcext:value-type="float">
            <text:p>0,001098511</text:p>
          </table:table-cell>
          <table:table-cell table:style-name="ce2" office:value-type="float" office:value="0.000961279" calcext:value-type="float">
            <text:p>9,61E-004</text:p>
          </table:table-cell>
          <table:table-cell office:value-type="float" office:value="0.001403155" calcext:value-type="float">
            <text:p>0,001403155</text:p>
          </table:table-cell>
          <table:table-cell table:style-name="ce2" office:value-type="float" office:value="0.00096145" calcext:value-type="float">
            <text:p>9,61E-004</text:p>
          </table:table-cell>
          <table:table-cell table:style-name="ce2" office:value-type="float" office:value="0.000960034" calcext:value-type="float">
            <text:p>9,60E-004</text:p>
          </table:table-cell>
          <table:table-cell table:style-name="ce2" office:value-type="float" office:value="0.000950726" calcext:value-type="float">
            <text:p>9,51E-004</text:p>
          </table:table-cell>
          <table:table-cell office:value-type="float" office:value="0.001503662" calcext:value-type="float">
            <text:p>0,001503662</text:p>
          </table:table-cell>
          <table:table-cell/>
          <table:table-cell table:formula="of:=TRIMMEAN([.B23:.K23];0.2)" office:value-type="float" office:value="0.001111613875" calcext:value-type="float">
            <text:p>0,0011116139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1112648" calcext:value-type="float">
            <text:p>0,001112648</text:p>
          </table:table-cell>
          <table:table-cell office:value-type="float" office:value="0.001615884" calcext:value-type="float">
            <text:p>0,001615884</text:p>
          </table:table-cell>
          <table:table-cell office:value-type="float" office:value="0.001421382" calcext:value-type="float">
            <text:p>0,001421382</text:p>
          </table:table-cell>
          <table:table-cell office:value-type="float" office:value="0.001271471" calcext:value-type="float">
            <text:p>0,001271471</text:p>
          </table:table-cell>
          <table:table-cell table:style-name="ce2" office:value-type="float" office:value="0.000966027" calcext:value-type="float">
            <text:p>9,66E-004</text:p>
          </table:table-cell>
          <table:table-cell office:value-type="float" office:value="0.001674231" calcext:value-type="float">
            <text:p>0,001674231</text:p>
          </table:table-cell>
          <table:table-cell table:style-name="ce2" office:value-type="float" office:value="0.000990104" calcext:value-type="float">
            <text:p>9,90E-004</text:p>
          </table:table-cell>
          <table:table-cell office:value-type="float" office:value="0.001333542" calcext:value-type="float">
            <text:p>0,001333542</text:p>
          </table:table-cell>
          <table:table-cell office:value-type="float" office:value="0.001318732" calcext:value-type="float">
            <text:p>0,001318732</text:p>
          </table:table-cell>
          <table:table-cell office:value-type="float" office:value="0.001494153" calcext:value-type="float">
            <text:p>0,001494153</text:p>
          </table:table-cell>
          <table:table-cell/>
          <table:table-cell table:formula="of:=TRIMMEAN([.B24:.K24];0.2)" office:value-type="float" office:value="0.0013197395" calcext:value-type="float">
            <text:p>0,001319739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1731301" calcext:value-type="float">
            <text:p>0,001731301</text:p>
          </table:table-cell>
          <table:table-cell office:value-type="float" office:value="0.002726951" calcext:value-type="float">
            <text:p>0,002726951</text:p>
          </table:table-cell>
          <table:table-cell office:value-type="float" office:value="0.001535462" calcext:value-type="float">
            <text:p>0,001535462</text:p>
          </table:table-cell>
          <table:table-cell office:value-type="float" office:value="0.001699292" calcext:value-type="float">
            <text:p>0,001699292</text:p>
          </table:table-cell>
          <table:table-cell office:value-type="float" office:value="0.001363046" calcext:value-type="float">
            <text:p>0,001363046</text:p>
          </table:table-cell>
          <table:table-cell office:value-type="float" office:value="0.001799821" calcext:value-type="float">
            <text:p>0,001799821</text:p>
          </table:table-cell>
          <table:table-cell office:value-type="float" office:value="0.001368002" calcext:value-type="float">
            <text:p>0,001368002</text:p>
          </table:table-cell>
          <table:table-cell office:value-type="float" office:value="0.001463345" calcext:value-type="float">
            <text:p>0,001463345</text:p>
          </table:table-cell>
          <table:table-cell office:value-type="float" office:value="0.001428786" calcext:value-type="float">
            <text:p>0,001428786</text:p>
          </table:table-cell>
          <table:table-cell office:value-type="float" office:value="0.002031834" calcext:value-type="float">
            <text:p>0,002031834</text:p>
          </table:table-cell>
          <table:table-cell/>
          <table:table-cell table:formula="of:=TRIMMEAN([.B25:.K25];0.2)" office:value-type="float" office:value="0.001632230375" calcext:value-type="float">
            <text:p>0,0016322304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3179505" calcext:value-type="float">
            <text:p>0,003179505</text:p>
          </table:table-cell>
          <table:table-cell office:value-type="float" office:value="0.003556075" calcext:value-type="float">
            <text:p>0,003556075</text:p>
          </table:table-cell>
          <table:table-cell office:value-type="float" office:value="0.002466416" calcext:value-type="float">
            <text:p>0,002466416</text:p>
          </table:table-cell>
          <table:table-cell office:value-type="float" office:value="0.002283523" calcext:value-type="float">
            <text:p>0,002283523</text:p>
          </table:table-cell>
          <table:table-cell office:value-type="float" office:value="0.002817114" calcext:value-type="float">
            <text:p>0,002817114</text:p>
          </table:table-cell>
          <table:table-cell office:value-type="float" office:value="0.003116327" calcext:value-type="float">
            <text:p>0,003116327</text:p>
          </table:table-cell>
          <table:table-cell office:value-type="float" office:value="0.002772287" calcext:value-type="float">
            <text:p>0,002772287</text:p>
          </table:table-cell>
          <table:table-cell office:value-type="float" office:value="0.002635327" calcext:value-type="float">
            <text:p>0,002635327</text:p>
          </table:table-cell>
          <table:table-cell office:value-type="float" office:value="0.002787842" calcext:value-type="float">
            <text:p>0,002787842</text:p>
          </table:table-cell>
          <table:table-cell office:value-type="float" office:value="0.003658142" calcext:value-type="float">
            <text:p>0,003658142</text:p>
          </table:table-cell>
          <table:table-cell/>
          <table:table-cell table:formula="of:=TRIMMEAN([.B26:.K26];0.2)" office:value-type="float" office:value="0.002916361625" calcext:value-type="float">
            <text:p>0,0029163616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9813246" calcext:value-type="float">
            <text:p>0,009813246</text:p>
          </table:table-cell>
          <table:table-cell office:value-type="float" office:value="0.002453235" calcext:value-type="float">
            <text:p>0,002453235</text:p>
          </table:table-cell>
          <table:table-cell office:value-type="float" office:value="0.002018084" calcext:value-type="float">
            <text:p>0,002018084</text:p>
          </table:table-cell>
          <table:table-cell office:value-type="float" office:value="0.002728053" calcext:value-type="float">
            <text:p>0,002728053</text:p>
          </table:table-cell>
          <table:table-cell office:value-type="float" office:value="0.002187854" calcext:value-type="float">
            <text:p>0,002187854</text:p>
          </table:table-cell>
          <table:table-cell office:value-type="float" office:value="0.002566337" calcext:value-type="float">
            <text:p>0,002566337</text:p>
          </table:table-cell>
          <table:table-cell office:value-type="float" office:value="0.002501616" calcext:value-type="float">
            <text:p>0,002501616</text:p>
          </table:table-cell>
          <table:table-cell office:value-type="float" office:value="0.001619459" calcext:value-type="float">
            <text:p>0,001619459</text:p>
          </table:table-cell>
          <table:table-cell office:value-type="float" office:value="0.002461537" calcext:value-type="float">
            <text:p>0,002461537</text:p>
          </table:table-cell>
          <table:table-cell office:value-type="float" office:value="0.00256615" calcext:value-type="float">
            <text:p>0,00256615</text:p>
          </table:table-cell>
          <table:table-cell/>
          <table:table-cell table:formula="of:=TRIMMEAN([.B27:.K27];0.2)" office:value-type="float" office:value="0.00243535825" calcext:value-type="float">
            <text:p>0,0024353583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23652765" calcext:value-type="float">
            <text:p>0,023652765</text:p>
          </table:table-cell>
          <table:table-cell office:value-type="float" office:value="0.003540025" calcext:value-type="float">
            <text:p>0,003540025</text:p>
          </table:table-cell>
          <table:table-cell office:value-type="float" office:value="0.00308683" calcext:value-type="float">
            <text:p>0,00308683</text:p>
          </table:table-cell>
          <table:table-cell office:value-type="float" office:value="0.002788442" calcext:value-type="float">
            <text:p>0,002788442</text:p>
          </table:table-cell>
          <table:table-cell office:value-type="float" office:value="0.003148141" calcext:value-type="float">
            <text:p>0,003148141</text:p>
          </table:table-cell>
          <table:table-cell office:value-type="float" office:value="0.004068095" calcext:value-type="float">
            <text:p>0,004068095</text:p>
          </table:table-cell>
          <table:table-cell office:value-type="float" office:value="0.00339036" calcext:value-type="float">
            <text:p>0,00339036</text:p>
          </table:table-cell>
          <table:table-cell office:value-type="float" office:value="0.003264482" calcext:value-type="float">
            <text:p>0,003264482</text:p>
          </table:table-cell>
          <table:table-cell office:value-type="float" office:value="0.003322524" calcext:value-type="float">
            <text:p>0,003322524</text:p>
          </table:table-cell>
          <table:table-cell office:value-type="float" office:value="0.003462185" calcext:value-type="float">
            <text:p>0,003462185</text:p>
          </table:table-cell>
          <table:table-cell/>
          <table:table-cell table:formula="of:=TRIMMEAN([.B28:.K28];0.2)" office:value-type="float" office:value="0.00341033025" calcext:value-type="float">
            <text:p>0,0034103303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7114658" calcext:value-type="float">
            <text:p>0,017114658</text:p>
          </table:table-cell>
          <table:table-cell office:value-type="float" office:value="0.002681092" calcext:value-type="float">
            <text:p>0,002681092</text:p>
          </table:table-cell>
          <table:table-cell office:value-type="float" office:value="0.002071533" calcext:value-type="float">
            <text:p>0,002071533</text:p>
          </table:table-cell>
          <table:table-cell office:value-type="float" office:value="0.00313312" calcext:value-type="float">
            <text:p>0,00313312</text:p>
          </table:table-cell>
          <table:table-cell office:value-type="float" office:value="0.002290757" calcext:value-type="float">
            <text:p>0,002290757</text:p>
          </table:table-cell>
          <table:table-cell office:value-type="float" office:value="0.002705471" calcext:value-type="float">
            <text:p>0,002705471</text:p>
          </table:table-cell>
          <table:table-cell office:value-type="float" office:value="0.002794832" calcext:value-type="float">
            <text:p>0,002794832</text:p>
          </table:table-cell>
          <table:table-cell office:value-type="float" office:value="0.001622755" calcext:value-type="float">
            <text:p>0,001622755</text:p>
          </table:table-cell>
          <table:table-cell office:value-type="float" office:value="0.002781716" calcext:value-type="float">
            <text:p>0,002781716</text:p>
          </table:table-cell>
          <table:table-cell office:value-type="float" office:value="0.002668913" calcext:value-type="float">
            <text:p>0,002668913</text:p>
          </table:table-cell>
          <table:table-cell/>
          <table:table-cell table:formula="of:=TRIMMEAN([.B29:.K29];0.2)" office:value-type="float" office:value="0.00264092925" calcext:value-type="float">
            <text:p>0,0026409293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20696751" calcext:value-type="float">
            <text:p>0,020696751</text:p>
          </table:table-cell>
          <table:table-cell office:value-type="float" office:value="0.0034669" calcext:value-type="float">
            <text:p>0,0034669</text:p>
          </table:table-cell>
          <table:table-cell office:value-type="float" office:value="0.003517404" calcext:value-type="float">
            <text:p>0,003517404</text:p>
          </table:table-cell>
          <table:table-cell office:value-type="float" office:value="0.003318216" calcext:value-type="float">
            <text:p>0,003318216</text:p>
          </table:table-cell>
          <table:table-cell office:value-type="float" office:value="0.002266986" calcext:value-type="float">
            <text:p>0,002266986</text:p>
          </table:table-cell>
          <table:table-cell office:value-type="float" office:value="0.003485413" calcext:value-type="float">
            <text:p>0,003485413</text:p>
          </table:table-cell>
          <table:table-cell office:value-type="float" office:value="0.002215318" calcext:value-type="float">
            <text:p>0,002215318</text:p>
          </table:table-cell>
          <table:table-cell office:value-type="float" office:value="0.003326288" calcext:value-type="float">
            <text:p>0,003326288</text:p>
          </table:table-cell>
          <table:table-cell office:value-type="float" office:value="0.003293081" calcext:value-type="float">
            <text:p>0,003293081</text:p>
          </table:table-cell>
          <table:table-cell office:value-type="float" office:value="0.003274242" calcext:value-type="float">
            <text:p>0,003274242</text:p>
          </table:table-cell>
          <table:table-cell/>
          <table:table-cell table:formula="of:=TRIMMEAN([.B30:.K30];0.2)" office:value-type="float" office:value="0.00324356625" calcext:value-type="float">
            <text:p>0,003243566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180.814460426375" calcext:value-type="float">
            <text:p>180,814460426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3762832775" calcext:value-type="float">
            <text:p>0,0376283278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7.14mm" svg:y="34.46mm">
            <draw:object draw:notify-on-update-of-ranges="Gráficos.A2:Gráficos.A2 Gráficos.B1:Gráficos.B1 Gráficos.B2:Gráficos.B2 Gráficos.C1:Gráficos.C1 Gráficos.C2:Gráficos.C2 Gráficos.D1:Gráficos.D1 Gráficos.D2:Gráficos.D2 Gráficos.E1:Gráficos.E1 Gráficos.E2:Gráficos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5.21mm" svg:y="35mm">
            <draw:object draw:notify-on-update-of-ranges="Gráficos.A3:Gráficos.A3 Gráficos.B1:Gráficos.B1 Gráficos.B3:Gráficos.B3 Gráficos.C1:Gráficos.C1 Gráficos.C3:Gráficos.C3 Gráficos.D1:Gráficos.D1 Gráficos.D3:Gráficos.D3 Gráficos.E1:Gráficos.E1 Gráficos.E3:Gráficos.E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Agregação</text:p>
          </table:table-cell>
          <table:table-cell table:formula="of:=[1CM.M32]" office:value-type="float" office:value="64.346260700625" calcext:value-type="float">
            <text:p>64,3462607006</text:p>
          </table:table-cell>
          <table:table-cell table:formula="of:=[2CM.M32]" office:value-type="float" office:value="103.304596388625" calcext:value-type="float">
            <text:p>103,3045963886</text:p>
          </table:table-cell>
          <table:table-cell table:formula="of:=[4CM.M32]" office:value-type="float" office:value="159.047932336375" calcext:value-type="float">
            <text:p>159,0479323364</text:p>
          </table:table-cell>
          <table:table-cell table:formula="of:=[6CM.M32]" office:value-type="float" office:value="180.814460426375" calcext:value-type="float">
            <text:p>180,8144604264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table:formula="of:=[1CM.M33]" office:value-type="float" office:value="0.011541627125" calcext:value-type="float">
            <text:p>0,0115416271</text:p>
          </table:table-cell>
          <table:table-cell table:formula="of:=[2CM.M33]" office:value-type="float" office:value="0.01877818825" calcext:value-type="float">
            <text:p>0,0187781883</text:p>
          </table:table-cell>
          <table:table-cell table:formula="of:=[4CM.M33]" office:value-type="float" office:value="0.032629039375" calcext:value-type="float">
            <text:p>0,0326290394</text:p>
          </table:table-cell>
          <table:table-cell table:formula="of:=[6CM.M33]" office:value-type="float" office:value="0.03762832775" calcext:value-type="float">
            <text:p>0,0376283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20:53:36.2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0:36:44.354000000</meta:creation-date>
    <dc:date>2017-03-09T20:56:09.806000000</dc:date>
    <meta:editing-duration>PT44M25S</meta:editing-duration>
    <meta:editing-cycles>4</meta:editing-cycles>
    <meta:generator>LibreOffice/4.4.7.2$Windows_x86 LibreOffice_project/f3153a8b245191196a4b6b9abd1d0da16eead600</meta:generator>
    <meta:document-statistic meta:table-count="5" meta:cell-count="13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Gráficos.A2:Gráficos.E2 Gráficos.B1:Gráficos.E1" chart:data-source-has-labels="both" svg:x="0.32cm" svg:y="0.18cm" svg:width="13.891cm" svg:height="8.64cm">
          <chartooo:coordinate-region svg:x="1.127cm" svg:y="0.38cm" svg:width="13.084cm" svg:height="7.793cm"/>
          <chart:axis chart:dimension="x" chart:name="primary-x" chart:style-name="ch4" chartooo:axis-type="auto">
            <chartooo:date-scale/>
            <chart:categories table:cell-range-address="Gráficos.A2:Gráficos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2:Gráficos.B2" chart:label-cell-address="Gráficos.B1:Gráficos.B1" chart:class="chart:bar">
            <chart:data-point/>
          </chart:series>
          <chart:series chart:style-name="ch8" chart:values-cell-range-address="Gráficos.C2:Gráficos.C2" chart:label-cell-address="Gráficos.C1:Gráficos.C1" chart:class="chart:bar">
            <chart:data-point/>
          </chart:series>
          <chart:series chart:style-name="ch9" chart:values-cell-range-address="Gráficos.D2:Gráficos.D2" chart:label-cell-address="Gráficos.D1:Gráficos.D1" chart:class="chart:bar">
            <chart:data-point/>
          </chart:series>
          <chart:series chart:style-name="ch10" chart:values-cell-range-address="Gráficos.E2:Gráficos.E2" chart:label-cell-address="Gráficos.E1:Gráfico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egação</text:p>
                <draw:g>
                  <svg:desc>Gráficos.A2:Gráficos.A2</svg:desc>
                </draw:g>
              </table:table-cell>
              <table:table-cell office:value-type="float" office:value="64.346260700625">
                <text:p>64.346260700625</text:p>
                <draw:g>
                  <svg:desc>Gráficos.B2:Gráficos.B2</svg:desc>
                </draw:g>
              </table:table-cell>
              <table:table-cell office:value-type="float" office:value="103.304596388625">
                <text:p>103.304596388625</text:p>
                <draw:g>
                  <svg:desc>Gráficos.C2:Gráficos.C2</svg:desc>
                </draw:g>
              </table:table-cell>
              <table:table-cell office:value-type="float" office:value="159.047932336375">
                <text:p>159.047932336375</text:p>
                <draw:g>
                  <svg:desc>Gráficos.D2:Gráficos.D2</svg:desc>
                </draw:g>
              </table:table-cell>
              <table:table-cell office:value-type="float" office:value="180.814460426375">
                <text:p>180.814460426375</text:p>
                <draw:g>
                  <svg:desc>Gráficos.E2:Gráficos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Gráficos.A3:Gráficos.E3 Gráficos.B1:Gráficos.E1" chart:data-source-has-labels="both" svg:x="0.32cm" svg:y="0.18cm" svg:width="13.891cm" svg:height="8.64cm">
          <chartooo:coordinate-region svg:x="1.418cm" svg:y="0.379cm" svg:width="12.793cm" svg:height="7.794cm"/>
          <chart:axis chart:dimension="x" chart:name="primary-x" chart:style-name="ch4" chartooo:axis-type="auto">
            <chartooo:date-scale/>
            <chart:categories table:cell-range-address="Gráficos.A3:Gráfico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3:Gráficos.B3" chart:label-cell-address="Gráficos.B1:Gráficos.B1" chart:class="chart:bar">
            <chart:data-point/>
          </chart:series>
          <chart:series chart:style-name="ch8" chart:values-cell-range-address="Gráficos.C3:Gráficos.C3" chart:label-cell-address="Gráficos.C1:Gráficos.C1" chart:class="chart:bar">
            <chart:data-point/>
          </chart:series>
          <chart:series chart:style-name="ch9" chart:values-cell-range-address="Gráficos.D3:Gráficos.D3" chart:label-cell-address="Gráficos.D1:Gráficos.D1" chart:class="chart:bar">
            <chart:data-point/>
          </chart:series>
          <chart:series chart:style-name="ch10" chart:values-cell-range-address="Gráficos.E3:Gráficos.E3" chart:label-cell-address="Gráficos.E1:Gráfico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sca</text:p>
                <draw:g>
                  <svg:desc>Gráficos.A3:Gráficos.A3</svg:desc>
                </draw:g>
              </table:table-cell>
              <table:table-cell office:value-type="float" office:value="0.011541627125">
                <text:p>0.011541627125</text:p>
                <draw:g>
                  <svg:desc>Gráficos.B3:Gráficos.B3</svg:desc>
                </draw:g>
              </table:table-cell>
              <table:table-cell office:value-type="float" office:value="0.01877818825">
                <text:p>0.01877818825</text:p>
                <draw:g>
                  <svg:desc>Gráficos.C3:Gráficos.C3</svg:desc>
                </draw:g>
              </table:table-cell>
              <table:table-cell office:value-type="float" office:value="0.032629039375">
                <text:p>0.032629039375</text:p>
                <draw:g>
                  <svg:desc>Gráficos.D3:Gráficos.D3</svg:desc>
                </draw:g>
              </table:table-cell>
              <table:table-cell office:value-type="float" office:value="0.03762832775">
                <text:p>0.03762832775</text:p>
                <draw:g>
                  <svg:desc>Gráficos.E3:Gráficos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